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01000000001D32C84ABC71FCAF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ea1" svg:font-family="+mn-ea"/>
    <style:font-face style:name="Arial2" svg:font-family="Arial"/>
    <style:font-face style:name="Consolas" svg:font-family="Consolas"/>
    <style:font-face style:name="Arial4" svg:font-family="Arial" style:font-family-generic="modern"/>
    <style:font-face style:name="Consolas2" svg:font-family="Consolas" style:font-family-generic="modern"/>
    <style:font-face style:name="Arial3" svg:font-family="Arial" style:font-family-generic="swiss"/>
    <style:font-face style:name="Arial5" svg:font-family="Arial" style:font-pitch="fixed"/>
    <style:font-face style:name="Consolas4" svg:font-family="Consolas" style:font-pitch="fixed"/>
    <style:font-face style:name="Consolas3" svg:font-family="Consolas" style:font-family-generic="modern" style:font-pitch="fixed"/>
    <style:font-face style:name="Courier New1" svg:font-family="'Courier New'" style:font-family-generic="modern" style:font-pitch="fixed"/>
    <style:font-face style:name="+mn-ea" svg:font-family="+mn-ea" style:font-pitch="variable"/>
    <style:font-face style:name="Arial1" svg:font-family="Arial" style:font-pitch="variable"/>
    <style:font-face style:name="Consolas1" svg:font-family="Consolas" style:font-pitch="variable"/>
    <style:font-face style:name="DejaVu Sans1" svg:font-family="'DejaVu Sans'" style:font-pitch="variable"/>
    <style:font-face style:name="Liberation Sans2" svg:font-family="'Liberation Sans'" style:font-pitch="variable"/>
    <style:font-face style:name="Liberation Serif2" svg:font-family="'Liberation Serif'" style:font-pitch="variable"/>
    <style:font-face style:name="Arial6" svg:font-family="Arial" style:font-family-generic="modern" style:font-pitch="variable"/>
    <style:font-face style:name="Consolas5" svg:font-family="Consolas" style:font-family-generic="modern" style:font-pitch="variable"/>
    <style:font-face style:name="Courier New" svg:font-family="'Courier New'" style:font-family-generic="modern" style:font-pitch="variable"/>
    <style:font-face style:name="Liberation Sans3" svg:font-family="'Liberation Sans'" style:font-family-generic="modern" style:font-pitch="variable"/>
    <style:font-face style:name="Nachlieli CLM2" svg:font-family="'Nachlieli CLM'" style:font-family-generic="modern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achlieli CLM1" svg:font-family="'Nachlieli CLM'" style:font-family-generic="swiss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slideWipe" smil:subtype="fromTop" smil:direction="rever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fo:min-height="10.413cm" fo:min-width="6.895cm" fo:padding-top="0.125cm" fo:padding-bottom="0.125cm" fo:padding-left="0.25cm" fo:padding-right="0.25cm" fo:wrap-option="no-wrap"/>
    </style:style>
    <style:style style:name="gr2" style:family="graphic" style:parent-style-name="standard" style:list-style-name="L3">
      <style:graphic-properties draw:stroke="none" svg:stroke-width="0.035cm" draw:stroke-linejoin="miter" draw:fill="none" draw:textarea-vertical-align="top" draw:auto-grow-height="true" draw:fit-to-size="false" fo:min-height="0cm" fo:min-width="0cm" fo:padding-top="0.381cm" fo:padding-bottom="0.381cm" fo:padding-left="0.508cm" fo:padding-right="0.508cm" fo:wrap-option="wrap"/>
    </style:style>
    <style:style style:name="gr3" style:family="graphic">
      <style:graphic-properties style:protect="size"/>
    </style:style>
    <style:style style:name="gr4" style:family="graphic" style:parent-style-name="standard" style:list-style-name="L6">
      <style:graphic-properties draw:stroke="none" svg:stroke-width="0.035cm" draw:stroke-linejoin="miter" draw:fill="none" draw:textarea-vertical-align="top" draw:auto-grow-height="true" draw:fit-to-size="false" fo:min-height="0cm" fo:min-width="0cm" fo:padding-top="0.381cm" fo:padding-bottom="0.381cm" fo:padding-left="0.508cm" fo:padding-right="0.508cm" fo:wrap-option="wrap"/>
    </style:style>
    <style:style style:name="gr5" style:family="graphic" style:parent-style-name="standard">
      <style:graphic-properties draw:stroke="solid" svg:stroke-width="0.035cm" svg:stroke-color="#000000" draw:stroke-linejoin="round" draw:fill="none" draw:textarea-horizontal-align="center" draw:textarea-vertical-align="middle" draw:auto-grow-height="false" draw:fit-to-size="false" fo:padding-top="0.381cm" fo:padding-bottom="0.381cm" fo:padding-left="0.508cm" fo:padding-right="0.508cm" fo:wrap-option="wrap"/>
    </style:style>
    <style:style style:name="gr6" style:family="graphic" style:parent-style-name="standard" style:list-style-name="L6">
      <style:graphic-properties draw:stroke="solid" svg:stroke-width="0.026cm" svg:stroke-color="#000000" draw:fill="bitmap" draw:fill-image-name="msFillBitmap_20_1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fo:min-height="3.141cm" fo:min-width="6.906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7" style:family="graphic" style:parent-style-name="standard" style:list-style-name="L9">
      <style:graphic-properties draw:stroke="solid" svg:stroke-width="0.026cm" svg:stroke-color="#000000" draw:fill="bitmap" draw:fill-image-name="msFillBitmap_20_2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fo:min-height="3.564cm" fo:min-width="13.468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8" style:family="graphic" style:parent-style-name="standard">
      <style:graphic-properties draw:stroke="solid" svg:stroke-width="0.026cm" svg:stroke-color="#000000" draw:fill="bitmap" draw:fill-image-name="msFillBitmap_20_3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fo:min-height="0cm" fo:min-width="0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9" style:family="graphic" style:parent-style-name="standard">
      <style:graphic-properties draw:stroke="solid" svg:stroke-width="0.071cm" svg:stroke-color="#ff0000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26cm" svg:stroke-color="#000000" draw:fill="bitmap" draw:fill-image-name="msFillBitmap_20_4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fo:min-height="0cm" fo:min-width="0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11" style:family="graphic" style:parent-style-name="standard">
      <style:graphic-properties draw:stroke="none" svg:stroke-width="0.035cm" draw:stroke-linejoin="miter" draw:fill="none" draw:textarea-vertical-align="top" draw:auto-grow-height="true" draw:fit-to-size="false" fo:min-height="0cm" fo:min-width="0cm" fo:padding-top="0.381cm" fo:padding-bottom="0.381cm" fo:padding-left="0.508cm" fo:padding-right="0.508cm" fo:wrap-option="wrap"/>
    </style:style>
    <style:style style:name="gr12" style:family="graphic" style:parent-style-name="standard">
      <style:graphic-properties draw:stroke="solid" svg:stroke-width="0.026cm" svg:stroke-color="#000000" draw:fill="bitmap" draw:fill-image-name="msFillBitmap_20_5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fo:min-height="0cm" fo:min-width="0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13" style:family="graphic" style:parent-style-name="standard">
      <style:graphic-properties draw:stroke="solid" svg:stroke-width="0.026cm" svg:stroke-color="#000000" draw:fill="bitmap" draw:fill-image-name="msFillBitmap_20_6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fo:min-height="0cm" fo:min-width="0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14" style:family="graphic" style:parent-style-name="standard">
      <style:graphic-properties draw:stroke="solid" svg:stroke-width="0.071cm" svg:stroke-color="#00b050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26cm" svg:stroke-color="#000000" draw:fill="bitmap" draw:fill-image-name="msFillBitmap_20_7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fo:min-height="0cm" fo:min-width="0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16" style:family="graphic" style:parent-style-name="standard">
      <style:graphic-properties draw:stroke="solid" svg:stroke-width="0.026cm" svg:stroke-color="#000000" draw:fill="bitmap" draw:fill-image-name="msFillBitmap_20_8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fo:min-height="0cm" fo:min-width="0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17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solid" svg:stroke-width="0.026cm" svg:stroke-color="#000000" draw:fill="bitmap" draw:fill-image-name="msFillBitmap_20_9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fo:min-height="0cm" fo:min-width="0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19" style:family="graphic" style:parent-style-name="standard">
      <style:graphic-properties draw:stroke="solid" svg:stroke-width="0.026cm" svg:stroke-color="#000000" draw:fill="bitmap" draw:fill-image-name="msFillBitmap_20_10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fo:min-height="0cm" fo:min-width="0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20" style:family="graphic" style:parent-style-name="standard">
      <style:graphic-properties draw:stroke="none" svg:stroke-width="0.035cm" draw:stroke-linejoin="miter" draw:fill="none" draw:textarea-vertical-align="top" draw:auto-grow-height="false" draw:fit-to-size="false" fo:min-height="0cm" fo:min-width="0cm" fo:padding-top="0.381cm" fo:padding-bottom="0.381cm" fo:padding-left="0.508cm" fo:padding-right="0.508cm" fo:wrap-option="wrap"/>
    </style:style>
    <style:style style:name="gr21" style:family="graphic" style:parent-style-name="standard">
      <style:graphic-properties draw:stroke="none" svg:stroke-width="0.035cm" draw:stroke-linejoin="miter" draw:fill="none" draw:textarea-vertical-align="top" draw:auto-grow-height="true" draw:fit-to-size="false" fo:min-height="0cm" fo:min-width="0cm" fo:padding-top="0.381cm" fo:padding-bottom="0.381cm" fo:padding-left="0.508cm" fo:padding-right="0.508cm" fo:wrap-option="no-wrap"/>
    </style:style>
    <style:style style:name="gr22" style:family="graphic" style:parent-style-name="standard">
      <style:graphic-properties draw:stroke="solid" svg:stroke-width="0.026cm" svg:stroke-color="#000000" draw:fill="bitmap" draw:fill-image-name="msFillBitmap_20_11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fo:min-height="0cm" fo:min-width="0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23" style:family="graphic" style:parent-style-name="standard">
      <style:graphic-properties draw:stroke="solid" svg:stroke-width="0.035cm" svg:stroke-color="#000000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solid" svg:stroke-width="0.026cm" svg:stroke-color="#000000" draw:fill="bitmap" draw:fill-image-name="msFillBitmap_20_12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fo:min-height="0cm" fo:min-width="0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25" style:family="graphic" style:parent-style-name="standard">
      <style:graphic-properties draw:stroke="solid" svg:stroke-width="0.026cm" svg:stroke-color="#000000" draw:fill="bitmap" draw:fill-image-name="msFillBitmap_20_13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fo:min-height="0cm" fo:min-width="0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26" style:family="graphic" style:parent-style-name="standard">
      <style:graphic-properties draw:stroke="solid" svg:stroke-width="0.035cm" svg:stroke-color="#a6a1a1" draw:fill="solid" draw:fill-color="#ffffff" draw:textarea-vertical-align="top" draw:auto-grow-height="true" draw:fit-to-size="false" fo:min-height="0cm" fo:min-width="0cm" fo:padding-top="0.125cm" fo:padding-bottom="0.125cm" fo:padding-left="0.25cm" fo:padding-right="0.25cm" fo:wrap-option="wrap" draw:shadow="visible" draw:shadow-offset-x="0cm" draw:shadow-offset-y="0.078cm" draw:shadow-color="#000000" draw:shadow-opacity="32%"/>
    </style:style>
    <style:style style:name="gr27" style:family="graphic" style:parent-style-name="standard">
      <style:graphic-properties draw:stroke="solid" svg:stroke-width="0.035cm" svg:stroke-color="#9c3510" draw:fill="solid" draw:fill-color="#d34817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28" style:family="graphic" style:parent-style-name="standard">
      <style:graphic-properties draw:stroke="solid" svg:stroke-width="0.026cm" svg:stroke-color="#000000" draw:fill="bitmap" draw:fill-image-name="msFillBitmap_20_14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fo:min-height="0cm" fo:min-width="0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29" style:family="graphic" style:parent-style-name="standard">
      <style:graphic-properties draw:stroke="solid" svg:stroke-width="0.035cm" svg:stroke-color="#6b6162" draw:fill="solid" draw:fill-color="#918485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30" style:family="graphic" style:parent-style-name="standard">
      <style:graphic-properties draw:stroke="solid" svg:stroke-width="0.026cm" svg:stroke-color="#000000" draw:fill="bitmap" draw:fill-image-name="msFillBitmap_20_15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fo:min-height="0cm" fo:min-width="0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31" style:family="graphic" style:parent-style-name="standard">
      <style:graphic-properties draw:stroke="solid" svg:stroke-width="0.026cm" svg:stroke-color="#000000" draw:fill="bitmap" draw:fill-image-name="msFillBitmap_20_16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fo:min-height="0cm" fo:min-width="0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32" style:family="graphic" style:parent-style-name="standard">
      <style:graphic-properties draw:stroke="solid" svg:stroke-width="0.026cm" svg:stroke-color="#000000" draw:fill="bitmap" draw:fill-image-name="msFillBitmap_20_17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fo:min-height="0cm" fo:min-width="0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33" style:family="graphic" style:parent-style-name="standard">
      <style:graphic-properties draw:stroke="solid" svg:stroke-width="0.026cm" svg:stroke-color="#000000" draw:fill="bitmap" draw:fill-image-name="msFillBitmap_20_18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fo:min-height="0cm" fo:min-width="0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34" style:family="graphic" style:parent-style-name="standard">
      <style:graphic-properties draw:stroke="none" svg:stroke-width="0.035cm" draw:stroke-linejoin="miter" draw:fill="none" draw:textarea-vertical-align="top" draw:auto-grow-height="false" draw:fit-to-size="false" fo:min-height="0cm" fo:min-width="0cm" fo:padding-top="0.123cm" fo:padding-bottom="0.123cm" fo:padding-left="0.251cm" fo:padding-right="0.251cm" fo:wrap-option="wrap"/>
    </style:style>
    <style:style style:name="gr35" style:family="graphic" style:parent-style-name="standard">
      <style:graphic-properties draw:stroke="solid" svg:stroke-width="0.026cm" svg:stroke-color="#000000" draw:fill="bitmap" draw:fill-image-name="msFillBitmap_20_19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fo:min-height="0cm" fo:min-width="0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36" style:family="graphic" style:parent-style-name="standard">
      <style:graphic-properties draw:stroke="solid" svg:stroke-width="0.106cm" svg:stroke-color="#00b050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שקופית_20_כותרת_5f_-title">
      <style:graphic-properties draw:stroke="none" svg:stroke-width="0cm" draw:fill="none" draw:textarea-vertical-align="middle" draw:auto-grow-height="false" draw:fit-to-size="false" fo:min-height="3.181cm" fo:padding-top="0.125cm" fo:padding-bottom="0.254cm" fo:padding-left="0.25cm" fo:padding-right="0.25cm" fo:wrap-option="wrap"/>
    </style:style>
    <style:style style:name="pr2" style:family="presentation" style:parent-style-name="שקופית_20_כותרת_5f_-subtitle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pr3" style:family="presentation" style:parent-style-name="שקופית_20_כותרת_5f_-notes">
      <style:graphic-properties draw:stroke="none" svg:stroke-width="0.026cm" draw:stroke-linejoin="round" draw:fill="none" draw:fill-color="#ffffff" draw:textarea-vertical-align="middle" draw:auto-grow-height="false" draw:fit-to-size="false" fo:min-height="12.793cm" fo:padding-top="0.134cm" fo:padding-bottom="0.134cm" fo:padding-left="0.269cm" fo:padding-right="0.269cm" fo:wrap-option="no-wrap"/>
    </style:style>
    <style:style style:name="pr4" style:family="presentation" style:parent-style-name="כותרת_20_ותוכן-title">
      <style:graphic-properties draw:stroke="none" svg:stroke-width="0cm" draw:fill="none" draw:textarea-vertical-align="bottom" draw:auto-grow-height="false" draw:fit-to-size="shrink-to-fit" fo:min-height="3.181cm" fo:padding-top="0.125cm" fo:padding-bottom="0.254cm" fo:padding-left="0.25cm" fo:padding-right="0.25cm" fo:wrap-option="wrap"/>
    </style:style>
    <style:style style:name="pr5" style:family="presentation" style:parent-style-name="כותרת_20_ותוכן-notes">
      <style:graphic-properties draw:fill-color="#ffffff" fo:min-height="13.364cm"/>
    </style:style>
    <style:style style:name="pr6" style:family="presentation" style:parent-style-name="כותרת_20_ותוכן-backgroundobjects">
      <style:graphic-properties draw:stroke="none" svg:stroke-width="0cm" draw:fill="none" draw:fill-color="#ffffff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pr7" style:family="presentation" style:parent-style-name="כותרת_20_ותוכן-outline1">
      <style:graphic-properties draw:stroke="none" svg:stroke-width="0cm" draw:fill="none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pr8" style:family="presentation" style:parent-style-name="שקופית_20_כותרת-title">
      <style:graphic-properties draw:stroke="none" svg:stroke-width="0cm" draw:fill="none" draw:textarea-vertical-align="middle" draw:auto-grow-height="false" draw:fit-to-size="false" fo:min-height="3.181cm" fo:padding-top="0.125cm" fo:padding-bottom="0.254cm" fo:padding-left="0.25cm" fo:padding-right="0.25cm" fo:wrap-option="wrap"/>
    </style:style>
    <style:style style:name="pr9" style:family="presentation" style:parent-style-name="שקופית_20_כותרת-notes">
      <style:graphic-properties draw:fill-color="#ffffff" fo:min-height="13.364cm"/>
    </style:style>
    <style:style style:name="pr10" style:family="presentation" style:parent-style-name="שקופית_20_כותרת-subtitle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pr11" style:family="presentation" style:parent-style-name="כותרת_20_ותוכן-outline1">
      <style:graphic-properties draw:stroke="none" svg:stroke-width="0cm" draw:fill="none" draw:textarea-vertical-align="top" draw:auto-grow-height="false" draw:fit-to-size="shrink-to-fit" fo:min-height="10.798cm" fo:padding-top="0.125cm" fo:padding-bottom="0.125cm" fo:padding-left="0.25cm" fo:padding-right="0.25cm" fo:wrap-option="wrap"/>
    </style:style>
    <style:style style:name="pr12" style:family="presentation" style:parent-style-name="כותרת_20_ותוכן-notes">
      <style:graphic-properties draw:stroke="none" svg:stroke-width="0.026cm" draw:stroke-linejoin="miter" draw:fill="none" draw:fill-color="#ffffff" draw:textarea-vertical-align="top" draw:auto-grow-height="false" draw:fit-to-size="false" fo:min-height="12.793cm" fo:padding-top="0.134cm" fo:padding-bottom="0.134cm" fo:padding-left="0.269cm" fo:padding-right="0.269cm" fo:wrap-option="wrap"/>
    </style:style>
    <style:style style:name="pr13" style:family="presentation" style:parent-style-name="כותרת_20_ותוכן-backgroundobjects">
      <style:graphic-properties draw:stroke="none" svg:stroke-width="0.026cm" draw:stroke-linejoin="miter" draw:fill="none" draw:fill-color="#ffffff" draw:textarea-vertical-align="bottom" draw:auto-grow-height="false" draw:fit-to-size="false" fo:min-height="12.793cm" fo:padding-top="0.134cm" fo:padding-bottom="0.134cm" fo:padding-left="0.269cm" fo:padding-right="0.269cm" fo:wrap-option="wrap"/>
    </style:style>
    <style:style style:name="pr14" style:family="presentation" style:parent-style-name="כותרת_20_ותוכן-notes">
      <style:graphic-properties draw:stroke="none" svg:stroke-width="0.026cm" draw:stroke-linejoin="miter" draw:fill="none" draw:fill-color="#ffffff" draw:textarea-vertical-align="top" draw:auto-grow-height="false" draw:fit-to-size="shrink-to-fit" fo:min-height="12.793cm" fo:padding-top="0.134cm" fo:padding-bottom="0.134cm" fo:padding-left="0.269cm" fo:padding-right="0.269cm" fo:wrap-option="wrap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6pt"/>
    </style:style>
    <style:style style:name="P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7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8" style:family="paragraph">
      <style:paragraph-properties fo:margin-top="0cm" fo:margin-bottom="0cm" fo:line-height="100%" fo:text-align="start" style:writing-mode="lr-tb"/>
      <style:text-properties fo:font-size="40pt"/>
    </style:style>
    <style:style style:name="P9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40pt"/>
    </style:style>
    <style:style style:name="P10" style:family="paragraph">
      <loext:graphic-properties draw:fill-color="#ffffff"/>
    </style:style>
    <style:style style:name="P11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P12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13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4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15" style:family="paragraph">
      <style:paragraph-properties fo:margin-top="0cm" fo:margin-bottom="0cm" fo:line-height="100%" fo:text-align="start" style:writing-mode="lr-tb"/>
    </style:style>
    <style:style style:name="P16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24pt"/>
    </style:style>
    <style:style style:name="P1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8" style:family="paragraph">
      <loext:graphic-properties draw:fill="bitmap" draw:fill-image-name="msFillBitmap_20_1" draw:fill-image-width="0.394cm" draw:fill-image-height="0.024cm" style:repeat="repeat" draw:fill-image-ref-point-x="0%" draw:fill-image-ref-point-y="0%" draw:fill-image-ref-point="center"/>
      <style:paragraph-properties fo:margin-top="0cm" fo:margin-bottom="0cm" fo:line-height="100%" fo:text-align="start" style:writing-mode="lr-tb" style:font-independent-line-spacing="true"/>
      <style:text-properties fo:font-size="24pt"/>
    </style:style>
    <style:style style:name="P19" style:family="paragraph">
      <style:paragraph-properties fo:margin-left="0.794cm" fo:margin-right="0cm" fo:margin-top="0cm" fo:margin-bottom="0cm" fo:line-height="90%" fo:text-align="start" fo:text-indent="-0.793cm" style:writing-mode="lr-tb">
        <style:tab-stops>
          <style:tab-stop style:position="0cm"/>
        </style:tab-stops>
      </style:paragraph-properties>
    </style:style>
    <style:style style:name="P20" style:family="paragraph">
      <loext:graphic-properties draw:fill="bitmap" draw:fill-image-name="msFillBitmap_20_2" draw:fill-image-width="0.394cm" draw:fill-image-height="0.024cm" style:repeat="repeat" draw:fill-image-ref-point-x="0%" draw:fill-image-ref-point-y="0%" draw:fill-image-ref-point="center"/>
      <style:paragraph-properties fo:margin-left="0.794cm" fo:margin-right="0cm" fo:margin-top="0cm" fo:margin-bottom="0cm" fo:line-height="90%" fo:text-align="start" fo:text-indent="-0.793cm" style:writing-mode="lr-tb" style:font-independent-line-spacing="true">
        <style:tab-stops>
          <style:tab-stop style:position="0cm"/>
        </style:tab-stops>
      </style:paragraph-properties>
      <style:text-properties fo:font-size="24pt"/>
    </style:style>
    <style:style style:name="P21" style:family="paragraph">
      <loext:graphic-properties draw:fill="bitmap" draw:fill-image-name="msFillBitmap_20_3" draw:fill-image-width="0.394cm" draw:fill-image-height="0.024cm" style:repeat="repeat" draw:fill-image-ref-point-x="0%" draw:fill-image-ref-point-y="0%" draw:fill-image-ref-point="center"/>
      <style:paragraph-properties fo:text-align="start" style:writing-mode="lr-tb" style:font-independent-line-spacing="true"/>
      <style:text-properties fo:font-size="24pt"/>
    </style:style>
    <style:style style:name="P22" style:family="paragraph">
      <loext:graphic-properties draw:fill="bitmap" draw:fill-image-name="msFillBitmap_20_4" draw:fill-image-width="0.394cm" draw:fill-image-height="0.024cm" style:repeat="repeat" draw:fill-image-ref-point-x="0%" draw:fill-image-ref-point-y="0%" draw:fill-image-ref-point="center"/>
      <style:paragraph-properties fo:text-align="start" style:font-independent-line-spacing="true"/>
      <style:text-properties fo:font-size="24pt"/>
    </style:style>
    <style:style style:name="P23" style:family="paragraph">
      <style:paragraph-properties fo:margin-top="0cm" fo:margin-bottom="0cm" fo:line-height="120%" fo:text-align="start" style:writing-mode="lr-tb"/>
    </style:style>
    <style:style style:name="P24" style:family="paragraph">
      <loext:graphic-properties draw:fill="bitmap" draw:fill-image-name="msFillBitmap_20_5" draw:fill-image-width="0.394cm" draw:fill-image-height="0.024cm" style:repeat="repeat" draw:fill-image-ref-point-x="0%" draw:fill-image-ref-point-y="0%" draw:fill-image-ref-point="center"/>
      <style:paragraph-properties fo:text-align="start" style:font-independent-line-spacing="true"/>
      <style:text-properties fo:font-size="24pt"/>
    </style:style>
    <style:style style:name="P25" style:family="paragraph">
      <loext:graphic-properties draw:fill="bitmap" draw:fill-image-name="msFillBitmap_20_6" draw:fill-image-width="0.394cm" draw:fill-image-height="0.024cm" style:repeat="repeat" draw:fill-image-ref-point-x="0%" draw:fill-image-ref-point-y="0%" draw:fill-image-ref-point="center"/>
      <style:paragraph-properties fo:text-align="start" style:font-independent-line-spacing="true"/>
      <style:text-properties fo:font-size="24pt"/>
    </style:style>
    <style:style style:name="P26" style:family="paragraph">
      <loext:graphic-properties draw:fill="bitmap" draw:fill-image-name="msFillBitmap_20_7" draw:fill-image-width="0.394cm" draw:fill-image-height="0.024cm" style:repeat="repeat" draw:fill-image-ref-point-x="0%" draw:fill-image-ref-point-y="0%" draw:fill-image-ref-point="center"/>
      <style:paragraph-properties fo:text-align="start" style:font-independent-line-spacing="true"/>
      <style:text-properties fo:font-size="24pt"/>
    </style:style>
    <style:style style:name="P27" style:family="paragraph">
      <loext:graphic-properties draw:fill="bitmap" draw:fill-image-name="msFillBitmap_20_8" draw:fill-image-width="0.394cm" draw:fill-image-height="0.024cm" style:repeat="repeat" draw:fill-image-ref-point-x="0%" draw:fill-image-ref-point-y="0%" draw:fill-image-ref-point="center"/>
      <style:paragraph-properties fo:text-align="start" style:writing-mode="lr-tb" style:font-independent-line-spacing="true"/>
      <style:text-properties fo:font-size="24pt"/>
    </style:style>
    <style:style style:name="P28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6pt" fo:hyphenate="false"/>
    </style:style>
    <style:style style:name="P29" style:family="paragraph">
      <loext:graphic-properties draw:fill="bitmap" draw:fill-image-name="msFillBitmap_20_9" draw:fill-image-width="0.394cm" draw:fill-image-height="0.024cm" style:repeat="repeat" draw:fill-image-ref-point-x="0%" draw:fill-image-ref-point-y="0%" draw:fill-image-ref-point="center"/>
      <style:paragraph-properties fo:text-align="start" style:font-independent-line-spacing="true"/>
      <style:text-properties fo:font-size="24pt"/>
    </style:style>
    <style:style style:name="P30" style:family="paragraph">
      <style:paragraph-properties fo:margin-left="0.794cm" fo:margin-right="0cm" fo:margin-top="0cm" fo:margin-bottom="0cm" fo:line-height="90%" fo:text-align="start" fo:text-indent="-0.793cm" style:writing-mode="rl-tb">
        <style:tab-stops>
          <style:tab-stop style:position="0cm"/>
        </style:tab-stops>
      </style:paragraph-properties>
    </style:style>
    <style:style style:name="P31" style:family="paragraph">
      <loext:graphic-properties draw:fill="bitmap" draw:fill-image-name="msFillBitmap_20_10" draw:fill-image-width="0.394cm" draw:fill-image-height="0.024cm" style:repeat="repeat" draw:fill-image-ref-point-x="0%" draw:fill-image-ref-point-y="0%" draw:fill-image-ref-point="center"/>
      <style:paragraph-properties fo:text-align="start" style:font-independent-line-spacing="true"/>
      <style:text-properties fo:font-size="24pt"/>
    </style:style>
    <style:style style:name="P32" style:family="paragraph">
      <style:paragraph-properties fo:margin-left="0cm" fo:margin-right="0cm" fo:margin-top="0.205cm" fo:margin-bottom="0cm" fo:line-height="100%" fo:text-align="start" fo:text-indent="0cm" style:punctuation-wrap="hanging" style:writing-mode="lr-tb"/>
      <style:text-properties fo:hyphenate="false"/>
    </style:style>
    <style:style style:name="P33" style:family="paragraph">
      <style:paragraph-properties fo:margin-top="0.226cm" fo:margin-bottom="0cm" fo:line-height="100%" fo:text-align="start" style:punctuation-wrap="hanging" style:writing-mode="lr-tb"/>
    </style:style>
    <style:style style:name="P34" style:family="paragraph">
      <style:paragraph-properties fo:margin-top="0cm" fo:margin-bottom="0cm" fo:line-height="100%" fo:text-align="start" style:punctuation-wrap="hanging" style:writing-mode="lr-tb"/>
    </style:style>
    <style:style style:name="P35" style:family="paragraph">
      <style:paragraph-properties fo:margin-left="0cm" fo:margin-right="0cm" fo:margin-top="0.205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6" style:family="paragraph">
      <style:paragraph-properties fo:margin-left="0cm" fo:margin-right="0cm" fo:margin-top="0cm" fo:margin-bottom="0cm" fo:line-height="90%" fo:text-align="start" fo:text-indent="0cm" style:writing-mode="lr-tb"/>
    </style:style>
    <style:style style:name="P37" style:family="paragraph">
      <loext:graphic-properties draw:fill="bitmap" draw:fill-image-name="msFillBitmap_20_11" draw:fill-image-width="0.394cm" draw:fill-image-height="0.024cm" style:repeat="repeat" draw:fill-image-ref-point-x="0%" draw:fill-image-ref-point-y="0%" draw:fill-image-ref-point="center"/>
      <style:paragraph-properties fo:text-align="start" style:font-independent-line-spacing="true"/>
      <style:text-properties fo:font-size="24pt"/>
    </style:style>
    <style:style style:name="P38" style:family="paragraph">
      <style:paragraph-properties fo:margin-left="0cm" fo:margin-right="0cm" fo:margin-top="0.205cm" fo:margin-bottom="0cm" fo:line-height="14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9" style:family="paragraph">
      <style:paragraph-properties fo:margin-top="0cm" fo:margin-bottom="0cm" fo:line-height="100%" fo:text-align="center" style:writing-mode="lr-tb"/>
    </style:style>
    <style:style style:name="P40" style:family="paragraph">
      <loext:graphic-properties draw:fill="bitmap" draw:fill-image-name="msFillBitmap_20_12" draw:fill-image-width="0.394cm" draw:fill-image-height="0.024cm" style:repeat="repeat" draw:fill-image-ref-point-x="0%" draw:fill-image-ref-point-y="0%" draw:fill-image-ref-point="center"/>
      <style:paragraph-properties fo:text-align="start" style:font-independent-line-spacing="true"/>
      <style:text-properties fo:font-size="24pt"/>
    </style:style>
    <style:style style:name="P41" style:family="paragraph">
      <style:paragraph-properties fo:margin-top="0cm" fo:margin-bottom="0cm" fo:line-height="90%" fo:text-align="start" style:writing-mode="lr-tb"/>
    </style:style>
    <style:style style:name="P42" style:family="paragraph">
      <loext:graphic-properties draw:fill="bitmap" draw:fill-image-name="msFillBitmap_20_13" draw:fill-image-width="0.394cm" draw:fill-image-height="0.024cm" style:repeat="repeat" draw:fill-image-ref-point-x="0%" draw:fill-image-ref-point-y="0%" draw:fill-image-ref-point="center"/>
      <style:paragraph-properties fo:text-align="start" style:font-independent-line-spacing="true"/>
      <style:text-properties fo:font-size="24pt"/>
    </style:style>
    <style:style style:name="P43" style:family="paragraph">
      <style:paragraph-properties fo:margin-top="0cm" fo:margin-bottom="0cm" fo:line-height="100%" fo:text-align="end" style:punctuation-wrap="simple" style:writing-mode="rl-tb"/>
      <style:text-properties fo:font-size="14pt" style:font-size-asian="14pt" style:font-size-complex="14pt"/>
    </style:style>
    <style:style style:name="P44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P45" style:family="paragraph">
      <style:paragraph-properties fo:margin-top="0cm" fo:margin-bottom="0cm" fo:line-height="120%" fo:text-align="start" style:writing-mode="rl-tb"/>
    </style:style>
    <style:style style:name="P46" style:family="paragraph">
      <style:paragraph-properties fo:margin-top="0cm" fo:margin-bottom="0cm" fo:line-height="120%" fo:text-align="end" style:writing-mode="rl-tb"/>
    </style:style>
    <style:style style:name="P47" style:family="paragraph">
      <style:paragraph-properties fo:margin-top="0cm" fo:margin-bottom="0cm" fo:line-height="100%" fo:text-align="center" style:writing-mode="rl-tb"/>
    </style:style>
    <style:style style:name="P48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P49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0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51" style:family="paragraph">
      <loext:graphic-properties draw:fill="bitmap" draw:fill-image-name="msFillBitmap_20_14" draw:fill-image-width="0.394cm" draw:fill-image-height="0.024cm" style:repeat="repeat" draw:fill-image-ref-point-x="0%" draw:fill-image-ref-point-y="0%" draw:fill-image-ref-point="center"/>
      <style:paragraph-properties fo:text-align="start" style:font-independent-line-spacing="true"/>
      <style:text-properties fo:font-size="24pt"/>
    </style:style>
    <style:style style:name="P52" style:family="paragraph">
      <style:paragraph-properties fo:margin-left="0cm" fo:margin-right="0cm" fo:margin-top="0.205cm" fo:margin-bottom="0cm" fo:line-height="12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3" style:family="paragraph">
      <loext:graphic-properties draw:fill="solid" draw:fill-color="#918485"/>
      <style:paragraph-properties fo:text-align="start" style:font-independent-line-spacing="true"/>
      <style:text-properties fo:font-size="24pt"/>
    </style:style>
    <style:style style:name="P54" style:family="paragraph">
      <loext:graphic-properties draw:fill="bitmap" draw:fill-image-name="msFillBitmap_20_15" draw:fill-image-width="0.394cm" draw:fill-image-height="0.024cm" style:repeat="repeat" draw:fill-image-ref-point-x="0%" draw:fill-image-ref-point-y="0%" draw:fill-image-ref-point="center"/>
      <style:paragraph-properties fo:text-align="start" style:font-independent-line-spacing="true"/>
      <style:text-properties fo:font-size="24pt"/>
    </style:style>
    <style:style style:name="P55" style:family="paragraph">
      <loext:graphic-properties draw:fill="bitmap" draw:fill-image-name="msFillBitmap_20_16" draw:fill-image-width="0.394cm" draw:fill-image-height="0.024cm" style:repeat="repeat" draw:fill-image-ref-point-x="0%" draw:fill-image-ref-point-y="0%" draw:fill-image-ref-point="center"/>
      <style:paragraph-properties fo:text-align="start" style:font-independent-line-spacing="true"/>
      <style:text-properties fo:font-size="24pt"/>
    </style:style>
    <style:style style:name="P56" style:family="paragraph">
      <style:paragraph-properties fo:margin-left="1.693cm" fo:margin-right="0cm" fo:margin-top="0cm" fo:margin-bottom="0cm" fo:line-height="90%" fo:text-align="start" fo:text-indent="-1.692cm" style:writing-mode="lr-tb">
        <style:tab-stops>
          <style:tab-stop style:position="0cm"/>
        </style:tab-stops>
      </style:paragraph-properties>
    </style:style>
    <style:style style:name="P57" style:family="paragraph">
      <loext:graphic-properties draw:fill="bitmap" draw:fill-image-name="msFillBitmap_20_17" draw:fill-image-width="0.394cm" draw:fill-image-height="0.024cm" style:repeat="repeat" draw:fill-image-ref-point-x="0%" draw:fill-image-ref-point-y="0%" draw:fill-image-ref-point="center"/>
      <style:paragraph-properties fo:text-align="start" style:font-independent-line-spacing="true"/>
      <style:text-properties fo:font-size="24pt"/>
    </style:style>
    <style:style style:name="P58" style:family="paragraph">
      <loext:graphic-properties draw:fill="bitmap" draw:fill-image-name="msFillBitmap_20_18" draw:fill-image-width="0.394cm" draw:fill-image-height="0.024cm" style:repeat="repeat" draw:fill-image-ref-point-x="0%" draw:fill-image-ref-point-y="0%" draw:fill-image-ref-point="center"/>
      <style:paragraph-properties fo:text-align="start" style:font-independent-line-spacing="true"/>
      <style:text-properties fo:font-size="24pt"/>
    </style:style>
    <style:style style:name="P59" style:family="paragraph">
      <loext:graphic-properties draw:fill="bitmap" draw:fill-image-name="msFillBitmap_20_19" draw:fill-image-width="0.394cm" draw:fill-image-height="0.024cm" style:repeat="repeat" draw:fill-image-ref-point-x="0%" draw:fill-image-ref-point-y="0%" draw:fill-image-ref-point="center"/>
      <style:paragraph-properties fo:text-align="start" style:font-independent-line-spacing="true"/>
      <style:text-properties fo:font-size="24pt"/>
    </style:style>
    <style:style style:name="P60" style:family="paragraph">
      <style:paragraph-properties fo:margin-left="0cm" fo:margin-right="0cm" fo:margin-top="0.205cm" fo:margin-bottom="0cm" fo:line-height="160%" fo:text-align="start" fo:text-indent="0cm" style:punctuation-wrap="hanging" style:writing-mode="lr-tb"/>
      <style:text-properties fo:hyphenate="false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font-size="26pt"/>
    </style:style>
    <style:style style:name="T3" style:family="text">
      <style:text-properties fo:font-variant="normal" fo:text-transform="none" fo:color="#696464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4" style:family="text">
      <style:text-properties fo:font-variant="normal" fo:text-transform="none" style:text-line-through-style="none" style:text-line-through-type="none" style:text-position="0% 100%" style:font-name="Consolas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5" style:family="text">
      <style:text-properties fo:font-variant="normal" fo:text-transform="none" fo:color="#696464" style:text-line-through-style="none" style:text-line-through-type="none" style:text-position="0% 100%" style:font-name="Arial2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Arial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7" style:family="text">
      <style:text-properties fo:font-variant="normal" fo:text-transform="none" fo:color="#0000ff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font-variant="normal" fo:text-transform="none" fo:color="#8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0" style:family="text">
      <style:text-properties fo:font-variant="normal" fo:text-transform="none" fo:color="#0000ff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12" style:family="text">
      <style:text-properties fo:font-variant="normal" fo:text-transform="none" fo:color="#8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bold" style:font-size-asian="24pt" style:font-style-asian="normal" style:font-weight-asian="bold" style:font-name-complex="Courier New1" style:font-size-complex="24pt" style:font-style-complex="normal" style:font-weight-complex="bold"/>
    </style:style>
    <style:style style:name="T14" style:family="text">
      <style:text-properties fo:font-variant="normal" fo:text-transform="none" fo:color="#00b050" style:text-line-through-style="none" style:text-line-through-type="none" style:text-position="0% 100%" style:font-name="Courier New1" fo:font-size="24pt" fo:letter-spacing="normal" fo:font-style="normal" style:text-underline-style="none" fo:font-weight="bold" style:font-size-asian="24pt" style:font-style-asian="normal" style:font-weight-asian="bold" style:font-name-complex="Courier New1" style:font-size-complex="24pt" style:font-style-complex="normal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ourier New1" fo:font-size="24pt" fo:letter-spacing="normal" fo:font-style="normal" style:text-underline-style="none" fo:font-weight="bold" style:font-size-asian="24pt" style:font-style-asian="normal" style:font-weight-asian="bold" style:font-name-complex="Courier New1" style:font-size-complex="24pt" style:font-style-complex="normal" style:font-weight-complex="bold"/>
    </style:style>
    <style:style style:name="T16" style:family="text">
      <style:text-properties fo:font-variant="normal" fo:text-transform="none" fo:color="#ff0000" style:text-line-through-style="none" style:text-line-through-type="none" style:text-position="0% 100%" style:font-name="Courier New1" fo:font-size="24pt" fo:letter-spacing="normal" fo:font-style="normal" style:text-underline-style="none" fo:font-weight="bold" style:font-size-asian="24pt" style:font-style-asian="normal" style:font-weight-asian="bold" style:font-name-complex="Courier New1" style:font-size-complex="24pt" style:font-style-complex="normal" style:font-weight-complex="bold"/>
    </style:style>
    <style:style style:name="T17" style:family="text">
      <style:text-properties fo:font-variant="normal" fo:text-transform="none" fo:color="#80008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18" style:family="text">
      <style:text-properties fo:font-variant="normal" fo:text-transform="none" fo:color="#cc9900" style:text-line-through-style="none" style:text-line-through-type="none" style:text-position="0% 100%" style:font-name="Courier New1" fo:font-size="20pt" fo:letter-spacing="normal" fo:font-style="normal" style:text-underline-style="none" fo:font-weight="bold" style:font-size-asian="20pt" style:font-style-asian="normal" style:font-weight-asian="bold" style:font-name-complex="Courier New1" style:font-size-complex="20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Courier New1" fo:font-size="20pt" fo:letter-spacing="normal" fo:font-style="normal" style:text-underline-style="none" fo:font-weight="bold" style:font-size-asian="20pt" style:font-style-asian="normal" style:font-weight-asian="bold" style:font-name-complex="Courier New1" style:font-size-complex="20pt" style:font-style-complex="normal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name-complex="Arial" style:font-size-complex="32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italic" style:text-underline-style="none" fo:font-weight="normal" style:font-size-asian="32pt" style:font-style-asian="italic" style:font-weight-asian="normal" style:font-name-complex="Arial" style:font-size-complex="32pt" style:font-style-complex="italic" style:font-weight-complex="normal"/>
    </style:style>
    <style:style style:name="T23" style:family="text">
      <style:text-properties fo:font-variant="normal" fo:text-transform="none" fo:color="#0000ff" style:text-line-through-style="none" style:text-line-through-type="none" style:text-position="0% 100%" style:font-name="Consolas" fo:font-size="32pt" fo:letter-spacing="normal" fo:font-style="normal" style:text-underline-style="none" fo:font-weight="normal" style:font-size-asian="32pt" style:font-style-asian="normal" style:font-weight-asian="normal" style:font-name-complex="Arial" style:font-size-complex="32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Consolas" fo:font-size="32pt" fo:letter-spacing="normal" fo:font-style="normal" style:text-underline-style="none" fo:font-weight="normal" style:font-size-asian="32pt" style:font-style-asian="normal" style:font-weight-asian="normal" style:font-name-complex="Arial" style:font-size-complex="32pt" style:font-style-complex="normal" style:font-weight-complex="normal"/>
    </style:style>
    <style:style style:name="T25" style:family="text">
      <style:text-properties fo:font-variant="normal" fo:text-transform="none" fo:color="#800080" style:text-line-through-style="none" style:text-line-through-type="none" style:text-position="0% 100%" style:font-name="Consolas" fo:font-size="32pt" fo:letter-spacing="normal" fo:font-style="normal" style:text-underline-style="none" fo:font-weight="normal" style:font-size-asian="32pt" style:font-style-asian="normal" style:font-weight-asian="normal" style:font-name-complex="Arial" style:font-size-complex="32pt" style:font-style-complex="normal" style:font-weight-complex="normal"/>
    </style:style>
    <style:style style:name="T26" style:family="text">
      <style:text-properties fo:font-variant="normal" fo:text-transform="none" fo:color="#008000" style:text-line-through-style="none" style:text-line-through-type="none" style:text-position="0% 100%" style:font-name="Consolas" fo:font-size="32pt" fo:letter-spacing="normal" fo:font-style="normal" style:text-underline-style="none" fo:font-weight="normal" style:font-size-asian="32pt" style:font-style-asian="normal" style:font-weight-asian="normal" style:font-name-complex="Arial" style:font-size-complex="32pt" style:font-style-complex="normal" style:font-weight-complex="normal"/>
    </style:style>
    <style:style style:name="T27" style:family="text">
      <style:text-properties fo:font-variant="normal" fo:text-transform="none" fo:color="#ff0000" style:text-line-through-style="none" style:text-line-through-type="none" style:text-position="0% 100%" style:font-name="Consolas" fo:font-size="32pt" fo:letter-spacing="normal" fo:font-style="normal" style:text-underline-style="none" fo:font-weight="normal" style:font-size-asian="32pt" style:font-style-asian="normal" style:font-weight-asian="normal" style:font-name-complex="Arial" style:font-size-complex="32pt" style:font-style-complex="normal" style:font-weight-complex="normal"/>
    </style:style>
    <style:style style:name="T28" style:family="text">
      <style:text-properties fo:font-variant="normal" fo:text-transform="none" fo:color="#00800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29" style:family="text">
      <style:text-properties fo:font-variant="normal" fo:text-transform="none" fo:color="#0000ff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31" style:family="text">
      <style:text-properties fo:font-variant="normal" fo:text-transform="none" fo:color="#008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Arial2" fo:font-size="27pt" fo:letter-spacing="normal" fo:font-style="normal" style:text-underline-style="none" fo:font-weight="normal" style:font-size-asian="27pt" style:font-style-asian="normal" style:font-weight-asian="normal" style:font-name-complex="Courier New1" style:font-size-complex="27pt" style:font-style-complex="normal" style:font-weight-complex="normal"/>
    </style:style>
    <style:style style:name="T33" style:family="text">
      <style:text-properties fo:font-variant="normal" fo:text-transform="none" fo:color="#80008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Arial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6" style:family="text">
      <style:text-properties fo:font-variant="normal" fo:text-transform="none" fo:color="#ff000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normal" style:text-underline-style="none" fo:font-weight="normal" style:font-size-asian="32pt" style:font-style-asian="normal" style:font-weight-asian="normal" style:font-name-complex="Arial" style:font-size-complex="32pt" style:font-style-complex="normal" style:font-weight-complex="normal"/>
    </style:style>
    <style:style style:name="T38" style:family="text">
      <style:text-properties fo:font-variant="normal" fo:text-transform="none" fo:color="#696464" style:text-line-through-style="none" style:text-line-through-type="none" style:text-position="0% 100%" style:font-name="Arial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9" style:family="text">
      <style:text-properties fo:font-variant="normal" fo:text-transform="none" fo:color="#008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normal" style:font-size-asian="28pt" style:font-style-asian="normal" style:font-weight-asian="normal" style:font-name-complex="Courier New1" style:font-size-complex="28pt" style:font-style-complex="normal" style:font-weight-complex="normal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Consolas3" fo:font-size="26pt" fo:letter-spacing="normal" fo:font-style="normal" style:text-underline-style="none" fo:font-weight="normal" style:font-size-asian="26pt" style:font-style-asian="normal" style:font-weight-asian="normal" style:font-name-complex="Consolas3" style:font-size-complex="26pt" style:font-style-complex="normal" style:font-weight-complex="normal"/>
    </style:style>
    <style:style style:name="T42" style:family="text">
      <style:text-properties fo:font-variant="normal" fo:text-transform="none" fo:color="#00b050" style:text-line-through-style="none" style:text-line-through-type="none" style:text-position="0% 100%" style:font-name="Consolas3" fo:font-size="26pt" fo:letter-spacing="normal" fo:font-style="normal" style:text-underline-style="none" fo:font-weight="normal" style:font-size-asian="26pt" style:font-style-asian="normal" style:font-weight-asian="normal" style:font-name-complex="Consolas3" style:font-size-complex="26pt" style:font-style-complex="normal" style:font-weight-complex="normal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size-asian="26pt" style:font-style-asian="normal" style:font-weight-asian="normal" style:font-name-complex="Consolas3" style:font-size-complex="26pt" style:font-style-complex="normal" style:font-weight-complex="normal"/>
    </style:style>
    <style:style style:name="T44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bold" style:font-size-asian="26pt" style:font-style-asian="normal" style:font-weight-asian="bold" style:font-name-complex="Consolas3" style:font-size-complex="26pt" style:font-style-complex="normal" style:font-weight-complex="bold"/>
    </style:style>
    <style:style style:name="T45" style:family="text">
      <style:text-properties fo:font-variant="normal" fo:text-transform="none" fo:color="#000000" style:text-line-through-style="none" style:text-line-through-type="none" style:text-position="0% 100%" style:font-name="Times New Roman" fo:font-size="13pt" fo:letter-spacing="normal" fo:font-style="normal" style:text-underline-style="none" fo:font-weight="normal" style:font-name-asian="+mn-ea1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T46" style:family="text">
      <style:text-properties fo:font-variant="normal" fo:text-transform="none" fo:color="#0000ff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47" style:family="text">
      <style:text-properties fo:font-variant="normal" fo:text-transform="none" fo:color="#00000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48" style:family="text">
      <style:text-properties fo:font-variant="normal" fo:text-transform="none" fo:color="#80008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49" style:family="text">
      <style:text-properties fo:font-variant="normal" fo:text-transform="none" fo:color="#00800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50" style:family="text">
      <style:text-properties fo:font-variant="normal" fo:text-transform="none" fo:color="#ffffff" style:text-line-through-style="none" style:text-line-through-typ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51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italic" style:text-underline-style="solid" style:text-underline-width="auto" style:text-underline-color="font-color" fo:font-weight="normal" style:font-size-asian="26pt" style:font-style-asian="italic" style:font-weight-asian="normal" style:font-size-complex="26pt" style:font-style-complex="italic" style:font-weight-complex="normal"/>
    </style:style>
    <style:style style:name="T52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3" style:family="text">
      <style:text-properties fo:font-variant="normal" fo:text-transform="none" fo:color="#ffffff" style:text-line-through-style="none" style:text-line-through-type="none" style:text-position="0% 100%" style:font-name="Arial2" fo:font-size="22pt" fo:letter-spacing="normal" fo:font-style="normal" style:text-underline-style="none" fo:font-weight="norm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T54" style:family="text">
      <style:text-properties fo:font-variant="normal" fo:text-transform="none" fo:color="#0000ff" style:text-line-through-style="none" style:text-line-through-type="none" style:text-position="0% 100%" style:font-name="Consolas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55" style:family="text">
      <style:text-properties fo:font-variant="normal" fo:text-transform="none" fo:color="#000000" style:text-line-through-style="none" style:text-line-through-type="none" style:text-position="0% 100%" style:font-name="Consolas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56" style:family="text">
      <style:text-properties fo:font-variant="normal" fo:text-transform="none" fo:color="#008000" style:text-line-through-style="none" style:text-line-through-type="none" style:text-position="0% 100%" style:font-name="Consolas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57" style:family="text">
      <style:text-properties fo:font-variant="normal" fo:text-transform="none" fo:color="#0000ff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58" style:family="text">
      <style:text-properties fo:font-variant="normal" fo:text-transform="none" fo:color="#000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59" style:family="text">
      <style:text-properties fo:font-variant="normal" fo:text-transform="none" fo:color="#ff0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60" style:family="text">
      <style:text-properties fo:font-variant="normal" fo:text-transform="none" fo:color="#008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61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62" style:family="text">
      <style:text-properties fo:font-variant="normal" fo:text-transform="none" fo:color="#0000ff" style:text-line-through-style="none" style:text-line-through-type="none" style:text-position="0% 100%" style:font-name="Consolas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/>
    </style:style>
    <style:style style:name="T63" style:family="text">
      <style:text-properties fo:font-variant="normal" fo:text-transform="none" fo:color="#000000" style:text-line-through-style="none" style:text-line-through-type="none" style:text-position="0% 100%" style:font-name="Consolas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/>
    </style:style>
    <style:style style:name="T64" style:family="text">
      <style:text-properties fo:font-variant="normal" fo:text-transform="none" fo:color="#800080" style:text-line-through-style="none" style:text-line-through-type="none" style:text-position="0% 100%" style:font-name="Consolas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/>
    </style:style>
    <style:style style:name="T65" style:family="text">
      <style:text-properties fo:font-variant="normal" fo:text-transform="none" fo:color="#008000" style:text-line-through-style="none" style:text-line-through-type="none" style:text-position="0% 100%" style:font-name="Consolas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/>
    </style:style>
    <style:style style:name="T66" style:family="text">
      <style:text-properties fo:font-variant="normal" fo:text-transform="none" fo:color="#80008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7" style:family="text">
      <style:text-properties fo:font-variant="normal" fo:text-transform="none" fo:color="#0000ff" style:text-line-through-style="none" style:text-line-through-type="none" style:text-position="0% 100%" style:font-name="Consola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8" style:family="text">
      <style:text-properties fo:font-variant="normal" fo:text-transform="none" fo:color="#000000" style:text-line-through-style="none" style:text-line-through-type="none" style:text-position="0% 100%" style:font-name="Arial2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69" style:family="text">
      <style:text-properties fo:font-variant="normal" fo:text-transform="none" fo:color="#000000" style:text-line-through-style="none" style:text-line-through-type="none" style:text-position="0% 100%" style:font-name="Consola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696464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00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8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fo:color="#00b05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fo:color="#ff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StarSymbol" fo:color="#cc99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min-label-width="0.6cm"/>
        <style:text-properties fo:color="#d34817" fo:font-size="8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suffix="." style:num-format="1">
        <style:list-level-properties text:space-before="0.001cm" text:min-label-width="1.428cm"/>
        <style:text-properties fo:color="#d34817" fo:font-size="8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•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•">
        <style:list-level-properties text:min-label-width="0.6cm"/>
        <style:text-properties fo:font-family="StarSymbol" fo:color="#0000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•">
        <style:list-level-properties text:min-label-width="0.6cm"/>
        <style:text-properties fo:font-family="StarSymbol" fo:color="#008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●">
        <style:list-level-properties text:min-label-width="0.6cm"/>
        <style:text-properties fo:font-family="StarSymbol" fo:color="#008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•">
        <style:list-level-properties text:space-before="0.001cm" text:min-label-width="0.793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bullet text:level="1" text:bullet-char="•">
        <style:list-level-properties text:space-before="0.001cm" text:min-label-width="1.269cm"/>
        <style:text-properties style:font-name="Arial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number text:level="1" style:num-format="">
        <style:list-level-properties text:space-before="0.001cm" text:min-label-width="1.269cm"/>
        <style:text-properties fo:color="#d34817" fo:font-size="8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4">
      <text:list-level-style-bullet text:level="1" text:bullet-char="•">
        <style:list-level-properties text:space-before="0.001cm" text:min-label-width="1.269cm"/>
        <style:text-properties style:font-name="Arial" fo:color="#d34817" fo:font-size="85%"/>
      </text:list-level-style-bullet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5">
      <text:list-level-style-bullet text:level="1" text:bullet-char="•">
        <style:list-level-properties text:space-before="0.001cm" text:min-label-width="0.952cm"/>
        <style:text-properties style:font-name="Aria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6">
      <text:list-level-style-bullet text:level="1" text:bullet-char="•">
        <style:list-level-properties text:space-before="1.474cm" text:min-label-width="1.013cm"/>
        <style:text-properties style:font-name="Arial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7">
      <text:list-level-style-number text:level="1" style:num-format="">
        <style:list-level-properties text:space-before="1.474cm" text:min-label-width="1.013cm"/>
        <style:text-properties fo:color="#d34817" fo:font-size="8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8">
      <text:list-level-style-bullet text:level="1" text:bullet-char="•">
        <style:list-level-properties text:space-before="1.73cm" text:min-label-width="0.757cm"/>
        <style:text-properties style:font-name="Arial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9">
      <text:list-level-style-number text:level="1" style:num-format="">
        <style:list-level-properties text:space-before="1.73cm" text:min-label-width="0.757cm"/>
        <style:text-properties fo:color="#d34817" fo:font-size="8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0">
      <text:list-level-style-bullet text:level="1" text:bullet-char="•">
        <style:list-level-properties text:space-before="0.001cm" text:min-label-width="0.497cm"/>
        <style:text-properties style:font-name="Arial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שקופית_20_כותרת_5f_" presentation:presentation-page-layout-name="AL1T0" xml:id="id1" draw:id="id1">
        <office:forms form:automatic-focus="false" form:apply-design-mode="false"/>
        <draw:frame draw:name="Rectangle 1" presentation:style-name="pr1" draw:text-style-name="P2" draw:layer="layout" svg:width="22.859cm" svg:height="4.082cm" svg:x="1.27cm" svg:y="4.183cm" presentation:class="title" presentation:user-transformed="true">
          <draw:text-box>
            <text:p text:style-name="P1"><text:span text:style-name="T1">Composition and initialization</text:span></text:p>
          </draw:text-box>
        </draw:frame>
        <draw:frame draw:name="כותרת משנה 3" presentation:style-name="pr2" draw:text-style-name="P4" draw:layer="layout" svg:width="17.779cm" svg:height="4.444cm" svg:x="4.573cm" svg:y="11.43cm">
          <draw:text-box>
            <text:p text:style-name="P3"><text:span text:style-name="T2"/></text:p>
            <text:list text:style-name="L1">
              <text:list-item>
                <text:p text:style-name="P3"><text:span text:style-name="T2">Version 1: Dr. Ofir Pele</text:span></text:p>
              </text:list-item>
              <text:list-item>
                <text:p text:style-name="P3"><text:span text:style-name="T2">Version 2: Dr. Miri Ben-Nissan</text:span></text:p>
              </text:list-item>
              <text:list-item>
                <text:p text:style-name="P3"><text:span text:style-name="T2">Version 3: Dr. Erel Segal-Halevi</text:span></text:p>
              </text:list-item>
            </text:list>
          </draw:text-box>
        </draw:frame>
        <anim:par presentation:node-type="timing-root">
          <anim:par smil:begin="id1.begin">
            <anim:transitionFilter smil:dur="1s" smil:type="fade" smil:subtype="crossfade"/>
          </anim:par>
          <anim:seq smil:dur="indefinite" presentation:node-type="main-sequence"/>
        </anim:par>
        <presentation:notes draw:style-name="dp2">
          <draw:custom-shape draw:name="Text Box 1" draw:style-name="gr1" draw:text-style-name="P5" draw:layer="layout" svg:width="7.394cm" svg:height="10.662cm" svg:x="6.165cm" svg:y="2.15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Rectangle 2" presentation:style-name="pr3" draw:text-style-name="P6" draw:layer="layout" svg:width="15.773cm" svg:height="12.787cm" svg:x="1.971cm" svg:y="13.507cm" presentation:class="notes" presentation:placeholder="true" presentation:user-transformed="true">
            <draw:text-box/>
          </draw:frame>
        </presentation:notes>
      </draw:page>
      <draw:page draw:name="The paramaterless ctor (aka default ctor)" draw:style-name="dp3" draw:master-page-name="כותרת_20_ותוכן" presentation:presentation-page-layout-name="AL2T11" xml:id="id2" draw:id="id2">
        <draw:frame draw:name="Rectangle 2" presentation:style-name="pr4" draw:text-style-name="P2" draw:layer="layout" svg:width="23.706cm" svg:height="1.776cm" svg:x="0.847cm" svg:y="0.423cm" presentation:class="title" presentation:user-transformed="true">
          <draw:text-box>
            <text:p text:style-name="P7"><text:span text:style-name="T3">Composition</text:span></text:p>
          </draw:text-box>
        </draw:frame>
        <draw:custom-shape draw:name="Text Box 4" draw:style-name="gr2" draw:text-style-name="P9" draw:layer="layout" svg:width="17.94cm" svg:height="15.998cm" svg:x="1.27cm" svg:y="2.793cm">
          <text:p text:style-name="P8"><text:span text:style-name="T4">In Java – pointers.</text:span></text:p>
          <text:p text:style-name="P8"><text:span text:style-name="T4"/></text:p>
          <text:p text:style-name="P8"><text:span text:style-name="T4">In C++ - objects.</text:span></text:p>
          <text:p text:style-name="P8"><text:span text:style-name="T4"/></text:p>
          <text:p text:style-name="P8"><text:span text:style-name="T4">Construction order: <text:s text:c="4"/>small to big.</text:span></text:p>
          <text:p text:style-name="P8"><text:span text:style-name="T4"/></text:p>
          <text:p text:style-name="P8"><text:span text:style-name="T4">Destruction order: </text:span><text:span text:style-name="T4"><text:line-break/></text:span><text:span text:style-name="T4">big to small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par smil:begin="id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4">
          <draw:page-thumbnail draw:style-name="gr3" draw:layer="layout" svg:width="14.848cm" svg:height="11.136cm" svg:x="3.075cm" svg:y="2.257cm" draw:page-number="2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כותרת_20_ותוכן" presentation:presentation-page-layout-name="AL2T11" xml:id="id3" draw:id="id3">
        <draw:frame draw:name="Rectangle 2" presentation:style-name="pr4" draw:text-style-name="P2" draw:layer="layout" svg:width="23.706cm" svg:height="1.776cm" svg:x="0.847cm" svg:y="0.423cm" presentation:class="title" presentation:user-transformed="true">
          <draw:text-box>
            <text:p text:style-name="P7"><text:span text:style-name="T3">The paramaterless ctor (aka </text:span><text:span text:style-name="T5">default ctor</text:span><text:span text:style-name="T3">)</text:span></text:p>
          </draw:text-box>
        </draw:frame>
        <draw:frame draw:name="מציין מיקום של מספר שקופית 4" presentation:style-name="pr6" draw:text-style-name="P12" draw:layer="layout" svg:width="0.846cm" svg:height="0.846cm" svg:x="0cm" svg:y="18.203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draw:frame draw:name="Rectangle 3" presentation:style-name="pr7" draw:text-style-name="P14" draw:layer="layout" svg:width="24.552cm" svg:height="12.911cm" svg:x="0.847cm" svg:y="5.927cm" presentation:class="outline" presentation:user-transformed="true">
          <draw:text-box>
            <text:p text:style-name="P13"><text:span text:style-name="T7"/></text:p>
            <text:p text:style-name="P13"><text:span text:style-name="T7">class</text:span><text:span text:style-name="T8"> A { </text:span><text:span text:style-name="T8"><text:line-break/></text:span><text:span text:style-name="T7">public</text:span><text:span text:style-name="T8">: </text:span><text:span text:style-name="T8"><text:line-break/></text:span><text:span text:style-name="T8"> A() { </text:span><text:span text:style-name="T8"><text:line-break/></text:span><text:span text:style-name="T8">  std::cout &lt;&lt;</text:span></text:p>
            <text:p text:style-name="P13"><text:span text:style-name="T8"><text:s text:c="2"/></text:span><text:span text:style-name="T9">"A - " </text:span><text:span text:style-name="T8">&lt;&lt;</text:span></text:p>
            <text:p text:style-name="P13"><text:span text:style-name="T9"><text:s text:c="2"/></text:span><text:span text:style-name="T9">"parameterless" </text:span><text:span text:style-name="T8">&lt;&lt;</text:span><text:span text:style-name="T9"> </text:span></text:p>
            <text:p text:style-name="P13"><text:span text:style-name="T9"><text:s text:c="2"/></text:span><text:span text:style-name="T9">" ctor\n"</text:span><text:span text:style-name="T8">; </text:span><text:span text:style-name="T8"><text:line-break/></text:span><text:span text:style-name="T8"> } </text:span><text:span text:style-name="T8"><text:line-break/></text:span><text:span text:style-name="T8">};</text:span></text:p>
          </draw:text-box>
        </draw:frame>
        <draw:custom-shape draw:name="Text Box 4" draw:style-name="gr4" draw:text-style-name="P16" draw:layer="layout" svg:width="17.94cm" svg:height="9.907cm" svg:x="10.634cm" svg:y="1.905cm">
          <text:p text:style-name="P15"><text:span text:style-name="T10">class</text:span><text:span text:style-name="T11"> B { </text:span><text:span text:style-name="T11"><text:line-break/></text:span><text:span text:style-name="T11">   A _a1,_a2; </text:span><text:span text:style-name="T11"><text:line-break/></text:span><text:span text:style-name="T10">public</text:span><text:span text:style-name="T11">: </text:span><text:span text:style-name="T11"><text:line-break/></text:span><text:span text:style-name="T11">   B() { </text:span><text:span text:style-name="T11"><text:line-break/></text:span><text:span text:style-name="T11">    <text:s/>std::cout &lt;&lt;</text:span></text:p>
          <text:p text:style-name="P15"><text:span text:style-name="T11"><text:s text:c="5"/></text:span><text:span text:style-name="T12">"B – parameterless " </text:span><text:span text:style-name="T11">&lt;&lt;</text:span><text:span text:style-name="T12"> </text:span></text:p>
          <text:p text:style-name="P15"><text:span text:style-name="T12"><text:s text:c="5"/></text:span><text:span text:style-name="T12">"ctor\n"</text:span><text:span text:style-name="T11">; </text:span><text:span text:style-name="T11"><text:line-break/></text:span><text:span text:style-name="T11"> <text:s text:c="2"/>} </text:span><text:span text:style-name="T11"><text:line-break/></text:span><text:span text:style-name="T11">};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" draw:style-name="gr5" draw:text-style-name="P17" draw:layer="layout" svg:x1="10.795cm" svg:y1="2.54cm" svg:x2="10.796cm" svg:y2="18.415cm">
          <text:p/>
        </draw:line>
        <draw:custom-shape draw:name="Rectangle 7" draw:style-name="gr6" draw:text-style-name="P18" draw:layer="layout" svg:width="7.407cm" svg:height="3.386cm" svg:x="0.847cm" svg:y="2.117cm">
          <text:p text:style-name="P15"><text:span text:style-name="T10">int</text:span><text:span text:style-name="T11"> main() { </text:span><text:span text:style-name="T11"><text:line-break/></text:span><text:span text:style-name="T11">   B b;</text:span></text:p>
          <text:p text:style-name="P15"><text:span text:style-name="T11">} </text:span><text:span text:style-name="T13"><text:line-break/></text:span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7" draw:text-style-name="P20" draw:layer="layout" svg:width="13.969cm" svg:height="3.809cm" svg:x="11.43cm" svg:y="14.817cm">
          <text:p text:style-name="P19"><text:span text:style-name="T14">// output</text:span></text:p>
          <text:p text:style-name="P19"><text:span text:style-name="T15">A – parameterless ctor</text:span></text:p>
          <text:p text:style-name="P19"><text:span text:style-name="T15">A – parameterless ctor</text:span></text:p>
          <text:p text:style-name="P19"><text:span text:style-name="T15">B - parameterless c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par smil:begin="id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4">
          <draw:page-thumbnail draw:style-name="gr3" draw:layer="layout" svg:width="14.848cm" svg:height="11.136cm" svg:x="3.075cm" svg:y="2.257cm" draw:page-number="3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 paramaterless ctor (aka default ctor)" draw:style-name="dp3" draw:master-page-name="כותרת_20_ותוכן" presentation:presentation-page-layout-name="AL2T11" xml:id="id4" draw:id="id4">
        <draw:frame draw:name="Rectangle 2" presentation:style-name="pr4" draw:text-style-name="P2" draw:layer="layout" svg:width="23.706cm" svg:height="1.776cm" svg:x="0.847cm" svg:y="0.423cm" presentation:class="title" presentation:user-transformed="true">
          <draw:text-box>
            <text:p text:style-name="P7"><text:span text:style-name="T3">The paramaterless ctor (aka </text:span><text:span text:style-name="T5">default ctor</text:span><text:span text:style-name="T3">)</text:span></text:p>
          </draw:text-box>
        </draw:frame>
        <draw:frame draw:name="מציין מיקום של מספר שקופית 4" presentation:style-name="pr6" draw:text-style-name="P12" draw:layer="layout" svg:width="0.846cm" svg:height="0.846cm" svg:x="0cm" svg:y="18.203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draw:frame draw:name="Rectangle 3" presentation:style-name="pr7" draw:text-style-name="P14" draw:layer="layout" svg:width="24.764cm" svg:height="13.546cm" svg:x="0.847cm" svg:y="6.138cm" presentation:class="outline" presentation:user-transformed="true">
          <draw:text-box>
            <text:p text:style-name="P13"><text:span text:style-name="T7"/></text:p>
            <text:p text:style-name="P13"><text:span text:style-name="T7">class</text:span><text:span text:style-name="T8"> A { </text:span><text:span text:style-name="T8"><text:line-break/></text:span><text:span text:style-name="T7">public</text:span><text:span text:style-name="T8">: </text:span><text:span text:style-name="T8"><text:line-break/></text:span><text:span text:style-name="T8">  A(</text:span><text:span text:style-name="T7">int</text:span><text:span text:style-name="T8"> a) { </text:span><text:span text:style-name="T8"><text:line-break/></text:span><text:span text:style-name="T8">   std::cout &lt;&lt;</text:span></text:p>
            <text:p text:style-name="P13"><text:span text:style-name="T8"><text:s text:c="3"/></text:span><text:span text:style-name="T9">"A ctor with one </text:span></text:p>
            <text:p text:style-name="P13"><text:span text:style-name="T9"><text:s text:c="4"/></text:span><text:span text:style-name="T9">parameter\n"</text:span><text:span text:style-name="T8">; </text:span><text:span text:style-name="T8"><text:line-break/></text:span><text:span text:style-name="T8"> <text:s/>} <text:s/></text:span></text:p>
            <text:p text:style-name="P13"><text:span text:style-name="T8">}; </text:span><text:span text:style-name="T8"><text:line-break/></text:span><text:span text:style-name="T8"/></text:p>
          </draw:text-box>
        </draw:frame>
        <draw:line draw:name="Line 5" draw:style-name="gr5" draw:text-style-name="P17" draw:layer="layout" svg:x1="10.371cm" svg:y1="2.328cm" svg:x2="10.372cm" svg:y2="16.298cm">
          <text:p/>
        </draw:line>
        <draw:custom-shape draw:name="Rectangle 7" draw:style-name="gr8" draw:text-style-name="P21" draw:layer="layout" svg:width="18.474cm" svg:height="2.539cm" svg:x="6.138cm" svg:y="15.24cm">
          <text:p text:style-name="P19"><text:span text:style-name="T16">// compilation error</text:span></text:p>
          <text:p text:style-name="P19"><text:span text:style-name="T15">No parameterless ctor for _a1, _a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מלבן 1" draw:style-name="gr9" draw:text-style-name="P17" draw:layer="layout" svg:width="4.656cm" svg:height="1.269cm" svg:x="1.693cm" svg:y="9.313cm">
          <text:p text:style-name="P47"><text:span text:style-name="T5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0" draw:text-style-name="P22" draw:layer="layout" svg:width="7.407cm" svg:height="3.386cm" svg:x="0.847cm" svg:y="2.117cm">
          <text:p text:style-name="P15"><text:span text:style-name="T10">int</text:span><text:span text:style-name="T11"> main() { </text:span><text:span text:style-name="T11"><text:line-break/></text:span><text:span text:style-name="T11">   B b;</text:span></text:p>
          <text:p text:style-name="P15"><text:span text:style-name="T11">} </text:span><text:span text:style-name="T13"><text:line-break/></text:span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11" draw:text-style-name="P17" draw:layer="layout" svg:width="17.94cm" svg:height="9.907cm" svg:x="10.634cm" svg:y="1.905cm">
          <text:p text:style-name="P15"><text:span text:style-name="T10">class</text:span><text:span text:style-name="T11"> B { </text:span><text:span text:style-name="T11"><text:line-break/></text:span><text:span text:style-name="T11">   A _a1,_a2; </text:span><text:span text:style-name="T11"><text:line-break/></text:span><text:span text:style-name="T10">public</text:span><text:span text:style-name="T11">: </text:span><text:span text:style-name="T11"><text:line-break/></text:span><text:span text:style-name="T11">   B() { </text:span><text:span text:style-name="T11"><text:line-break/></text:span><text:span text:style-name="T11">    <text:s/>std::cout &lt;&lt;</text:span></text:p>
          <text:p text:style-name="P15"><text:span text:style-name="T11"><text:s text:c="5"/></text:span><text:span text:style-name="T12">"B – parameterless " </text:span><text:span text:style-name="T11">&lt;&lt;</text:span><text:span text:style-name="T12"> </text:span></text:p>
          <text:p text:style-name="P15"><text:span text:style-name="T12"><text:s text:c="5"/></text:span><text:span text:style-name="T12">"ctor\n"</text:span><text:span text:style-name="T11">; </text:span><text:span text:style-name="T11"><text:line-break/></text:span><text:span text:style-name="T11"> <text:s text:c="2"/>} </text:span><text:span text:style-name="T11"><text:line-break/></text:span><text:span text:style-name="T11">};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par smil:begin="id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4">
          <draw:page-thumbnail draw:style-name="gr3" draw:layer="layout" svg:width="14.848cm" svg:height="11.136cm" svg:x="3.075cm" svg:y="2.257cm" draw:page-number="4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 initialization list" draw:style-name="dp3" draw:master-page-name="כותרת_20_ותוכן" presentation:presentation-page-layout-name="AL2T11" xml:id="id5" draw:id="id5"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7"><text:span text:style-name="T3">The initialization list</text:span></text:p>
          </draw:text-box>
        </draw:frame>
        <draw:frame draw:name="מציין מיקום של מספר שקופית 4" presentation:style-name="pr6" draw:text-style-name="P12" draw:layer="layout" svg:width="0.846cm" svg:height="0.846cm" svg:x="0cm" svg:y="18.203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draw:frame draw:name="Rectangle 3" presentation:style-name="pr7" draw:text-style-name="P14" draw:layer="layout" svg:width="12.064cm" svg:height="12.064cm" svg:x="0.212cm" svg:y="6.562cm" presentation:class="outline" presentation:user-transformed="true">
          <draw:text-box>
            <text:p text:style-name="P13"><text:span text:style-name="T7"/></text:p>
            <text:p text:style-name="P13"><text:span text:style-name="T7">class</text:span><text:span text:style-name="T8"> A {</text:span><text:span text:style-name="T8"><text:line-break/></text:span><text:span text:style-name="T7">public</text:span><text:span text:style-name="T8">: </text:span><text:span text:style-name="T8"><text:line-break/></text:span><text:span text:style-name="T8">   A(</text:span><text:span text:style-name="T7">int</text:span><text:span text:style-name="T8"> a) { </text:span><text:span text:style-name="T8"><text:line-break/></text:span><text:span text:style-name="T8">    <text:s text:c="2"/>std::cout &lt;&lt;</text:span></text:p>
            <text:p text:style-name="P13"><text:span text:style-name="T8"><text:s text:c="6"/></text:span><text:span text:style-name="T9">"A (" </text:span><text:span text:style-name="T8">&lt;&lt; a &lt;&lt; </text:span><text:span text:style-name="T9">") "</text:span><text:span text:style-name="T8"> </text:span><text:span text:style-name="T8"><text:line-break/></text:span><text:span text:style-name="T8">    <text:s text:c="2"/>&lt;&lt; std::endl; </text:span><text:span text:style-name="T8"><text:line-break/></text:span><text:span text:style-name="T8"> <text:s text:c="2"/>} </text:span><text:span text:style-name="T8"><text:line-break/></text:span><text:span text:style-name="T8">};</text:span></text:p>
          </draw:text-box>
        </draw:frame>
        <draw:custom-shape draw:name="Text Box 4" draw:style-name="gr11" draw:text-style-name="P17" draw:layer="layout" svg:width="12.699cm" svg:height="13.969cm" svg:x="12.7cm" svg:y="2.963cm">
          <text:p text:style-name="P23"><text:span text:style-name="T10">class</text:span><text:span text:style-name="T11"> B { </text:span><text:span text:style-name="T11"><text:line-break/></text:span><text:span text:style-name="T11">   A _a1,_a2; </text:span><text:span text:style-name="T11"><text:line-break/></text:span><text:span text:style-name="T10">public</text:span><text:span text:style-name="T11">: </text:span><text:span text:style-name="T11"><text:line-break/></text:span><text:span text:style-name="T11">  B(</text:span><text:span text:style-name="T10">int</text:span><text:span text:style-name="T11"> i, </text:span><text:span text:style-name="T10">int</text:span><text:span text:style-name="T11"> j) </text:span></text:p>
          <text:p text:style-name="P23"><text:span text:style-name="T11"><text:s text:c="2"/></text:span><text:span text:style-name="T11">:_a1 (i), _a2(j) </text:span><text:span text:style-name="T11"><text:line-break/></text:span><text:span text:style-name="T11"> <text:s/>{ </text:span><text:span text:style-name="T11"><text:line-break/></text:span><text:span text:style-name="T11">   <text:s/>std::cout</text:span></text:p>
          <text:p text:style-name="P23"><text:span text:style-name="T11"><text:s text:c="4"/></text:span><text:span text:style-name="T11">&lt;&lt; </text:span><text:span text:style-name="T12">"B cons"</text:span><text:span text:style-name="T11"> </text:span><text:span text:style-name="T11"><text:line-break/></text:span><text:span text:style-name="T11">   <text:s/>&lt;&lt; std::endl; </text:span><text:span text:style-name="T11"><text:line-break/></text:span><text:span text:style-name="T11"> <text:s/>} </text:span><text:span text:style-name="T11"><text:line-break/></text:span><text:span text:style-name="T11">}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" draw:style-name="gr5" draw:text-style-name="P17" draw:layer="layout" svg:x1="12.162cm" svg:y1="3.175cm" svg:x2="12.064cm" svg:y2="16.721cm">
          <text:p/>
        </draw:line>
        <draw:custom-shape draw:name="Rectangle 6" draw:style-name="gr12" draw:text-style-name="P24" draw:layer="layout" svg:width="6.984cm" svg:height="4.021cm" svg:x="0.423cm" svg:y="2.388cm">
          <text:p text:style-name="P15"><text:span text:style-name="T10">int</text:span><text:span text:style-name="T11"> main() { </text:span><text:span text:style-name="T11"><text:line-break/></text:span><text:span text:style-name="T11">   B b(</text:span><text:span text:style-name="T17">2</text:span><text:span text:style-name="T11">,</text:span><text:span text:style-name="T17">3</text:span><text:span text:style-name="T11">);</text:span></text:p>
          <text:p text:style-name="P15"><text:span text:style-name="T11">}</text:span><text:span text:style-name="T13"><text:line-break/></text:span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3" draw:text-style-name="P25" draw:layer="layout" svg:width="6.349cm" svg:height="3.174cm" svg:x="16.51cm" svg:y="15.134cm">
          <text:p text:style-name="P19"><text:span text:style-name="T18">// output</text:span></text:p>
          <text:p text:style-name="P19"><text:span text:style-name="T19">A (2)</text:span></text:p>
          <text:p text:style-name="P19"><text:span text:style-name="T19">A (3)</text:span></text:p>
          <text:p text:style-name="P19"><text:span text:style-name="T19">B c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מלבן 9" draw:style-name="gr14" draw:text-style-name="P17" draw:layer="layout" svg:width="8.466cm" svg:height="1.41cm" svg:x="13.758cm" svg:y="8.043cm">
          <text:p text:style-name="P47"><text:span text:style-name="T5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par smil:begin="id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4">
          <draw:page-thumbnail draw:style-name="gr3" draw:layer="layout" svg:width="14.848cm" svg:height="11.136cm" svg:x="3.075cm" svg:y="2.257cm" draw:page-number="5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itialization using pointers (1)" draw:style-name="dp3" draw:master-page-name="כותרת_20_ותוכן" presentation:presentation-page-layout-name="AL2T11" xml:id="id6" draw:id="id6"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7"><text:span text:style-name="T3">Initialization using pointers (1)</text:span></text:p>
          </draw:text-box>
        </draw:frame>
        <draw:frame draw:name="מציין מיקום של מספר שקופית 4" presentation:style-name="pr6" draw:text-style-name="P12" draw:layer="layout" svg:width="0.846cm" svg:height="0.846cm" svg:x="0cm" svg:y="18.203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draw:custom-shape draw:name="Text Box 4" draw:style-name="gr11" draw:text-style-name="P17" draw:layer="layout" svg:width="12.673cm" svg:height="17.626cm" svg:x="12.171cm" svg:y="2.54cm">
          <text:p text:style-name="P23"><text:span text:style-name="T10">class</text:span><text:span text:style-name="T11"> B { </text:span><text:span text:style-name="T11"><text:line-break/></text:span><text:span text:style-name="T11">   A *_ap; </text:span><text:span text:style-name="T11"><text:line-break/></text:span><text:span text:style-name="T10">public</text:span><text:span text:style-name="T11">: </text:span><text:span text:style-name="T11"><text:line-break/></text:span><text:span text:style-name="T11">   B(</text:span><text:span text:style-name="T10">int</text:span><text:span text:style-name="T11"> i); </text:span><text:span text:style-name="T11"><text:line-break/></text:span><text:span text:style-name="T11">}; </text:span></text:p>
          <text:p text:style-name="P23"><text:span text:style-name="T11"><text:line-break/></text:span><text:span text:style-name="T11">B::B(</text:span><text:span text:style-name="T10">int</text:span><text:span text:style-name="T11"> i) { </text:span><text:span text:style-name="T11"><text:line-break/></text:span><text:span text:style-name="T11">   _ap = </text:span><text:span text:style-name="T10">new</text:span><text:span text:style-name="T11"> A (i); </text:span><text:span text:style-name="T11"><text:line-break/></text:span><text:span text:style-name="T11">   cout &lt;&lt; </text:span><text:span text:style-name="T12">"B cons\n"</text:span><text:span text:style-name="T11">; </text:span><text:span text:style-name="T11"><text:line-break/></text:span><text:span text:style-name="T11">} </text:span><text:span text:style-name="T11"><text:line-break/></text:span><text:span text:style-name="T11"><text:line-break/></text:span><text:span text:style-name="T11"/></text:p>
          <text:p text:style-name="P23"><text:span text:style-name="T13"><text:line-break/></text:span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" draw:style-name="gr5" draw:text-style-name="P17" draw:layer="layout" svg:x1="12.162cm" svg:y1="3.175cm" svg:x2="12.064cm" svg:y2="18.415cm">
          <text:p/>
        </draw:line>
        <draw:custom-shape draw:name="Rectangle 6" draw:style-name="gr15" draw:text-style-name="P26" draw:layer="layout" svg:width="7.619cm" svg:height="4.021cm" svg:x="1.058cm" svg:y="2.328cm">
          <text:p text:style-name="P23"><text:span text:style-name="T10">int</text:span><text:span text:style-name="T11"> main() { </text:span><text:span text:style-name="T11"><text:line-break/></text:span><text:span text:style-name="T11">   B b(</text:span><text:span text:style-name="T17">2</text:span><text:span text:style-name="T11">);</text:span></text:p>
          <text:p text:style-name="P23"><text:span text:style-name="T13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6" draw:text-style-name="P27" draw:layer="layout" svg:width="11.641cm" svg:height="2.319cm" svg:x="13.547cm" svg:y="16.223cm">
          <text:p text:style-name="P19"><text:span text:style-name="T18">// output</text:span></text:p>
          <text:p text:style-name="P19"><text:span text:style-name="T19">A (2)</text:span></text:p>
          <text:p text:style-name="P19"><text:span text:style-name="T19">B c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7" draw:text-style-name="P14" draw:layer="layout" svg:width="12.064cm" svg:height="12.064cm" svg:x="0.212cm" svg:y="6.562cm">
          <text:p text:style-name="P28"><text:span text:style-name="T7">class</text:span><text:span text:style-name="T8"> A {</text:span><text:span text:style-name="T8"><text:line-break/></text:span><text:span text:style-name="T7">public</text:span><text:span text:style-name="T8">: </text:span><text:span text:style-name="T8"><text:line-break/></text:span><text:span text:style-name="T8">   A(</text:span><text:span text:style-name="T7">int</text:span><text:span text:style-name="T8"> a) { </text:span><text:span text:style-name="T8"><text:line-break/></text:span><text:span text:style-name="T8">    <text:s text:c="2"/>std::cout &lt;&lt;</text:span></text:p>
          <text:p text:style-name="P28"><text:span text:style-name="T8"><text:s text:c="6"/></text:span><text:span text:style-name="T9">"A (" </text:span><text:span text:style-name="T8">&lt;&lt; a &lt;&lt; </text:span><text:span text:style-name="T9">") "</text:span><text:span text:style-name="T8"> </text:span><text:span text:style-name="T8"><text:line-break/></text:span><text:span text:style-name="T8">    <text:s text:c="2"/>&lt;&lt; std::endl; </text:span><text:span text:style-name="T8"><text:line-break/></text:span><text:span text:style-name="T8"> <text:s text:c="2"/>} </text:span><text:span text:style-name="T8"><text:line-break/></text:span><text:span text:style-name="T8">}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par smil:begin="id6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4">
          <draw:page-thumbnail draw:style-name="gr3" draw:layer="layout" svg:width="14.848cm" svg:height="11.136cm" svg:x="3.075cm" svg:y="2.257cm" draw:page-number="6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itialization using pointers (2)" draw:style-name="dp3" draw:master-page-name="כותרת_20_ותוכן" presentation:presentation-page-layout-name="AL2T11" xml:id="id7" draw:id="id7"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7"><text:span text:style-name="T3">Initialization using pointers (2)</text:span></text:p>
          </draw:text-box>
        </draw:frame>
        <draw:frame draw:name="מציין מיקום של מספר שקופית 4" presentation:style-name="pr6" draw:text-style-name="P12" draw:layer="layout" svg:width="0.846cm" svg:height="0.846cm" svg:x="0cm" svg:y="18.203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draw:custom-shape draw:name="Text Box 4" draw:style-name="gr11" draw:text-style-name="P17" draw:layer="layout" svg:width="12.673cm" svg:height="18.845cm" svg:x="12.171cm" svg:y="2.54cm">
          <text:p text:style-name="P23"><text:span text:style-name="T10">class</text:span><text:span text:style-name="T11"> B { </text:span><text:span text:style-name="T11"><text:line-break/></text:span><text:span text:style-name="T11">   A *_ap; </text:span><text:span text:style-name="T11"><text:line-break/></text:span><text:span text:style-name="T10">public</text:span><text:span text:style-name="T11">: </text:span><text:span text:style-name="T11"><text:line-break/></text:span><text:span text:style-name="T11">   B(</text:span><text:span text:style-name="T10">int</text:span><text:span text:style-name="T11"> i); </text:span><text:span text:style-name="T11"><text:line-break/></text:span><text:span text:style-name="T11">}; </text:span></text:p>
          <text:p text:style-name="P23"><text:span text:style-name="T11"><text:line-break/></text:span><text:span text:style-name="T11">B::B(</text:span><text:span text:style-name="T10">int</text:span><text:span text:style-name="T11"> i) </text:span></text:p>
          <text:p text:style-name="P23"><text:span text:style-name="T11"><text:s text:c="3"/></text:span><text:span text:style-name="T11">: _ap (</text:span><text:span text:style-name="T10">new</text:span><text:span text:style-name="T11"> A(i)) <text:s/></text:span></text:p>
          <text:p text:style-name="P23"><text:span text:style-name="T11">{ </text:span><text:span text:style-name="T11"><text:line-break/></text:span><text:span text:style-name="T11">   cout &lt;&lt; </text:span><text:span text:style-name="T12">"B cons\n"</text:span><text:span text:style-name="T11">; </text:span><text:span text:style-name="T11"><text:line-break/></text:span><text:span text:style-name="T11">} </text:span><text:span text:style-name="T11"><text:line-break/></text:span><text:span text:style-name="T11"><text:line-break/></text:span><text:span text:style-name="T11"/></text:p>
          <text:p text:style-name="P23"><text:span text:style-name="T13"><text:line-break/></text:span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" draw:style-name="gr5" draw:text-style-name="P17" draw:layer="layout" svg:x1="12.162cm" svg:y1="3.175cm" svg:x2="12.064cm" svg:y2="18.415cm">
          <text:p/>
        </draw:line>
        <draw:custom-shape draw:name="Rectangle 6" draw:style-name="gr18" draw:text-style-name="P29" draw:layer="layout" svg:width="7.619cm" svg:height="4.021cm" svg:x="1.058cm" svg:y="2.328cm">
          <text:p text:style-name="P23"><text:span text:style-name="T10">int</text:span><text:span text:style-name="T11"> main() { </text:span><text:span text:style-name="T11"><text:line-break/></text:span><text:span text:style-name="T11">   B b(</text:span><text:span text:style-name="T17">2</text:span><text:span text:style-name="T11">);</text:span></text:p>
          <text:p text:style-name="P23"><text:span text:style-name="T13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9" draw:text-style-name="P31" draw:layer="layout" svg:width="11.641cm" svg:height="2.319cm" svg:x="13.547cm" svg:y="16.51cm">
          <text:p text:style-name="P30"><text:span text:style-name="T18">// </text:span><text:span text:style-name="T18">output</text:span></text:p>
          <text:p text:style-name="P30"><text:span text:style-name="T19">A (2)</text:span></text:p>
          <text:p text:style-name="P30"><text:span text:style-name="T19">B c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7" draw:text-style-name="P14" draw:layer="layout" svg:width="12.064cm" svg:height="12.064cm" svg:x="0.212cm" svg:y="6.562cm">
          <text:p text:style-name="P28"><text:span text:style-name="T7">class</text:span><text:span text:style-name="T8"> A {</text:span><text:span text:style-name="T8"><text:line-break/></text:span><text:span text:style-name="T7">public</text:span><text:span text:style-name="T8">: </text:span><text:span text:style-name="T8"><text:line-break/></text:span><text:span text:style-name="T8">   A(</text:span><text:span text:style-name="T7">int</text:span><text:span text:style-name="T8"> a) { </text:span><text:span text:style-name="T8"><text:line-break/></text:span><text:span text:style-name="T8">    <text:s text:c="2"/>std::cout &lt;&lt;</text:span></text:p>
          <text:p text:style-name="P28"><text:span text:style-name="T8"><text:s text:c="6"/></text:span><text:span text:style-name="T9">"A (" </text:span><text:span text:style-name="T8">&lt;&lt; a &lt;&lt; </text:span><text:span text:style-name="T9">") "</text:span><text:span text:style-name="T8"> </text:span><text:span text:style-name="T8"><text:line-break/></text:span><text:span text:style-name="T8">    <text:s text:c="2"/>&lt;&lt; std::endl; </text:span><text:span text:style-name="T8"><text:line-break/></text:span><text:span text:style-name="T8"> <text:s text:c="2"/>} </text:span><text:span text:style-name="T8"><text:line-break/></text:span><text:span text:style-name="T8">}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מלבן 9" draw:style-name="gr14" draw:text-style-name="P17" draw:layer="layout" svg:width="8.466cm" svg:height="1.41cm" svg:x="13.758cm" svg:y="11.43cm">
          <text:p text:style-name="P47"><text:span text:style-name="T5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par smil:begin="id7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4">
          <draw:page-thumbnail draw:style-name="gr3" draw:layer="layout" svg:width="14.848cm" svg:height="11.136cm" svg:x="3.075cm" svg:y="2.257cm" draw:page-number="7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 initialization list" draw:style-name="dp3" draw:master-page-name="כותרת_20_ותוכן" presentation:presentation-page-layout-name="AL2T11" xml:id="id8" draw:id="id8"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7"><text:span text:style-name="T3">T</text:span><text:span text:style-name="T3">h</text:span><text:span text:style-name="T3">e </text:span><text:span text:style-name="T3">i</text:span><text:span text:style-name="T3">n</text:span><text:span text:style-name="T3">it</text:span><text:span text:style-name="T3">i</text:span><text:span text:style-name="T3">a</text:span><text:span text:style-name="T3">li</text:span><text:span text:style-name="T3">z</text:span><text:span text:style-name="T3">a</text:span><text:span text:style-name="T3">ti</text:span><text:span text:style-name="T3">o</text:span><text:span text:style-name="T3">n </text:span><text:span text:style-name="T3">li</text:span><text:span text:style-name="T3">s</text:span><text:span text:style-name="T3">t</text:span></text:p>
          </draw:text-box>
        </draw:frame>
        <draw:frame draw:name="מציין מיקום של מספר שקופית 4" presentation:style-name="pr6" draw:text-style-name="P12" draw:layer="layout" svg:width="0.846cm" svg:height="0.846cm" svg:x="0cm" svg:y="18.203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draw:frame draw:name="Rectangle 3" presentation:style-name="pr7" draw:text-style-name="P14" draw:layer="layout" svg:width="23.706cm" svg:height="15.874cm" svg:x="0.847cm" svg:y="3.175cm" presentation:class="outline" presentation:user-transformed="true">
          <draw:text-box>
            <text:list text:style-name="L13">
              <text:list-item>
                <text:p text:style-name="P32"><text:span text:style-name="T20">Initialization of object members.</text:span></text:p>
              </text:list-item>
              <text:list-item>
                <text:p text:style-name="P32"><text:span text:style-name="T20">Initialization of constants and reference variables.</text:span></text:p>
              </text:list-item>
              <text:list-item>
                <text:p text:style-name="P32"><text:span text:style-name="T20">In the future: Initialization of parent class.</text:span></text:p>
              </text:list-item>
              <text:list-item>
                <text:p text:style-name="P32"><text:span text:style-name="T20">It is faster and safer to use the initialization list than </text:span><text:span text:style-name="T20">initialization in the constructor</text:span></text:p>
              </text:list-item>
            </text:list>
            <text:p text:style-name="P32"><text:span text:style-name="T20"/></text:p>
            <text:p text:style-name="P32"><text:span text:style-name="T20"/></text:p>
          </draw:text-box>
        </draw:frame>
        <anim:par smil:dur="indefinite" smil:restart="never" presentation:node-type="timing-root">
          <anim:par smil:begin="id8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4">
          <draw:page-thumbnail draw:style-name="gr3" draw:layer="layout" svg:width="14.848cm" svg:height="11.136cm" svg:x="3.075cm" svg:y="2.257cm" draw:page-number="8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שקופית_20_כותרת" presentation:presentation-page-layout-name="AL1T0" xml:id="id9" draw:id="id9">
        <draw:frame draw:name="Rectangle 2" presentation:style-name="pr8" draw:text-style-name="P2" draw:layer="layout" svg:width="22.859cm" svg:height="4.082cm" svg:x="1.27cm" svg:y="4.183cm" presentation:class="title" presentation:user-transformed="true">
          <draw:text-box>
            <text:p text:style-name="P1"><text:span text:style-name="T1">More on initialization &amp; C++11:</text:span><text:span text:style-name="T1"><text:line-break/></text:span><text:span text:style-name="T1">2-initlist folder</text:span></text:p>
          </draw:text-box>
        </draw:frame>
        <anim:par smil:dur="indefinite" smil:restart="never" presentation:node-type="timing-root">
          <anim:par smil:begin="id9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4">
          <draw:page-thumbnail draw:style-name="gr3" draw:layer="layout" svg:width="14.848cm" svg:height="11.136cm" svg:x="3.075cm" svg:y="2.257cm" draw:page-number="9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שקופית_20_כותרת" presentation:presentation-page-layout-name="AL1T0" xml:id="id10" draw:id="id10">
        <draw:frame draw:name="כותרת משנה 3" presentation:style-name="pr10" draw:text-style-name="P4" draw:layer="layout" svg:width="17.779cm" svg:height="4.444cm" svg:x="3.598cm" svg:y="8.89cm" presentation:class="subtitle" presentation:placeholder="true" presentation:user-transformed="true">
          <draw:text-box/>
        </draw:frame>
        <draw:frame draw:name="Rectangle 2" presentation:style-name="pr8" draw:text-style-name="P2" draw:layer="layout" svg:width="22.859cm" svg:height="4.082cm" svg:x="1.27cm" svg:y="4.183cm" presentation:class="title" presentation:user-transformed="true">
          <draw:text-box>
            <text:p text:style-name="P1"><text:span text:style-name="T1">Reference variables</text:span></text:p>
          </draw:text-box>
        </draw:frame>
        <anim:par smil:dur="indefinite" smil:restart="never" presentation:node-type="timing-root">
          <anim:par smil:begin="id10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4">
          <draw:page-thumbnail draw:style-name="gr3" draw:layer="layout" svg:width="14.848cm" svg:height="11.136cm" svg:x="3.075cm" svg:y="2.257cm" draw:page-number="10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ferences" draw:style-name="dp3" draw:master-page-name="כותרת_20_ותוכן" presentation:presentation-page-layout-name="AL2T11" xml:id="id11" draw:id="id11"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7"><text:span text:style-name="T3">References</text:span></text:p>
          </draw:text-box>
        </draw:frame>
        <draw:frame draw:name="מציין מיקום של מספר שקופית 4" presentation:style-name="pr6" draw:text-style-name="P12" draw:layer="layout" svg:width="0.846cm" svg:height="0.846cm" svg:x="0cm" svg:y="18.203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draw:custom-shape draw:name="Text Box 3" draw:style-name="gr20" draw:text-style-name="P17" draw:layer="layout" svg:width="23.132cm" svg:height="14.847cm" svg:x="0.816cm" svg:y="3.409cm">
          <text:list text:style-name="L15">
            <text:list-item>
              <text:p text:style-name="P33"><text:span text:style-name="T21">A </text:span><text:span text:style-name="T22">reference</text:span><text:span text:style-name="T21"> is an alias – </text:span><text:span text:style-name="T21"><text:line-break/></text:span><text:span text:style-name="T21"> <text:s text:c="5"/>an alternative name to an existing object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21" draw:text-style-name="P17" draw:layer="layout" svg:width="1.013cm" svg:height="1.772cm" svg:x="2.306cm" svg:y="16.48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par smil:begin="id1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4">
          <draw:page-thumbnail draw:style-name="gr3" draw:layer="layout" svg:width="14.848cm" svg:height="11.136cm" svg:x="3.075cm" svg:y="2.257cm" draw:page-number="11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ferences, example (not a useful one)" draw:style-name="dp3" draw:master-page-name="כותרת_20_ותוכן" presentation:presentation-page-layout-name="AL2T11" xml:id="id12" draw:id="id12"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7"><text:span text:style-name="T3">References, example (not a useful one)</text:span></text:p>
          </draw:text-box>
        </draw:frame>
        <draw:frame draw:name="מציין מיקום של מספר שקופית 4" presentation:style-name="pr6" draw:text-style-name="P12" draw:layer="layout" svg:width="0.846cm" svg:height="0.846cm" svg:x="0cm" svg:y="18.203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draw:custom-shape draw:name="Text Box 3" draw:style-name="gr20" draw:text-style-name="P17" draw:layer="layout" svg:width="23.132cm" svg:height="14.847cm" svg:x="0.816cm" svg:y="3.409cm">
          <text:list text:style-name="L15">
            <text:list-item>
              <text:p text:style-name="P33"><text:span text:style-name="T21">A </text:span><text:span text:style-name="T22">reference</text:span><text:span text:style-name="T21"> is an alias – </text:span><text:span text:style-name="T21"><text:line-break/></text:span><text:span text:style-name="T21"> <text:s text:c="5"/>an alternative name to an existing object</text:span></text:p>
            </text:list-item>
          </text:list>
          <text:p text:style-name="P34"><text:span text:style-name="T23">int</text:span><text:span text:style-name="T24"> i = </text:span><text:span text:style-name="T25">10</text:span><text:span text:style-name="T24">; </text:span><text:span text:style-name="T24"><text:line-break/></text:span><text:span text:style-name="T23">int</text:span><text:span text:style-name="T24">&amp; j = i; </text:span><text:span text:style-name="T26">// j is a int reference </text:span><text:span text:style-name="T26"><text:line-break/></text:span><text:span text:style-name="T26"> <text:s text:c="11"/>// initialized only </text:span></text:p>
          <text:p text:style-name="P34"><text:span text:style-name="T26"><text:s text:c="12"/></text:span><text:span text:style-name="T26">// once ! </text:span><text:span text:style-name="T26"><text:line-break/></text:span><text:span text:style-name="T24">j += </text:span><text:span text:style-name="T25">5</text:span><text:span text:style-name="T24">; </text:span><text:span text:style-name="T26">// changes both i and j </text:span><text:span text:style-name="T26"><text:line-break/></text:span><text:span text:style-name="T2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21" draw:text-style-name="P17" draw:layer="layout" svg:width="1.013cm" svg:height="1.772cm" svg:x="2.306cm" svg:y="16.48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par smil:begin="id12.begin">
            <anim:transitionFilter smil:dur="1s" smil:type="slideWipe" smil:subtype="fromTop" smil:direction="reverse"/>
          </anim:par>
        </anim:par>
        <presentation:notes draw:style-name="dp4">
          <draw:page-thumbnail draw:style-name="gr3" draw:layer="layout" svg:width="14.848cm" svg:height="11.136cm" svg:x="3.075cm" svg:y="2.257cm" draw:page-number="12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ferences, example (not a useful one)" draw:style-name="dp3" draw:master-page-name="כותרת_20_ותוכן" presentation:presentation-page-layout-name="AL2T11" xml:id="id13" draw:id="id13"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7"><text:span text:style-name="T3">References, example (not a useful one)</text:span></text:p>
          </draw:text-box>
        </draw:frame>
        <draw:frame draw:name="מציין מיקום של מספר שקופית 4" presentation:style-name="pr6" draw:text-style-name="P12" draw:layer="layout" svg:width="0.846cm" svg:height="0.846cm" svg:x="0cm" svg:y="18.203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draw:custom-shape draw:name="Text Box 3" draw:style-name="gr20" draw:text-style-name="P17" draw:layer="layout" svg:width="23.132cm" svg:height="14.847cm" svg:x="0.816cm" svg:y="3.409cm">
          <text:list text:style-name="L15">
            <text:list-item>
              <text:p text:style-name="P33"><text:span text:style-name="T21">A </text:span><text:span text:style-name="T22">reference</text:span><text:span text:style-name="T21"> is an alias – </text:span><text:span text:style-name="T21"><text:line-break/></text:span><text:span text:style-name="T21"> <text:s text:c="5"/>an alternative name to an existing object</text:span></text:p>
            </text:list-item>
          </text:list>
          <text:p text:style-name="P34"><text:span text:style-name="T23">int</text:span><text:span text:style-name="T24"> i = </text:span><text:span text:style-name="T25">10</text:span><text:span text:style-name="T24">; </text:span><text:span text:style-name="T24"><text:line-break/></text:span><text:span text:style-name="T23">int</text:span><text:span text:style-name="T24">&amp; j = i; </text:span><text:span text:style-name="T26">// j is a int reference </text:span><text:span text:style-name="T26"><text:line-break/></text:span><text:span text:style-name="T26"> <text:s text:c="11"/>// initialized only </text:span></text:p>
          <text:p text:style-name="P34"><text:span text:style-name="T26"><text:s text:c="12"/></text:span><text:span text:style-name="T26">// once ! </text:span><text:span text:style-name="T26"><text:line-break/></text:span><text:span text:style-name="T24">j += </text:span><text:span text:style-name="T25">5</text:span><text:span text:style-name="T24">; </text:span><text:span text:style-name="T26">// changes both i and j </text:span><text:span text:style-name="T26"><text:line-break/></text:span><text:span text:style-name="T23">int</text:span><text:span text:style-name="T24">* k = </text:span><text:span text:style-name="T23">new</text:span><text:span text:style-name="T24"> </text:span><text:span text:style-name="T23">int</text:span><text:span text:style-name="T24">(); </text:span><text:span text:style-name="T24"><text:line-break/></text:span><text:span text:style-name="T24">j = k; </text:span><text:span text:style-name="T27">// error k is a pointer </text:span><text:span text:style-name="T26"><text:line-break/></text:span><text:span text:style-name="T24">j = *k; </text:span><text:span text:style-name="T26">// ok j and i equals to *k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21" draw:text-style-name="P17" draw:layer="layout" svg:width="1.013cm" svg:height="1.772cm" svg:x="2.306cm" svg:y="16.48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par smil:begin="id13.begin">
            <anim:transitionFilter smil:dur="1s" smil:type="slideWipe" smil:subtype="fromTop" smil:direction="reverse"/>
          </anim:par>
        </anim:par>
        <presentation:notes draw:style-name="dp4">
          <draw:page-thumbnail draw:style-name="gr3" draw:layer="layout" svg:width="14.848cm" svg:height="11.136cm" svg:x="3.075cm" svg:y="2.257cm" draw:page-number="13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 famous swap" draw:style-name="dp3" draw:master-page-name="כותרת_20_ותוכן" presentation:presentation-page-layout-name="AL2T11" xml:id="id14" draw:id="id14"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7"><text:span text:style-name="T3">The famous swap</text:span></text:p>
          </draw:text-box>
        </draw:frame>
        <draw:frame draw:name="מציין מיקום של מספר שקופית 4" presentation:style-name="pr6" draw:text-style-name="P12" draw:layer="layout" svg:width="0.846cm" svg:height="0.846cm" svg:x="0cm" svg:y="18.203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draw:frame draw:name="Rectangle 3" presentation:style-name="pr11" draw:text-style-name="P14" draw:layer="layout" svg:width="24.129cm" svg:height="15.662cm" svg:x="0.635cm" svg:y="2.752cm" presentation:class="outline" presentation:user-transformed="true">
          <draw:text-box>
            <text:p text:style-name="P35"><text:span text:style-name="T28">// C version </text:span><text:span text:style-name="T28"><text:line-break/></text:span><text:span text:style-name="T29">void</text:span><text:span text:style-name="T30"> swap </text:span></text:p>
            <text:p text:style-name="P35"><text:span text:style-name="T30"><text:s text:c="5"/></text:span><text:span text:style-name="T30">(</text:span><text:span text:style-name="T29">int</text:span><text:span text:style-name="T30"> *a, </text:span><text:span text:style-name="T29">int</text:span><text:span text:style-name="T30"> *b) </text:span><text:span text:style-name="T30"><text:line-break/></text:span><text:span text:style-name="T30">{ </text:span><text:span text:style-name="T30"><text:line-break/></text:span><text:span text:style-name="T30">   </text:span><text:span text:style-name="T29">int</text:span><text:span text:style-name="T30"> t = *a; </text:span><text:span text:style-name="T30"><text:line-break/></text:span><text:span text:style-name="T30">   *a = *b; </text:span><text:span text:style-name="T30"><text:line-break/></text:span><text:span text:style-name="T30">   *b = t; </text:span><text:span text:style-name="T30"><text:line-break/></text:span><text:span text:style-name="T30">} </text:span><text:span text:style-name="T30"><text:line-break/></text:span><text:span text:style-name="T30"><text:line-break/></text:span><text:span text:style-name="T30"><text:line-break/></text:span><text:span text:style-name="T30"/></text:p>
            <text:p text:style-name="P35"><text:span text:style-name="T30"><text:line-break/></text:span><text:span text:style-name="T30"/></text:p>
          </draw:text-box>
        </draw:frame>
        <draw:custom-shape draw:name="Text Box 4" draw:style-name="gr11" draw:text-style-name="P17" draw:layer="layout" svg:width="12.673cm" svg:height="12.955cm" svg:x="12.171cm" svg:y="2.54cm">
          <text:p text:style-name="P15"><text:span text:style-name="T31">// C++ version </text:span><text:span text:style-name="T31"><text:line-break/></text:span><text:span text:style-name="T10">void</text:span><text:span text:style-name="T11"> swap </text:span></text:p>
          <text:p text:style-name="P15"><text:span text:style-name="T11"><text:s text:c="5"/></text:span><text:span text:style-name="T11">(</text:span><text:span text:style-name="T10">int</text:span><text:span text:style-name="T11"> &amp;a, </text:span><text:span text:style-name="T10">int</text:span><text:span text:style-name="T11"> &amp;b) </text:span><text:span text:style-name="T11"><text:line-break/></text:span><text:span text:style-name="T11">{ </text:span><text:span text:style-name="T11"><text:line-break/></text:span><text:span text:style-name="T11">   </text:span><text:span text:style-name="T10">int</text:span><text:span text:style-name="T11"> t = a; </text:span><text:span text:style-name="T11"><text:line-break/></text:span><text:span text:style-name="T11">   a = b; </text:span><text:span text:style-name="T11"><text:line-break/></text:span><text:span text:style-name="T11">   b = t; </text:span><text:span text:style-name="T11"><text:line-break/></text:span><text:span text:style-name="T11">} </text:span><text:span text:style-name="T11"><text:line-break/></text:span><text:span text:style-name="T11"><text:line-break/></text:span><text:span text:style-name="T11"/></text:p>
          <text:p text:style-name="P15"><text:span text:style-name="T13"><text:line-break/></text:span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" draw:style-name="gr5" draw:text-style-name="P17" draw:layer="layout" svg:x1="12.17cm" svg:y1="3.175cm" svg:x2="12.171cm" svg:y2="10.583cm">
          <text:p/>
        </draw:line>
        <draw:custom-shape draw:name="Rectangle 7" draw:style-name="gr22" draw:text-style-name="P37" draw:layer="layout" svg:width="23.917cm" svg:height="6.552cm" svg:x="0.635cm" svg:y="11.853cm">
          <text:list text:style-name="L19">
            <text:list-item>
              <text:p text:style-name="P36"><text:span text:style-name="T32">More intuitive syntax</text:span></text:p>
            </text:list-item>
            <text:list-item>
              <text:p text:style-name="P36"><text:span text:style-name="T32">No pointer arithmetic mistakes</text:span></text:p>
            </text:list-item>
            <text:list-item>
              <text:p text:style-name="P36"><text:span text:style-name="T32">Ref variables are actually const pointers (standard implementation)</text:span></text:p>
            </text:list-item>
            <text:list-item>
              <text:p text:style-name="P36"><text:span text:style-name="T32">Must be initialized in their declaration (initialization list), like const variable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par smil:begin="id14.begin">
            <anim:transitionFilter smil:dur="1s" smil:type="slideWipe" smil:subtype="fromTop" smil:direction="reverse"/>
          </anim:par>
        </anim:par>
        <presentation:notes draw:style-name="dp4">
          <draw:page-thumbnail draw:style-name="gr3" draw:layer="layout" svg:width="14.848cm" svg:height="11.136cm" svg:x="3.075cm" svg:y="2.257cm" draw:page-number="14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 famous swap:&#10;std::swap later in the course" draw:style-name="dp3" draw:master-page-name="כותרת_20_ותוכן" presentation:presentation-page-layout-name="AL2T11" xml:id="id15" draw:id="id15">
        <draw:frame draw:name="Rectangle 2" presentation:style-name="pr4" draw:text-style-name="P2" draw:layer="layout" svg:width="23.706cm" svg:height="1.776cm" svg:x="0.847cm" svg:y="2.117cm" presentation:class="title" presentation:user-transformed="true">
          <draw:text-box>
            <text:p text:style-name="P7"><text:span text:style-name="T3">The famous swap:</text:span><text:span text:style-name="T3"><text:line-break/></text:span><text:span text:style-name="T3">std::swap later in the course</text:span></text:p>
          </draw:text-box>
        </draw:frame>
        <draw:frame draw:name="מציין מיקום של מספר שקופית 4" presentation:style-name="pr6" draw:text-style-name="P12" draw:layer="layout" svg:width="0.846cm" svg:height="0.846cm" svg:x="0cm" svg:y="18.203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anim:par smil:dur="indefinite" smil:restart="never" presentation:node-type="timing-root">
          <anim:par smil:begin="id15.begin">
            <anim:transitionFilter smil:dur="1s" smil:type="slideWipe" smil:subtype="fromTop" smil:direction="reverse"/>
          </anim:par>
        </anim:par>
        <presentation:notes draw:style-name="dp4">
          <draw:page-thumbnail draw:style-name="gr3" draw:layer="layout" svg:width="14.848cm" svg:height="11.136cm" svg:x="3.075cm" svg:y="2.257cm" draw:page-number="15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ointer vs non-const reference" draw:style-name="dp3" draw:master-page-name="כותרת_20_ותוכן" presentation:presentation-page-layout-name="AL2T11" xml:id="id16" draw:id="id16">
        <draw:frame draw:name="Title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7"><text:span text:style-name="T3">Pointer vs non-const reference</text:span></text:p>
          </draw:text-box>
        </draw:frame>
        <draw:frame draw:name="Slide Number Placeholder 2" presentation:style-name="pr6" draw:text-style-name="P12" draw:layer="layout" svg:width="0.846cm" svg:height="0.846cm" svg:x="0cm" svg:y="18.203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draw:frame draw:name="Content Placeholder 3" presentation:style-name="pr7" draw:text-style-name="P14" draw:layer="layout" svg:width="23.706cm" svg:height="15.874cm" svg:x="0.847cm" svg:y="2.54cm" presentation:class="outline" presentation:user-transformed="true">
          <draw:text-box>
            <text:p text:style-name="P13"><text:span text:style-name="T20"/></text:p>
            <text:p text:style-name="P13"><text:span text:style-name="T20">References can be used as output parameters, </text:span></text:p>
            <text:p text:style-name="P13"><text:span text:style-name="T20">similar to pointers.</text:span></text:p>
            <text:p text:style-name="P13"><text:span text:style-name="T20">Pros:</text:span></text:p>
            <text:list text:style-name="L20">
              <text:list-item>
                <text:p text:style-name="P13"><text:span text:style-name="T20">It is hard to have reference to undefined value </text:span></text:p>
              </text:list-item>
              <text:list-item>
                <text:p text:style-name="P13"><text:span text:style-name="T20">The syntax inside the function is clearer</text:span></text:p>
              </text:list-item>
            </text:list>
            <text:p text:style-name="P13"><text:span text:style-name="T20">Cons:</text:span></text:p>
            <text:list text:continue-numbering="true" text:style-name="L20">
              <text:list-item>
                <text:p text:style-name="P13"><text:span text:style-name="T20">You can’t see what you are doing at call site (but this shouldn’t be a problem if the function is named right and documented)</text:span></text:p>
              </text:list-item>
            </text:list>
          </draw:text-box>
        </draw:frame>
        <anim:par smil:dur="indefinite" smil:restart="never" presentation:node-type="timing-root">
          <anim:par smil:begin="id16.begin">
            <anim:transitionFilter smil:dur="1s" smil:type="slideWipe" smil:subtype="fromTop" smil:direction="reverse"/>
          </anim:par>
        </anim:par>
        <presentation:notes draw:style-name="dp4">
          <draw:page-thumbnail draw:style-name="gr3" draw:layer="layout" svg:width="14.848cm" svg:height="11.136cm" svg:x="3.075cm" svg:y="2.257cm" draw:page-number="16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ointer vs non-const reference" draw:style-name="dp3" draw:master-page-name="כותרת_20_ותוכן" presentation:presentation-page-layout-name="AL2T11" xml:id="id17" draw:id="id17">
        <draw:frame draw:name="Title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7"><text:span text:style-name="T3">Pointer vs non-const reference</text:span></text:p>
          </draw:text-box>
        </draw:frame>
        <draw:frame draw:name="Slide Number Placeholder 2" presentation:style-name="pr6" draw:text-style-name="P12" draw:layer="layout" svg:width="0.846cm" svg:height="0.846cm" svg:x="0cm" svg:y="18.203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draw:frame draw:name="Content Placeholder 3" presentation:style-name="pr7" draw:text-style-name="P14" draw:layer="layout" svg:width="23.706cm" svg:height="15.874cm" svg:x="0.847cm" svg:y="2.54cm" presentation:class="outline" presentation:user-transformed="true">
          <draw:text-box>
            <text:p text:style-name="P13"><text:span text:style-name="T20"/></text:p>
            <text:p text:style-name="P13"><text:span text:style-name="T20">As a convention always order argument, in first out last.</text:span></text:p>
            <text:p text:style-name="P13"><text:span text:style-name="T20"/></text:p>
          </draw:text-box>
        </draw:frame>
        <anim:par smil:dur="indefinite" smil:restart="never" presentation:node-type="timing-root">
          <anim:par smil:begin="id17.begin">
            <anim:transitionFilter smil:dur="1s" smil:type="slideWipe" smil:subtype="fromTop" smil:direction="reverse"/>
          </anim:par>
        </anim:par>
        <presentation:notes draw:style-name="dp4">
          <draw:page-thumbnail draw:style-name="gr3" draw:layer="layout" svg:width="14.848cm" svg:height="11.136cm" svg:x="3.075cm" svg:y="2.257cm" draw:page-number="17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value &amp; Rvalue" draw:style-name="dp3" draw:master-page-name="כותרת_20_ותוכן" presentation:presentation-page-layout-name="AL2T11" xml:id="id18" draw:id="id18">
        <draw:frame draw:name="כותרת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7"><text:span text:style-name="T3">Lvalue &amp; Rvalue</text:span></text:p>
          </draw:text-box>
        </draw:frame>
        <draw:frame draw:name="מציין מיקום של מספר שקופית 2" presentation:style-name="pr6" draw:text-style-name="P12" draw:layer="layout" svg:width="0.846cm" svg:height="0.846cm" svg:x="0cm" svg:y="18.203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draw:frame draw:name="מציין מיקום תוכן 3" presentation:style-name="pr11" draw:text-style-name="P14" draw:layer="layout" svg:width="23.706cm" svg:height="15.874cm" svg:x="0.847cm" svg:y="2.54cm" presentation:class="outline" presentation:user-transformed="true">
          <draw:text-box>
            <text:p text:style-name="P13"><text:span text:style-name="T29">int</text:span><text:span text:style-name="T30"> a=1; </text:span><text:span text:style-name="T30"><text:line-break/></text:span><text:span text:style-name="T30">a=</text:span><text:span text:style-name="T33">5</text:span><text:span text:style-name="T30">; </text:span><text:span text:style-name="T28">// Lvalue = Rvalue, Ok </text:span><text:span text:style-name="T28"><text:line-break/></text:span><text:span text:style-name="T30">a=a; </text:span><text:span text:style-name="T28">// Lvalue = Lvalue, Ok </text:span><text:span text:style-name="T28"><text:line-break/></text:span><text:span text:style-name="T33">5</text:span><text:span text:style-name="T30">=a; </text:span><text:span text:style-name="T28">// Rvalue = Lvalue Comp. error </text:span><text:span text:style-name="T28"><text:line-break/></text:span><text:span text:style-name="T33">5</text:span><text:span text:style-name="T30">=</text:span><text:span text:style-name="T33">5</text:span><text:span text:style-name="T30">; </text:span><text:span text:style-name="T28">// Rvalue = Rvalue Comp. error </text:span></text:p>
            <text:p text:style-name="P35"><text:span text:style-name="T34"/></text:p>
            <text:p text:style-name="P35"><text:span text:style-name="T34">Lvalues</text:span><text:span text:style-name="T20">: variables, references <text:s/>…</text:span></text:p>
            <text:p text:style-name="P35"><text:span text:style-name="T34">Rvalues</text:span><text:span text:style-name="T20">: numbers, temporaries</text:span><text:span text:style-name="T34"> </text:span><text:span text:style-name="T20">…</text:span></text:p>
            <text:p text:style-name="P35"><text:span text:style-name="T35"/></text:p>
            <text:p text:style-name="P35"><text:span text:style-name="T20">Temporary: A result of expression that isn't stored – a+5 creates a temporary int with value 6.</text:span></text:p>
          </draw:text-box>
        </draw:frame>
        <anim:par smil:dur="indefinite" smil:restart="never" presentation:node-type="timing-root">
          <anim:par smil:begin="id18.begin">
            <anim:transitionFilter smil:dur="1s" smil:type="slideWipe" smil:subtype="fromTop" smil:direction="reverse"/>
          </anim:par>
        </anim:par>
        <presentation:notes draw:style-name="dp4">
          <draw:page-thumbnail draw:style-name="gr3" draw:layer="layout" svg:width="14.848cm" svg:height="11.136cm" svg:x="3.075cm" svg:y="2.257cm" draw:page-number="18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/L value and references" draw:style-name="dp3" draw:master-page-name="כותרת_20_ותוכן" presentation:presentation-page-layout-name="AL2T11" xml:id="id19" draw:id="id19">
        <draw:frame draw:name="Title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7"><text:span text:style-name="T3">R/L value and references</text:span></text:p>
          </draw:text-box>
        </draw:frame>
        <draw:frame draw:name="Slide Number Placeholder 2" presentation:style-name="pr6" draw:text-style-name="P12" draw:layer="layout" svg:width="0.846cm" svg:height="0.846cm" svg:x="0cm" svg:y="18.203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draw:frame draw:name="Content Placeholder 3" presentation:style-name="pr11" draw:text-style-name="P14" draw:layer="layout" svg:width="23.706cm" svg:height="15.874cm" svg:x="0.847cm" svg:y="2.54cm" presentation:class="outline" presentation:user-transformed="true">
          <draw:text-box>
            <text:p text:style-name="P13"><text:span text:style-name="T20">non-const Reference – only to a non const Lvalue.</text:span></text:p>
            <text:p text:style-name="P13"><text:span text:style-name="T20">const reference – to both Lvalue and Rvalue</text:span></text:p>
            <text:p text:style-name="P38"><text:span text:style-name="T29">int</text:span><text:span text:style-name="T30"> lv=</text:span><text:span text:style-name="T33">1</text:span><text:span text:style-name="T30">; </text:span><text:span text:style-name="T30"><text:line-break/></text:span><text:span text:style-name="T29">const</text:span><text:span text:style-name="T30"> </text:span><text:span text:style-name="T29">int</text:span><text:span text:style-name="T30"> clv=</text:span><text:span text:style-name="T33">2</text:span><text:span text:style-name="T30">; </text:span><text:span text:style-name="T30"><text:line-break/></text:span><text:span text:style-name="T29">int</text:span><text:span text:style-name="T30">&amp; lvr1=lv; </text:span><text:span text:style-name="T30"><text:line-break/></text:span><text:span text:style-name="T29">int</text:span><text:span text:style-name="T30">&amp; lvr2=lv+</text:span><text:span text:style-name="T33">1</text:span><text:span text:style-name="T30">; </text:span><text:span text:style-name="T36">//error! </text:span><text:span text:style-name="T36"><text:line-break/></text:span><text:span text:style-name="T29">int</text:span><text:span text:style-name="T30">&amp; lvr3=clv; <text:s/></text:span><text:span text:style-name="T36">//error!</text:span><text:span text:style-name="T36"><text:line-break/></text:span><text:span text:style-name="T29">const</text:span><text:span text:style-name="T30"> </text:span><text:span text:style-name="T29">int</text:span><text:span text:style-name="T30">&amp; cr1=clv; </text:span><text:span text:style-name="T30"><text:line-break/></text:span><text:span text:style-name="T29">const</text:span><text:span text:style-name="T30"> </text:span><text:span text:style-name="T29">int</text:span><text:span text:style-name="T30">&amp; cr2=</text:span><text:span text:style-name="T33">5</text:span><text:span text:style-name="T30">+</text:span><text:span text:style-name="T33">5</text:span><text:span text:style-name="T30">;</text:span></text:p>
            <text:p text:style-name="P38"><text:span text:style-name="T30"/></text:p>
          </draw:text-box>
        </draw:frame>
        <anim:par smil:dur="indefinite" smil:restart="never" presentation:node-type="timing-root">
          <anim:par smil:begin="id19.begin">
            <anim:transitionFilter smil:dur="1s" smil:type="slideWipe" smil:subtype="fromTop" smil:direction="reverse"/>
          </anim:par>
        </anim:par>
        <presentation:notes draw:style-name="dp4">
          <draw:page-thumbnail draw:style-name="gr3" draw:layer="layout" svg:width="14.848cm" svg:height="11.136cm" svg:x="3.075cm" svg:y="2.257cm" draw:page-number="19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/L value and references" draw:style-name="dp3" draw:master-page-name="כותרת_20_ותוכן" presentation:presentation-page-layout-name="AL2T11" xml:id="id20" draw:id="id20">
        <draw:frame draw:name="Title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7"><text:span text:style-name="T3">R/L value and references</text:span></text:p>
          </draw:text-box>
        </draw:frame>
        <draw:frame draw:name="Slide Number Placeholder 2" presentation:style-name="pr6" draw:text-style-name="P12" draw:layer="layout" svg:width="0.846cm" svg:height="0.846cm" svg:x="0cm" svg:y="18.203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draw:frame draw:name="Content Placeholder 3" presentation:style-name="pr11" draw:text-style-name="P14" draw:layer="layout" svg:width="23.706cm" svg:height="15.874cm" svg:x="0.847cm" svg:y="2.54cm" presentation:class="outline" presentation:user-transformed="true">
          <draw:text-box>
            <text:p text:style-name="P13"><text:span text:style-name="T20">non-const Reference – only to a non const Lvalue.</text:span></text:p>
            <text:p text:style-name="P13"><text:span text:style-name="T20">const reference – to both Lvalue and Rvalue</text:span></text:p>
            <text:p text:style-name="P38"><text:span text:style-name="T29">int</text:span><text:span text:style-name="T30"> lv=</text:span><text:span text:style-name="T33">1</text:span><text:span text:style-name="T30">; </text:span><text:span text:style-name="T30"><text:line-break/></text:span><text:span text:style-name="T29">const</text:span><text:span text:style-name="T30"> </text:span><text:span text:style-name="T29">int</text:span><text:span text:style-name="T30"> clv=</text:span><text:span text:style-name="T33">2</text:span><text:span text:style-name="T30">; </text:span><text:span text:style-name="T30"><text:line-break/></text:span><text:span text:style-name="T29">int</text:span><text:span text:style-name="T30">&amp; lvr1=lv; </text:span><text:span text:style-name="T30"><text:line-break/></text:span><text:span text:style-name="T29">int</text:span><text:span text:style-name="T30">&amp; lvr2=lv+</text:span><text:span text:style-name="T33">1</text:span><text:span text:style-name="T30">; </text:span><text:span text:style-name="T36">//error! </text:span><text:span text:style-name="T36"><text:line-break/></text:span><text:span text:style-name="T29">int</text:span><text:span text:style-name="T30">&amp; lvr3=clv; <text:s/></text:span><text:span text:style-name="T36">//error!</text:span><text:span text:style-name="T36"><text:line-break/></text:span><text:span text:style-name="T29">const</text:span><text:span text:style-name="T30"> </text:span><text:span text:style-name="T29">int</text:span><text:span text:style-name="T30">&amp; cr1=clv; </text:span><text:span text:style-name="T30"><text:line-break/></text:span><text:span text:style-name="T29">const</text:span><text:span text:style-name="T30"> </text:span><text:span text:style-name="T29">int</text:span><text:span text:style-name="T30">&amp; cr2=</text:span><text:span text:style-name="T33">5</text:span><text:span text:style-name="T30">+</text:span><text:span text:style-name="T33">5</text:span><text:span text:style-name="T30">; // This is useful for</text:span></text:p>
            <text:p text:style-name="P38"><text:span text:style-name="T30"><text:s text:c="20"/></text:span><text:span text:style-name="T30">// Functions arguments </text:span></text:p>
            <text:p text:style-name="P38"><text:span text:style-name="T30"/></text:p>
          </draw:text-box>
        </draw:frame>
        <draw:custom-shape draw:name="מלבן 5" draw:style-name="gr14" draw:text-style-name="P17" draw:layer="layout" svg:width="24.129cm" svg:height="3.386cm" svg:x="0.635cm" svg:y="14.817cm">
          <text:p text:style-name="P47"><text:span text:style-name="T5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par smil:begin="id20.begin">
            <anim:transitionFilter smil:dur="1s" smil:type="slideWipe" smil:subtype="fromTop" smil:direction="reverse"/>
          </anim:par>
        </anim:par>
        <presentation:notes draw:style-name="dp4">
          <draw:page-thumbnail draw:style-name="gr3" draw:layer="layout" svg:width="14.848cm" svg:height="11.136cm" svg:x="3.075cm" svg:y="2.257cm" draw:page-number="20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value &amp; Rvalue" draw:style-name="dp3" draw:master-page-name="כותרת_20_ותוכן" presentation:presentation-page-layout-name="AL2T11" xml:id="id21" draw:id="id21">
        <draw:frame draw:name="כותרת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7"><text:span text:style-name="T3">Lvalue &amp; Rvalue</text:span></text:p>
          </draw:text-box>
        </draw:frame>
        <draw:frame draw:name="מציין מיקום של מספר שקופית 2" presentation:style-name="pr6" draw:text-style-name="P12" draw:layer="layout" svg:width="0.846cm" svg:height="0.846cm" svg:x="0cm" svg:y="18.203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draw:frame draw:name="מציין מיקום תוכן 3" presentation:style-name="pr11" draw:text-style-name="P14" draw:layer="layout" svg:width="23.706cm" svg:height="15.874cm" svg:x="0.847cm" svg:y="2.54cm" presentation:class="outline" presentation:user-transformed="true">
          <draw:text-box>
            <text:p text:style-name="P13"><text:span text:style-name="T29">int</text:span><text:span text:style-name="T30"> a=1; </text:span><text:span text:style-name="T30"><text:line-break/></text:span><text:span text:style-name="T30">a=</text:span><text:span text:style-name="T33">5</text:span><text:span text:style-name="T30">; </text:span><text:span text:style-name="T28">// Lvalue = Rvalue, Ok </text:span><text:span text:style-name="T28"><text:line-break/></text:span><text:span text:style-name="T30">a=a; </text:span><text:span text:style-name="T28">// Lvalue = Lvalue, Ok </text:span><text:span text:style-name="T28"><text:line-break/></text:span><text:span text:style-name="T33">5</text:span><text:span text:style-name="T30">=a; </text:span><text:span text:style-name="T28">// Rvalue = Lvalue Comp. error </text:span><text:span text:style-name="T28"><text:line-break/></text:span><text:span text:style-name="T33">5</text:span><text:span text:style-name="T30">=</text:span><text:span text:style-name="T33">5</text:span><text:span text:style-name="T30">; </text:span><text:span text:style-name="T28">// Rvalue = Rvalue Comp. error </text:span></text:p>
            <text:p text:style-name="P35"><text:span text:style-name="T34"/></text:p>
            <text:p text:style-name="P35"><text:span text:style-name="T34">Lvalues</text:span><text:span text:style-name="T20">: varibales, refernces (non const!) …</text:span></text:p>
            <text:p text:style-name="P35"><text:span text:style-name="T34">Rvalues</text:span><text:span text:style-name="T20">: const variables refernces, numbers, temporaries</text:span><text:span text:style-name="T34"> </text:span><text:span text:style-name="T20">…</text:span></text:p>
            <text:p text:style-name="P35"><text:span text:style-name="T35"/></text:p>
            <text:p text:style-name="P35"><text:span text:style-name="T20">Temporary: A result of expression that isn't stored – a+5 creates a temporary int with value 6.</text:span></text:p>
          </draw:text-box>
        </draw:frame>
        <draw:custom-shape draw:name="מלבן מעוגל 4" draw:style-name="gr23" draw:text-style-name="P5" draw:layer="layout" svg:width="22.647cm" svg:height="12.487cm" svg:x="1.376cm" svg:y="3.281cm">
          <text:p text:style-name="P39"><text:span text:style-name="T37">Reference – only to Lvalue</text:span></text:p>
          <text:p text:style-name="P39"><text:span text:style-name="T37">Const Reference – to Lvalue &amp; Rvalue</text:span></text:p>
          <text:p text:style-name="P39"><text:span text:style-name="T37"/></text:p>
          <text:p text:style-name="P39"><text:span text:style-name="T37">C++11:</text:span></text:p>
          <text:p text:style-name="P39"><text:span text:style-name="T37">Rvalue reference (&amp;&amp; used for </text:span></text:p>
          <text:p text:style-name="P39"><text:span text:style-name="T37">move ctor and assignments) 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anim:par smil:dur="indefinite" smil:restart="never" presentation:node-type="timing-root">
          <anim:par smil:begin="id21.begin">
            <anim:transitionFilter smil:dur="1s" smil:type="slideWipe" smil:subtype="fromTop" smil:direction="reverse"/>
          </anim:par>
        </anim:par>
        <presentation:notes draw:style-name="dp4">
          <draw:page-thumbnail draw:style-name="gr3" draw:layer="layout" svg:width="14.848cm" svg:height="11.136cm" svg:x="3.075cm" svg:y="2.257cm" draw:page-number="21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 fancy way to pass arguments to function" draw:style-name="dp3" draw:master-page-name="כותרת_20_ותוכן" presentation:presentation-page-layout-name="AL2T11" xml:id="id22" draw:id="id22">
        <draw:frame draw:name="Rectangle 2" presentation:style-name="pr4" draw:text-style-name="P2" draw:layer="layout" svg:width="23.706cm" svg:height="1.988cm" svg:x="0.847cm" svg:y="0.763cm" presentation:class="title" presentation:user-transformed="true">
          <draw:text-box>
            <text:p text:style-name="P7"><text:span text:style-name="T38">A fancy way to pass arguments to function</text:span></text:p>
          </draw:text-box>
        </draw:frame>
        <draw:frame draw:name="מציין מיקום של מספר שקופית 4" presentation:style-name="pr6" draw:text-style-name="P12" draw:layer="layout" svg:width="0.846cm" svg:height="0.846cm" svg:x="0cm" svg:y="18.203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draw:frame draw:name="Rectangle 3" presentation:style-name="pr11" draw:text-style-name="P14" draw:layer="layout" svg:width="23.706cm" svg:height="15.874cm" svg:x="0.847cm" svg:y="3.175cm" presentation:class="outline" presentation:user-transformed="true">
          <draw:text-box>
            <text:p text:style-name="P13"><text:span text:style-name="T39">// Pass by value </text:span><text:span text:style-name="T39"><text:line-break/></text:span><text:span text:style-name="T7">void</text:span><text:span text:style-name="T8"> foo (</text:span><text:span text:style-name="T7">int</text:span><text:span text:style-name="T8"> a) </text:span><text:span text:style-name="T8"><text:line-break/></text:span><text:span text:style-name="T8">{ </text:span><text:span text:style-name="T8"><text:line-break/></text:span><text:span text:style-name="T8">   ... </text:span><text:span text:style-name="T8"><text:line-break/></text:span><text:span text:style-name="T8">} </text:span><text:span text:style-name="T8"><text:line-break/></text:span><text:span text:style-name="T39">// Pass by pointer </text:span><text:span text:style-name="T39"><text:line-break/></text:span><text:span text:style-name="T7">void</text:span><text:span text:style-name="T8"> foo (</text:span><text:span text:style-name="T7">int</text:span><text:span text:style-name="T8"> *pa) </text:span><text:span text:style-name="T8"><text:line-break/></text:span><text:span text:style-name="T8">{ </text:span><text:span text:style-name="T8"><text:line-break/></text:span><text:span text:style-name="T8">   ... </text:span><text:span text:style-name="T8"><text:line-break/></text:span><text:span text:style-name="T8">}</text:span></text:p>
          </draw:text-box>
        </draw:frame>
        <draw:custom-shape draw:name="Text Box 4" draw:style-name="gr11" draw:text-style-name="P17" draw:layer="layout" svg:width="12.673cm" svg:height="5.843cm" svg:x="12.171cm" svg:y="2.991cm">
          <text:p text:style-name="P15"><text:span text:style-name="T31">// pass by const ref </text:span><text:span text:style-name="T31"><text:line-break/></text:span><text:span text:style-name="T10">void</text:span><text:span text:style-name="T11"> foo (</text:span><text:span text:style-name="T10">const</text:span><text:span text:style-name="T11"> </text:span><text:span text:style-name="T10">int</text:span><text:span text:style-name="T11"> &amp;a) </text:span><text:span text:style-name="T11"><text:line-break/></text:span><text:span text:style-name="T11">{ </text:span><text:span text:style-name="T11"><text:line-break/></text:span><text:span text:style-name="T11">   ... </text:span><text:span text:style-name="T11"><text:line-break/></text:span><text:span text:style-name="T11">}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" draw:style-name="gr5" draw:text-style-name="P17" draw:layer="layout" svg:x1="12.17cm" svg:y1="3.175cm" svg:x2="12.171cm" svg:y2="10.583cm">
          <text:p/>
        </draw:line>
        <draw:custom-shape draw:name="Rectangle 7" draw:style-name="gr24" draw:text-style-name="P40" draw:layer="layout" svg:width="22.564cm" svg:height="3.888cm" svg:x="1.248cm" svg:y="14.517cm">
          <text:list text:style-name="L19">
            <text:list-item>
              <text:p text:style-name="P36"><text:span text:style-name="T40">Avoid copying objects, without allowing changes in their value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par smil:begin="id22.begin">
            <anim:transitionFilter smil:dur="1s" smil:type="slideWipe" smil:subtype="fromTop" smil:direction="reverse"/>
          </anim:par>
        </anim:par>
        <presentation:notes draw:style-name="dp4">
          <draw:page-thumbnail draw:style-name="gr3" draw:layer="layout" svg:width="14.848cm" svg:height="11.136cm" svg:x="3.075cm" svg:y="2.257cm" draw:page-number="22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turn a reference to variable" draw:style-name="dp3" draw:master-page-name="כותרת_20_ותוכן" presentation:presentation-page-layout-name="AL2T11" xml:id="id23" draw:id="id23"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7"><text:span text:style-name="T3">Return a reference to variable</text:span></text:p>
          </draw:text-box>
        </draw:frame>
        <draw:frame draw:name="מציין מיקום של מספר שקופית 4" presentation:style-name="pr6" draw:text-style-name="P12" draw:layer="layout" svg:width="0.846cm" svg:height="0.846cm" svg:x="0cm" svg:y="18.203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draw:frame draw:name="Rectangle 3" presentation:style-name="pr7" draw:text-style-name="P14" draw:layer="layout" svg:width="23.706cm" svg:height="15.874cm" svg:x="0.847cm" svg:y="2.963cm" presentation:class="outline" presentation:user-transformed="true">
          <draw:text-box>
            <text:p text:style-name="P13"><text:span text:style-name="T7">class</text:span><text:span text:style-name="T8"> Buffer </text:span><text:span text:style-name="T8"><text:line-break/></text:span><text:span text:style-name="T8">{ </text:span><text:span text:style-name="T8"><text:line-break/></text:span><text:span text:style-name="T8">   </text:span><text:span text:style-name="T7">size_t </text:span><text:span text:style-name="T8">_length; </text:span><text:span text:style-name="T8"><text:line-break/></text:span><text:span text:style-name="T8">   </text:span><text:span text:style-name="T7">int</text:span><text:span text:style-name="T8"> *_buf; </text:span><text:span text:style-name="T8"><text:line-break/></text:span><text:span text:style-name="T7">public</text:span><text:span text:style-name="T8">: </text:span><text:span text:style-name="T8"><text:line-break/></text:span><text:span text:style-name="T8">   Buffer (</text:span><text:span text:style-name="T7">size_t</text:span><text:span text:style-name="T8"> l) : </text:span><text:span text:style-name="T8"><text:line-break/></text:span><text:span text:style-name="T8">   _length (l), </text:span><text:span text:style-name="T8"><text:line-break/></text:span><text:span text:style-name="T8">   _buf (</text:span><text:span text:style-name="T7">new</text:span><text:span text:style-name="T8"> </text:span><text:span text:style-name="T7">int</text:span><text:span text:style-name="T8"> [l]) </text:span><text:span text:style-name="T8"><text:line-break/></text:span><text:span text:style-name="T8">   { </text:span><text:span text:style-name="T8"><text:line-break/></text:span><text:span text:style-name="T8">   } </text:span><text:span text:style-name="T8"><text:line-break/></text:span><text:span text:style-name="T8">   </text:span><text:span text:style-name="T7">int</text:span><text:span text:style-name="T8">&amp; get(</text:span><text:span text:style-name="T7">size_t </text:span><text:span text:style-name="T8">i) </text:span><text:span text:style-name="T8"><text:line-break/></text:span><text:span text:style-name="T8">   { </text:span><text:span text:style-name="T8"><text:line-break/></text:span><text:span text:style-name="T8">      </text:span><text:span text:style-name="T7">return</text:span><text:span text:style-name="T8"> _buf[i]; </text:span><text:span text:style-name="T8"><text:line-break/></text:span><text:span text:style-name="T8">   } </text:span><text:span text:style-name="T8"><text:line-break/></text:span><text:span text:style-name="T8">}; </text:span></text:p>
          </draw:text-box>
        </draw:frame>
        <draw:custom-shape draw:name="Text Box 4" draw:style-name="gr11" draw:text-style-name="P17" draw:layer="layout" svg:width="12.673cm" svg:height="6.655cm" svg:x="12.171cm" svg:y="3.175cm">
          <text:p text:style-name="P23"><text:span text:style-name="T10">int</text:span><text:span text:style-name="T11"> main () </text:span><text:span text:style-name="T11"><text:line-break/></text:span><text:span text:style-name="T11">{ </text:span><text:span text:style-name="T11"><text:line-break/></text:span><text:span text:style-name="T11">   Buffer buf(</text:span><text:span text:style-name="T17">5</text:span><text:span text:style-name="T11">); </text:span><text:span text:style-name="T11"><text:line-break/></text:span><text:span text:style-name="T11">   buf.get(</text:span><text:span text:style-name="T17">0</text:span><text:span text:style-name="T11">)= </text:span><text:span text:style-name="T17">3</text:span><text:span text:style-name="T11">; </text:span><text:span text:style-name="T11"><text:line-break/></text:span><text:span text:style-name="T11">}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" draw:style-name="gr5" draw:text-style-name="P17" draw:layer="layout" svg:x1="12.17cm" svg:y1="3.175cm" svg:x2="12.171cm" svg:y2="10.583cm">
          <text:p/>
        </draw:line>
        <draw:custom-shape draw:name="Rectangle 7" draw:style-name="gr25" draw:text-style-name="P42" draw:layer="layout" svg:width="10.9cm" svg:height="5.282cm" svg:x="12.912cm" svg:y="13.123cm">
          <text:p text:style-name="P41"><text:span text:style-name="T40">Return a ref. to a legal variable (e.g. not on the function stack). Will be more useful with operators overload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par smil:begin="id23.begin">
            <anim:transitionFilter smil:dur="1s" smil:type="slideWipe" smil:subtype="fromTop" smil:direction="reverse"/>
          </anim:par>
        </anim:par>
        <presentation:notes draw:style-name="dp4">
          <draw:page-thumbnail draw:style-name="gr3" draw:layer="layout" svg:width="14.848cm" svg:height="11.136cm" svg:x="3.075cm" svg:y="2.257cm" draw:page-number="23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f to NULL?" draw:style-name="dp3" draw:master-page-name="כותרת_20_ותוכן" presentation:presentation-page-layout-name="AL2T11" xml:id="id24" draw:id="id24">
        <draw:frame draw:name="Title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7"><text:span text:style-name="T3">Ref to NULL?</text:span></text:p>
          </draw:text-box>
        </draw:frame>
        <draw:frame draw:name="Slide Number Placeholder 2" presentation:style-name="pr6" draw:text-style-name="P12" draw:layer="layout" svg:width="0.846cm" svg:height="0.846cm" svg:x="0cm" svg:y="18.203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draw:frame draw:name="Content Placeholder 3" presentation:style-name="pr7" draw:text-style-name="P14" draw:layer="layout" svg:width="23.706cm" svg:height="15.874cm" svg:x="0.847cm" svg:y="2.54cm" presentation:class="outline" presentation:user-transformed="true">
          <draw:text-box>
            <text:p text:style-name="P13"><text:span text:style-name="T20">Possible to get, but undefined behavior.</text:span></text:p>
            <text:p text:style-name="P13"><text:span text:style-name="T20">If you do:</text:span></text:p>
            <text:p text:style-name="P13"><text:span text:style-name="T41">int* p= NULL; </text:span><text:span text:style-name="T42">// nullptr c++-11</text:span></text:p>
            <text:p text:style-name="P13"><text:span text:style-name="T41">int&amp; r= *p;</text:span></text:p>
            <text:p text:style-name="P13"><text:span text:style-name="T43">You do get reference to NULL, but the behavior of such program is </text:span><text:span text:style-name="T44">undefined</text:span><text:span text:style-name="T43">.</text:span></text:p>
          </draw:text-box>
        </draw:frame>
        <anim:par smil:dur="indefinite" smil:restart="never" presentation:node-type="timing-root">
          <anim:par smil:begin="id24.begin">
            <anim:transitionFilter smil:dur="1s" smil:type="slideWipe" smil:subtype="fromTop" smil:direction="reverse"/>
          </anim:par>
        </anim:par>
        <presentation:notes draw:style-name="dp2">
          <draw:page-thumbnail draw:name="Slide Image Placeholder 1" draw:style-name="gr3" draw:layer="layout" svg:width="14.216cm" svg:height="10.662cm" svg:x="2.752cm" svg:y="2.134cm" draw:page-number="24" presentation:class="page"/>
          <draw:frame draw:name="Notes Placeholder 2" presentation:style-name="pr12" draw:text-style-name="P6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3" draw:text-style-name="P44" draw:layer="layout" svg:width="8.545cm" svg:height="1.419cm" svg:x="11.174cm" svg:y="27.01cm" presentation:class="page-number" presentation:user-transformed="true">
            <draw:text-box>
              <text:p text:style-name="P43"><text:span text:style-name="T45"><text:page-number>&lt;number&gt;</text:page-number></text:span></text:p>
            </draw:text-box>
          </draw:frame>
        </presentation:notes>
      </draw:page>
      <draw:page draw:name="Reference" draw:style-name="dp3" draw:master-page-name="כותרת_20_ותוכן" presentation:presentation-page-layout-name="AL2T11" xml:id="id25" draw:id="id25">
        <draw:frame draw:name="כותרת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7"><text:span text:style-name="T3">Reference</text:span></text:p>
          </draw:text-box>
        </draw:frame>
        <draw:frame draw:name="מציין מיקום תוכן 2" presentation:style-name="pr7" draw:text-style-name="P14" draw:layer="layout" svg:width="23.706cm" svg:height="15.874cm" svg:x="0.847cm" svg:y="2.54cm" presentation:class="outline" presentation:user-transformed="true">
          <draw:text-box>
            <text:p text:style-name="P13"><text:span text:style-name="T20"/></text:p>
            <text:list text:style-name="L20">
              <text:list-item>
                <text:p text:style-name="P13"><text:span text:style-name="T20">Must always refer to “legitimate” objects, i.e. allocated existing object </text:span></text:p>
              </text:list-item>
            </text:list>
            <text:p text:style-name="P13"><text:span text:style-name="T20"/></text:p>
            <text:list text:continue-numbering="true" text:style-name="L20">
              <text:list-item>
                <text:p text:style-name="P13"><text:span text:style-name="T20">After initialization, cannot refer to a different object</text:span></text:p>
              </text:list-item>
            </text:list>
            <text:p text:style-name="P13"><text:span text:style-name="T20"/></text:p>
            <text:list text:continue-numbering="true" text:style-name="L20">
              <text:list-item>
                <text:p text:style-name="P13"><text:span text:style-name="T20">The “interface” of references is as if they were the object themselves </text:span></text:p>
              </text:list-item>
            </text:list>
            <text:p text:style-name="P13"><text:span text:style-name="T20"/></text:p>
            <text:list text:continue-numbering="true" text:style-name="L20">
              <text:list-item>
                <text:p text:style-name="P13"><text:span text:style-name="T20">Often implicitly implemented by the compiler as pointers or helps to “inline” the function (we’ll soon learn what is “inline”)</text:span></text:p>
              </text:list-item>
            </text:list>
          </draw:text-box>
        </draw:frame>
        <draw:frame draw:name="Slide Number Placeholder 3" presentation:style-name="pr6" draw:text-style-name="P12" draw:layer="layout" svg:width="0.846cm" svg:height="0.846cm" svg:x="0cm" svg:y="18.203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anim:par smil:dur="indefinite" smil:restart="never" presentation:node-type="timing-root">
          <anim:par smil:begin="id25.begin">
            <anim:transitionFilter smil:dur="1s" smil:type="slideWipe" smil:subtype="fromTop" smil:direction="reverse"/>
          </anim:par>
        </anim:par>
        <presentation:notes draw:style-name="dp2">
          <draw:page-thumbnail draw:name="Slide Image Placeholder 1" draw:style-name="gr3" draw:layer="layout" svg:width="14.216cm" svg:height="10.662cm" svg:x="2.752cm" svg:y="2.134cm" draw:page-number="25" presentation:class="page"/>
          <draw:frame draw:name="Notes Placeholder 2" presentation:style-name="pr14" draw:text-style-name="P6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3" draw:text-style-name="P44" draw:layer="layout" svg:width="8.545cm" svg:height="1.419cm" svg:x="11.174cm" svg:y="27.01cm" presentation:class="page-number" presentation:user-transformed="true">
            <draw:text-box>
              <text:p text:style-name="P43"><text:span text:style-name="T45"><text:page-number>&lt;number&gt;</text:page-number></text:span></text:p>
            </draw:text-box>
          </draw:frame>
        </presentation:notes>
      </draw:page>
      <draw:page draw:name="By Value" draw:style-name="dp3" draw:master-page-name="כותרת_20_ותוכן" presentation:presentation-page-layout-name="AL2T11" xml:id="id26" draw:id="id26">
        <draw:frame draw:name="כותרת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7"><text:span text:style-name="T3">By Value</text:span></text:p>
          </draw:text-box>
        </draw:frame>
        <draw:frame draw:name="מציין מיקום תוכן 2" presentation:style-name="pr11" draw:text-style-name="P14" draw:layer="layout" svg:width="21.589cm" svg:height="12.699cm" svg:x="2.54cm" svg:y="5.292cm" presentation:class="outline" presentation:user-transformed="true">
          <draw:text-box>
            <text:p text:style-name="P13"><text:span text:style-name="T20"/></text:p>
            <text:p text:style-name="P13"><text:span text:style-name="T20"/></text:p>
            <text:p text:style-name="P13"><text:span text:style-name="T20"/></text:p>
            <text:p text:style-name="P13"><text:span text:style-name="T20"/></text:p>
            <text:p text:style-name="P13"><text:span text:style-name="T20"/></text:p>
            <text:p text:style-name="P13"><text:span text:style-name="T20"/></text:p>
            <text:p text:style-name="P13"><text:span text:style-name="T20"/></text:p>
            <text:p text:style-name="P13"><text:span text:style-name="T20"/></text:p>
            <text:p text:style-name="P13"><text:span text:style-name="T20"/></text:p>
            <text:p text:style-name="P13"><text:span text:style-name="T20"/></text:p>
            <text:p text:style-name="P13"><text:span text:style-name="T20">“</text:span><text:span text:style-name="T20">By value” arguments cannot be changed!</text:span></text:p>
            <text:p text:style-name="P13"><text:span text:style-name="T20"/></text:p>
          </draw:text-box>
        </draw:frame>
        <draw:custom-shape draw:name="TextBox 3" draw:style-name="gr26" draw:text-style-name="P5" draw:layer="layout" svg:width="12.487cm" svg:height="12.274cm" svg:x="6.35cm" svg:y="3.81cm">
          <text:p text:style-name="P23"><text:span text:style-name="T46">void</text:span><text:span text:style-name="T47"> swap(</text:span><text:span text:style-name="T46">int</text:span><text:span text:style-name="T47"> a, </text:span><text:span text:style-name="T46">int</text:span><text:span text:style-name="T47"> b) </text:span><text:span text:style-name="T47"><text:line-break/></text:span><text:span text:style-name="T47">{ </text:span><text:span text:style-name="T47"><text:line-break/></text:span><text:span text:style-name="T47">   </text:span><text:span text:style-name="T46">int</text:span><text:span text:style-name="T47"> temp = a; </text:span><text:span text:style-name="T47"><text:line-break/></text:span><text:span text:style-name="T47">   a = b; </text:span><text:span text:style-name="T47"><text:line-break/></text:span><text:span text:style-name="T47">   b = temp; </text:span><text:span text:style-name="T47"><text:line-break/></text:span><text:span text:style-name="T47">} </text:span><text:span text:style-name="T47"><text:line-break/></text:span><text:span text:style-name="T46">int</text:span><text:span text:style-name="T47"> main() </text:span><text:span text:style-name="T47"><text:line-break/></text:span><text:span text:style-name="T47">{ </text:span><text:span text:style-name="T47"><text:line-break/></text:span><text:span text:style-name="T47">   </text:span><text:span text:style-name="T46">int</text:span><text:span text:style-name="T47"> x=</text:span><text:span text:style-name="T48">3</text:span><text:span text:style-name="T47">, y=</text:span><text:span text:style-name="T48">7</text:span><text:span text:style-name="T47">; </text:span><text:span text:style-name="T47"><text:line-break/></text:span><text:span text:style-name="T47">   swap(x, y); </text:span><text:span text:style-name="T47"><text:line-break/></text:span><text:span text:style-name="T47">   </text:span><text:span text:style-name="T49">// still x == 3, y == 7 ! </text:span><text:span text:style-name="T49"><text:line-break/></text:span><text:span text:style-name="T47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 Placeholder 4" presentation:style-name="pr6" draw:text-style-name="P12" draw:layer="layout" svg:width="0.846cm" svg:height="0.846cm" svg:x="0cm" svg:y="18.203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anim:par smil:dur="indefinite" smil:restart="never" presentation:node-type="timing-root">
          <anim:par smil:begin="id26.begin">
            <anim:transitionFilter smil:dur="1s" smil:type="slideWipe" smil:subtype="fromTop" smil:direction="reverse"/>
          </anim:par>
        </anim:par>
        <presentation:notes draw:style-name="dp2">
          <draw:page-thumbnail draw:name="Slide Image Placeholder 1" draw:style-name="gr3" draw:layer="layout" svg:width="14.216cm" svg:height="10.662cm" svg:x="2.752cm" svg:y="2.134cm" draw:page-number="26" presentation:class="page"/>
          <draw:frame draw:name="Notes Placeholder 2" presentation:style-name="pr14" draw:text-style-name="P6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3" draw:text-style-name="P44" draw:layer="layout" svg:width="8.545cm" svg:height="1.419cm" svg:x="11.174cm" svg:y="27.01cm" presentation:class="page-number" presentation:user-transformed="true">
            <draw:text-box>
              <text:p text:style-name="P43"><text:span text:style-name="T45"><text:page-number>&lt;number&gt;</text:page-number></text:span></text:p>
            </draw:text-box>
          </draw:frame>
        </presentation:notes>
      </draw:page>
      <draw:page draw:name="Pointers vs. Reference" draw:style-name="dp3" draw:master-page-name="כותרת_20_ותוכן" presentation:presentation-page-layout-name="AL2T11" xml:id="id27" draw:id="id27">
        <draw:frame draw:name="כותרת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7"><text:span text:style-name="T3">Pointers vs. Reference</text:span></text:p>
          </draw:text-box>
        </draw:frame>
        <draw:custom-shape draw:name="TextBox 3" draw:style-name="gr26" draw:text-style-name="P5" draw:layer="layout" svg:width="10.582cm" svg:height="13.29cm" svg:x="1.482cm" svg:y="3.81cm">
          <text:p text:style-name="P23"><text:span text:style-name="T46">void</text:span><text:span text:style-name="T47"> swap(</text:span><text:span text:style-name="T46">int</text:span><text:span text:style-name="T47">* a, </text:span><text:span text:style-name="T46">int</text:span><text:span text:style-name="T47">* b) </text:span><text:span text:style-name="T47"><text:line-break/></text:span><text:span text:style-name="T47">{ </text:span><text:span text:style-name="T47"><text:line-break/></text:span><text:span text:style-name="T47">   </text:span><text:span text:style-name="T46">int</text:span><text:span text:style-name="T47"> temp = *a; </text:span><text:span text:style-name="T47"><text:line-break/></text:span><text:span text:style-name="T47">   *a = *b; </text:span><text:span text:style-name="T47"><text:line-break/></text:span><text:span text:style-name="T47">   *b = temp; </text:span><text:span text:style-name="T47"><text:line-break/></text:span><text:span text:style-name="T47">} </text:span><text:span text:style-name="T47"><text:line-break/></text:span><text:span text:style-name="T47">...</text:span><text:span text:style-name="T47"><text:line-break/></text:span><text:span text:style-name="T46">int</text:span><text:span text:style-name="T47"> main() </text:span><text:span text:style-name="T47"><text:line-break/></text:span><text:span text:style-name="T47">{ </text:span><text:span text:style-name="T47"><text:line-break/></text:span><text:span text:style-name="T47">   </text:span><text:span text:style-name="T46">int</text:span><text:span text:style-name="T47"> x=</text:span><text:span text:style-name="T48">3</text:span><text:span text:style-name="T47">, y=</text:span><text:span text:style-name="T48">7</text:span><text:span text:style-name="T47">; </text:span><text:span text:style-name="T47"><text:line-break/></text:span><text:span text:style-name="T47">   swap(&amp;x, &amp;y); </text:span><text:span text:style-name="T47"><text:line-break/></text:span><text:span text:style-name="T47">   </text:span><text:span text:style-name="T49">// x==7, y==3 </text:span><text:span text:style-name="T49"><text:line-break/></text:span><text:span text:style-name="T47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26" draw:text-style-name="P5" draw:layer="layout" svg:width="10.794cm" svg:height="13.29cm" svg:x="13.123cm" svg:y="3.784cm">
          <text:p text:style-name="P45"><text:span text:style-name="T46">void</text:span><text:span text:style-name="T47"> swap(</text:span><text:span text:style-name="T46">int</text:span><text:span text:style-name="T47">&amp; a, </text:span><text:span text:style-name="T46">int</text:span><text:span text:style-name="T47">&amp; b) </text:span><text:span text:style-name="T47"><text:line-break/></text:span><text:span text:style-name="T47">{ </text:span><text:span text:style-name="T47"><text:line-break/></text:span><text:span text:style-name="T47">   </text:span><text:span text:style-name="T46">int</text:span><text:span text:style-name="T47"> temp = a; </text:span><text:span text:style-name="T47"><text:line-break/></text:span><text:span text:style-name="T47">   a = b; </text:span><text:span text:style-name="T47"><text:line-break/></text:span><text:span text:style-name="T47">   b = temp; </text:span><text:span text:style-name="T47"><text:line-break/></text:span><text:span text:style-name="T47">} </text:span><text:span text:style-name="T47"><text:line-break/></text:span><text:span text:style-name="T47">...</text:span><text:span text:style-name="T47"><text:line-break/></text:span><text:span text:style-name="T46">int</text:span><text:span text:style-name="T47"> main() </text:span><text:span text:style-name="T47"><text:line-break/></text:span><text:span text:style-name="T47">{ </text:span><text:span text:style-name="T47"><text:line-break/></text:span><text:span text:style-name="T47">   </text:span><text:span text:style-name="T46">int</text:span><text:span text:style-name="T47"> x=</text:span><text:span text:style-name="T48">3</text:span><text:span text:style-name="T47">, y=</text:span><text:span text:style-name="T48">7</text:span><text:span text:style-name="T47">; </text:span><text:span text:style-name="T47"><text:line-break/></text:span><text:span text:style-name="T47">   swap(x, y); </text:span><text:span text:style-name="T47"><text:line-break/></text:span><text:span text:style-name="T47">   </text:span><text:span text:style-name="T49">// x==7, y==3 </text:span><text:span text:style-name="T49"><text:line-break/></text:span><text:span text:style-name="T47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 Placeholder 2" presentation:style-name="pr6" draw:text-style-name="P12" draw:layer="layout" svg:width="0.846cm" svg:height="0.846cm" svg:x="0cm" svg:y="18.203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anim:par smil:dur="indefinite" smil:restart="never" presentation:node-type="timing-root">
          <anim:par smil:begin="id27.begin">
            <anim:transitionFilter smil:dur="1s" smil:type="slideWipe" smil:subtype="fromTop" smil:direction="reverse"/>
          </anim:par>
        </anim:par>
        <presentation:notes draw:style-name="dp2">
          <draw:page-thumbnail draw:name="Slide Image Placeholder 1" draw:style-name="gr3" draw:layer="layout" svg:width="14.216cm" svg:height="10.662cm" svg:x="2.752cm" svg:y="2.134cm" draw:page-number="27" presentation:class="page"/>
          <draw:frame draw:name="Notes Placeholder 2" presentation:style-name="pr14" draw:text-style-name="P6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3" draw:text-style-name="P44" draw:layer="layout" svg:width="8.545cm" svg:height="1.419cm" svg:x="11.174cm" svg:y="27.01cm" presentation:class="page-number" presentation:user-transformed="true">
            <draw:text-box>
              <text:p text:style-name="P43"><text:span text:style-name="T45"><text:page-number>&lt;number&gt;</text:page-number></text:span></text:p>
            </draw:text-box>
          </draw:frame>
        </presentation:notes>
      </draw:page>
      <draw:page draw:name="Summary" draw:style-name="dp3" draw:master-page-name="כותרת_20_ותוכן" presentation:presentation-page-layout-name="AL2T11" xml:id="id28" draw:id="id28">
        <draw:frame draw:name="כותרת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7"><text:span text:style-name="T3">Summary</text:span></text:p>
          </draw:text-box>
        </draw:frame>
        <draw:frame draw:name="מציין מיקום תוכן 2" presentation:style-name="pr7" draw:text-style-name="P14" draw:layer="layout" svg:width="23.706cm" svg:height="15.874cm" svg:x="0.847cm" svg:y="2.54cm" presentation:class="outline" presentation:user-transformed="true">
          <draw:text-box>
            <text:p text:style-name="P13"><text:span text:style-name="T20"/></text:p>
            <text:p text:style-name="P13"><text:span text:style-name="T20"/></text:p>
            <text:p text:style-name="P13"><text:span text:style-name="T20"/></text:p>
            <text:p text:style-name="P13"><text:span text:style-name="T20"/></text:p>
            <text:p text:style-name="P13"><text:span text:style-name="T20"/></text:p>
            <text:p text:style-name="P13"><text:span text:style-name="T20"/></text:p>
            <text:p text:style-name="P13"><text:span text:style-name="T20"/></text:p>
            <text:p text:style-name="P13"><text:span text:style-name="T20"/></text:p>
            <text:p text:style-name="P13"><text:span text:style-name="T20">But it can be viewed as always passing “by value”!</text:span></text:p>
            <text:p text:style-name="P13"><text:span text:style-name="T20">The value can be pointer or reference!</text:span></text:p>
            <text:p text:style-name="P13"><text:span text:style-name="T20"/></text:p>
          </draw:text-box>
        </draw:frame>
        <draw:custom-shape draw:name="TextBox 3" draw:style-name="gr26" draw:text-style-name="P5" draw:layer="layout" svg:width="20.954cm" svg:height="1.267cm" svg:x="2.54cm" svg:y="5.927cm">
          <text:p text:style-name="P46"><text:span text:style-name="T10">int</text:span><text:span text:style-name="T11"> * func(</text:span><text:span text:style-name="T10">int</text:span><text:span text:style-name="T11"> *var0, </text:span><text:span text:style-name="T10">int</text:span><text:span text:style-name="T11"> &amp;var1, </text:span><text:span text:style-name="T10">int</text:span><text:span text:style-name="T11"> var2)</text:span><text:span text:style-name="T11">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ular Callout 4" draw:style-name="gr27" draw:text-style-name="P48" draw:layer="layout" svg:width="5.714cm" svg:height="1.961cm" svg:x="2.54cm" svg:y="9.102cm">
          <text:p text:style-name="P47"><text:span text:style-name="T50">By pointer</text:span></text:p>
          <draw:enhanced-geometry draw:mirror-horizontal="false" draw:mirror-vertical="false" draw:text-areas="?f38 ?f38 ?f39 ?f40" svg:viewBox="0 0 0 0" draw:type="ooxml-wedgeRoundRectCallout" draw:modifiers="85009 -166045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Rounded Rectangular Callout 5" draw:style-name="gr27" draw:text-style-name="P48" draw:layer="layout" svg:width="6.984cm" svg:height="2.502cm" svg:x="8.89cm" svg:y="9.812cm">
          <text:p text:style-name="P47"><text:span text:style-name="T50">By reference</text:span></text:p>
          <draw:enhanced-geometry draw:mirror-horizontal="false" draw:mirror-vertical="false" draw:text-areas="?f38 ?f38 ?f39 ?f40" svg:viewBox="0 0 0 0" draw:type="ooxml-wedgeRoundRectCallout" draw:modifiers="44915 -161365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Rounded Rectangular Callout 6" draw:style-name="gr27" draw:text-style-name="P48" draw:layer="layout" svg:width="4.852cm" svg:height="2.116cm" svg:x="17.992cm" svg:y="9.812cm">
          <text:p text:style-name="P47"><text:span text:style-name="T50">By Value</text:span></text:p>
          <draw:enhanced-geometry draw:mirror-horizontal="false" draw:mirror-vertical="false" draw:text-areas="?f38 ?f38 ?f39 ?f40" svg:viewBox="0 0 0 0" draw:type="ooxml-wedgeRoundRectCallout" draw:modifiers="-1042 -189366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frame draw:name="Slide Number Placeholder 7" presentation:style-name="pr6" draw:text-style-name="P12" draw:layer="layout" svg:width="0.846cm" svg:height="0.846cm" svg:x="0cm" svg:y="18.203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anim:par smil:dur="indefinite" smil:restart="never" presentation:node-type="timing-root">
          <anim:par smil:begin="id28.begin">
            <anim:transitionFilter smil:dur="1s" smil:type="slideWipe" smil:subtype="fromTop" smil:direction="reverse"/>
          </anim:par>
        </anim:par>
        <presentation:notes draw:style-name="dp2">
          <draw:page-thumbnail draw:name="Slide Image Placeholder 1" draw:style-name="gr3" draw:layer="layout" svg:width="14.216cm" svg:height="10.662cm" svg:x="2.752cm" svg:y="2.134cm" draw:page-number="28" presentation:class="page"/>
          <draw:frame draw:name="Notes Placeholder 2" presentation:style-name="pr14" draw:text-style-name="P6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3" draw:text-style-name="P44" draw:layer="layout" svg:width="8.545cm" svg:height="1.419cm" svg:x="11.174cm" svg:y="27.01cm" presentation:class="page-number" presentation:user-transformed="true">
            <draw:text-box>
              <text:p text:style-name="P43"><text:span text:style-name="T45"><text:page-number>&lt;number&gt;</text:page-number></text:span></text:p>
            </draw:text-box>
          </draw:frame>
        </presentation:notes>
      </draw:page>
      <draw:page draw:name="References - why?" draw:style-name="dp3" draw:master-page-name="כותרת_20_ותוכן" presentation:presentation-page-layout-name="AL2T11" xml:id="id29" draw:id="id29">
        <draw:frame draw:name="כותרת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7"><text:span text:style-name="T3">References - why?</text:span></text:p>
          </draw:text-box>
        </draw:frame>
        <draw:frame draw:name="מציין מיקום תוכן 2" presentation:style-name="pr11" draw:text-style-name="P14" draw:layer="layout" svg:width="23.706cm" svg:height="15.874cm" svg:x="0.847cm" svg:y="2.54cm" presentation:class="outline" presentation:user-transformed="true">
          <draw:text-box>
            <text:p text:style-name="P32"><text:span text:style-name="T34"/></text:p>
            <text:list text:style-name="L20">
              <text:list-item>
                <text:p text:style-name="P32"><text:span text:style-name="T34">Efficiency – avoid copying arguments</text:span></text:p>
              </text:list-item>
              <text:list-item>
                <text:p text:style-name="P32"><text:span text:style-name="T20">Enables modifying variables outside a function</text:span></text:p>
              </text:list-item>
              <text:list-item>
                <text:p text:style-name="P32"><text:span text:style-name="T51">But that can be done with pointers too!</text:span></text:p>
              </text:list-item>
              <text:list-item>
                <text:p text:style-name="P32"><text:span text:style-name="T20">Everything that can be done with references, can be done with pointers </text:span></text:p>
              </text:list-item>
              <text:list-item>
                <text:p text:style-name="P32"><text:span text:style-name="T20">But some “dangerous” features of pointers cannot be done (or harder to do) with references</text:span></text:p>
              </text:list-item>
              <text:list-item>
                <text:p text:style-name="P32"><text:span text:style-name="T20">Easier to optimize by the compiler</text:span></text:p>
              </text:list-item>
              <text:list-item>
                <text:p text:style-name="P32"><text:span text:style-name="T20">More convenient in many cases (see examples)</text:span></text:p>
              </text:list-item>
              <text:list-item>
                <text:p text:style-name="P32"><text:span text:style-name="T34">Widely used as parameters and return values</text:span></text:p>
              </text:list-item>
            </text:list>
          </draw:text-box>
        </draw:frame>
        <draw:frame draw:name="Slide Number Placeholder 3" presentation:style-name="pr6" draw:text-style-name="P12" draw:layer="layout" svg:width="0.846cm" svg:height="0.846cm" svg:x="0cm" svg:y="18.203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anim:par smil:dur="indefinite" smil:restart="never" presentation:node-type="timing-root">
          <anim:par smil:begin="id29.begin">
            <anim:transitionFilter smil:dur="1s" smil:type="slideWipe" smil:subtype="fromTop" smil:direction="reverse"/>
          </anim:par>
        </anim:par>
        <presentation:notes draw:style-name="dp2">
          <draw:page-thumbnail draw:name="Slide Image Placeholder 1" draw:style-name="gr3" draw:layer="layout" svg:width="14.216cm" svg:height="10.662cm" svg:x="2.752cm" svg:y="2.134cm" draw:page-number="29" presentation:class="page"/>
          <draw:frame draw:name="Notes Placeholder 2" presentation:style-name="pr14" draw:text-style-name="P6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3" draw:text-style-name="P44" draw:layer="layout" svg:width="8.545cm" svg:height="1.419cm" svg:x="11.174cm" svg:y="27.01cm" presentation:class="page-number" presentation:user-transformed="true">
            <draw:text-box>
              <text:p text:style-name="P43"><text:span text:style-name="T45"><text:page-number>&lt;number&gt;</text:page-number></text:span></text:p>
            </draw:text-box>
          </draw:frame>
        </presentation:notes>
      </draw:page>
      <draw:page draw:name="Reference – more" draw:style-name="dp3" draw:master-page-name="כותרת_20_ותוכן" presentation:presentation-page-layout-name="AL2T11" xml:id="id30" draw:id="id30">
        <draw:frame draw:name="כותרת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7"><text:span text:style-name="T3">Reference – more</text:span></text:p>
          </draw:text-box>
        </draw:frame>
        <draw:frame draw:name="מציין מיקום תוכן 2" presentation:style-name="pr7" draw:text-style-name="P14" draw:layer="layout" svg:width="23.706cm" svg:height="15.874cm" svg:x="0.847cm" svg:y="2.54cm" presentation:class="outline" presentation:user-transformed="true">
          <draw:text-box>
            <text:p text:style-name="P13"><text:span text:style-name="T20"/></text:p>
            <text:list text:style-name="L20">
              <text:list-item>
                <text:p text:style-name="P13"><text:span text:style-name="T20">Like with pointers, don’t return a pointer or reference to a local variable</text:span></text:p>
              </text:list-item>
              <text:list-item>
                <text:p text:style-name="P13"><text:span text:style-name="T20">You can return a pointer or a reference to a variable that will survive the function call, for example:</text:span></text:p>
              </text:list-item>
            </text:list>
            <text:list text:style-name="L24">
              <text:list-item>
                <text:list>
                  <text:list-item>
                    <text:p text:style-name="P49"><text:span text:style-name="T52">A heap variable (malloc, new, etc.)</text:span></text:p>
                  </text:list-item>
                  <text:list-item>
                    <text:p text:style-name="P49"><text:span text:style-name="T52">A variable from a lower part of the stack</text:span></text:p>
                  </text:list-item>
                  <text:list-item>
                    <text:p text:style-name="P49"><text:span text:style-name="T52">Globals, static variables and static members of a class</text:span></text:p>
                  </text:list-item>
                </text:list>
              </text:list-item>
            </text:list>
          </draw:text-box>
        </draw:frame>
        <draw:frame draw:name="Slide Number Placeholder 3" presentation:style-name="pr6" draw:text-style-name="P12" draw:layer="layout" svg:width="0.846cm" svg:height="0.846cm" svg:x="0cm" svg:y="18.203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anim:par smil:dur="indefinite" smil:restart="never" presentation:node-type="timing-root">
          <anim:par smil:begin="id30.begin">
            <anim:transitionFilter smil:dur="1s" smil:type="slideWipe" smil:subtype="fromTop" smil:direction="reverse"/>
          </anim:par>
        </anim:par>
        <presentation:notes draw:style-name="dp2">
          <draw:page-thumbnail draw:name="Slide Image Placeholder 1" draw:style-name="gr3" draw:layer="layout" svg:width="14.216cm" svg:height="10.662cm" svg:x="2.752cm" svg:y="2.134cm" draw:page-number="30" presentation:class="page"/>
          <draw:frame draw:name="Notes Placeholder 2" presentation:style-name="pr14" draw:text-style-name="P6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3" draw:text-style-name="P44" draw:layer="layout" svg:width="8.545cm" svg:height="1.419cm" svg:x="11.174cm" svg:y="27.01cm" presentation:class="page-number" presentation:user-transformed="true">
            <draw:text-box>
              <text:p text:style-name="P43"><text:span text:style-name="T45"><text:page-number>&lt;number&gt;</text:page-number></text:span></text:p>
            </draw:text-box>
          </draw:frame>
        </presentation:notes>
      </draw:page>
      <draw:page draw:name="page31" draw:style-name="dp3" draw:master-page-name="כותרת_20_ותוכן" presentation:presentation-page-layout-name="AL2T11" xml:id="id31" draw:id="id31">
        <draw:custom-shape draw:name="TextBox 3" draw:style-name="gr26" draw:text-style-name="P5" draw:layer="layout" svg:width="23.908cm" svg:height="17.114cm" svg:x="0.856cm" svg:y="0.635cm">
          <text:p text:style-name="P23"><text:span text:style-name="T10">void</text:span><text:span text:style-name="T11"> add(Point&amp; a, Point b) </text:span><text:span text:style-name="T11"><text:line-break/></text:span><text:span text:style-name="T11">{ </text:span><text:span text:style-name="T11"><text:line-break/></text:span><text:span text:style-name="T11"><text:tab/></text:span><text:span text:style-name="T31">// a is reference, b is a copy </text:span><text:span text:style-name="T31"><text:line-break/></text:span><text:span text:style-name="T31"><text:tab/></text:span><text:span text:style-name="T11">a._x+= b._x; </text:span><text:span text:style-name="T11"><text:line-break/></text:span><text:span text:style-name="T11"><text:tab/></text:span><text:span text:style-name="T11">a._y+= b._y; </text:span><text:span text:style-name="T11"><text:line-break/></text:span><text:span text:style-name="T11">}</text:span></text:p>
          <text:p text:style-name="P23"><text:span text:style-name="T11"><text:s/></text:span><text:span text:style-name="T11"><text:line-break/></text:span><text:span text:style-name="T10">int</text:span><text:span text:style-name="T11"> main() </text:span><text:span text:style-name="T11"><text:line-break/></text:span><text:span text:style-name="T11">{ </text:span><text:span text:style-name="T11"><text:line-break/></text:span><text:span text:style-name="T11"><text:tab/></text:span><text:span text:style-name="T11">Point p1(</text:span><text:span text:style-name="T17">2</text:span><text:span text:style-name="T11">,</text:span><text:span text:style-name="T17">3</text:span><text:span text:style-name="T11">), p2(</text:span><text:span text:style-name="T17">4</text:span><text:span text:style-name="T11">,</text:span><text:span text:style-name="T17">5</text:span><text:span text:style-name="T11">); </text:span><text:span text:style-name="T11"><text:line-break/></text:span><text:span text:style-name="T11"><text:tab/></text:span><text:span text:style-name="T11">add(p1,p2); </text:span><text:span text:style-name="T31">// note: we don’t send pointers! </text:span><text:span text:style-name="T31"><text:line-break/></text:span><text:span text:style-name="T31"><text:tab/></text:span><text:span text:style-name="T31"><text:tab/></text:span><text:span text:style-name="T31"> <text:s text:c="4"/>// p1 is now (6,8) </text:span></text:p>
          <text:p text:style-name="P23"><text:span text:style-name="T11"><text:tab/></text:span><text:span text:style-name="T11">...</text:span><text:span text:style-name="T31"><text:line-break/></text:span><text:span text:style-name="T11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 Placeholder 2" presentation:style-name="pr6" draw:text-style-name="P12" draw:layer="layout" svg:width="0.846cm" svg:height="0.846cm" svg:x="0cm" svg:y="18.203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anim:par smil:dur="indefinite" smil:restart="never" presentation:node-type="timing-root">
          <anim:par smil:begin="id31.begin">
            <anim:transitionFilter smil:dur="1s" smil:type="slideWipe" smil:subtype="fromTop" smil:direction="reverse"/>
          </anim:par>
        </anim:par>
        <presentation:notes draw:style-name="dp4">
          <draw:page-thumbnail draw:style-name="gr3" draw:layer="layout" svg:width="14.848cm" svg:height="11.136cm" svg:x="3.075cm" svg:y="2.257cm" draw:page-number="31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כותרת_20_ותוכן" presentation:presentation-page-layout-name="AL2T11" xml:id="id32" draw:id="id32">
        <draw:frame draw:name="מציין מיקום תוכן 2" presentation:style-name="pr11" draw:text-style-name="P14" draw:layer="layout" svg:width="21.589cm" svg:height="12.699cm" svg:x="2.54cm" svg:y="6.138cm" presentation:class="outline" presentation:user-transformed="true">
          <draw:text-box>
            <text:p text:style-name="P13"><text:span text:style-name="T20"/></text:p>
            <text:p text:style-name="P13"><text:span text:style-name="T20"/></text:p>
            <text:p text:style-name="P13"><text:span text:style-name="T20"/></text:p>
            <text:p text:style-name="P13"><text:span text:style-name="T20"/></text:p>
            <text:p text:style-name="P13"><text:span text:style-name="T20"/></text:p>
            <text:p text:style-name="P13"><text:span text:style-name="T20"/></text:p>
            <text:p text:style-name="P13"><text:span text:style-name="T20"/></text:p>
            <text:p text:style-name="P13"><text:span text:style-name="T20"/></text:p>
          </draw:text-box>
        </draw:frame>
        <draw:custom-shape draw:name="TextBox 6" draw:style-name="gr26" draw:text-style-name="P5" draw:layer="layout" svg:width="24.552cm" svg:height="18.333cm" svg:x="0.423cm" svg:y="0.041cm">
          <text:p text:style-name="P23"><text:span text:style-name="T10">void</text:span><text:span text:style-name="T11"> add(Point&amp; a, </text:span><text:span text:style-name="T10">const</text:span><text:span text:style-name="T11"> Point&amp; b) </text:span><text:span text:style-name="T11"><text:line-break/></text:span><text:span text:style-name="T11">{ </text:span><text:span text:style-name="T11"><text:line-break/></text:span><text:span text:style-name="T11">   </text:span><text:span text:style-name="T31">// a is reference, </text:span></text:p>
          <text:p text:style-name="P23"><text:span text:style-name="T31"><text:s text:c="3"/></text:span><text:span text:style-name="T31">// b is a const ref </text:span><text:span text:style-name="T31"><text:line-break/></text:span><text:span text:style-name="T31"> <text:s text:c="2"/></text:span><text:span text:style-name="T11">a._x+= b._x; </text:span><text:span text:style-name="T11"><text:line-break/></text:span><text:span text:style-name="T11">   a._y+= b._y; </text:span><text:span text:style-name="T11"><text:line-break/></text:span><text:span text:style-name="T11">}</text:span></text:p>
          <text:p text:style-name="P23"><text:span text:style-name="T11"><text:s/></text:span><text:span text:style-name="T11"><text:line-break/></text:span><text:span text:style-name="T10">int</text:span><text:span text:style-name="T11"> main() </text:span><text:span text:style-name="T11"><text:line-break/></text:span><text:span text:style-name="T11">{ </text:span><text:span text:style-name="T11"><text:line-break/></text:span><text:span text:style-name="T11">   Point p1(</text:span><text:span text:style-name="T17">2</text:span><text:span text:style-name="T11">,</text:span><text:span text:style-name="T17">3</text:span><text:span text:style-name="T11">), p2(</text:span><text:span text:style-name="T17">4</text:span><text:span text:style-name="T11">,</text:span><text:span text:style-name="T17">5</text:span><text:span text:style-name="T11">); </text:span><text:span text:style-name="T11"><text:line-break/></text:span><text:span text:style-name="T11">   add(p1,p2); </text:span><text:span text:style-name="T31">// note: we dont send pointers! </text:span><text:span text:style-name="T31"><text:line-break/></text:span><text:span text:style-name="T31">   </text:span><text:span text:style-name="T31"><text:tab/></text:span><text:span text:style-name="T31"><text:tab/></text:span><text:span text:style-name="T31">// p1 is now (6,8)</text:span></text:p>
          <text:p text:style-name="P23"><text:span text:style-name="T11"><text:s text:c="3"/></text:span><text:span text:style-name="T11">... </text:span><text:span text:style-name="T11"><text:line-break/></text:span><text:span text:style-name="T11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ular Callout 4" draw:style-name="gr27" draw:text-style-name="P48" draw:layer="layout" svg:width="11.4cm" svg:height="5cm" svg:x="12.7cm" svg:y="3.387cm">
          <text:list text:style-name="L25">
            <text:list-item>
              <text:p text:style-name="P50"><text:span text:style-name="T53">b is Reference =&gt; is not copied</text:span></text:p>
            </text:list-item>
            <text:list-item>
              <text:p text:style-name="P50"><text:span text:style-name="T53">b is Const <text:s text:c="6"/>=&gt; we can't change it</text:span></text:p>
            </text:list-item>
            <text:list-item>
              <text:p text:style-name="P50"><text:span text:style-name="T53">Important for large objects!</text:span></text:p>
            </text:list-item>
          </text:list>
          <draw:enhanced-geometry draw:mirror-horizontal="false" draw:mirror-vertical="false" draw:text-areas="?f38 ?f38 ?f39 ?f40" svg:viewBox="0 0 0 0" draw:type="ooxml-wedgeRoundRectCallout" draw:modifiers="-55746 -91286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frame draw:name="Slide Number Placeholder 1" presentation:style-name="pr6" draw:text-style-name="P12" draw:layer="layout" svg:width="0.846cm" svg:height="0.846cm" svg:x="0cm" svg:y="18.203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anim:par smil:dur="indefinite" smil:restart="never" presentation:node-type="timing-root">
          <anim:par smil:begin="id32.begin">
            <anim:transitionFilter smil:dur="1s" smil:type="slideWipe" smil:subtype="fromTop" smil:direction="reverse"/>
          </anim:par>
        </anim:par>
        <presentation:notes draw:style-name="dp4">
          <draw:page-thumbnail draw:style-name="gr3" draw:layer="layout" svg:width="14.848cm" svg:height="11.136cm" svg:x="3.075cm" svg:y="2.257cm" draw:page-number="32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כותרת_20_ותוכן" presentation:presentation-page-layout-name="AL2T11" xml:id="id33" draw:id="id33">
        <draw:custom-shape draw:name="TextBox 6" draw:style-name="gr26" draw:text-style-name="P5" draw:layer="layout" svg:width="24.341cm" svg:height="18.333cm" svg:x="0.423cm" svg:y="0cm">
          <text:p text:style-name="P23"><text:span text:style-name="T11">Point&amp; add(Point&amp; a, </text:span><text:span text:style-name="T10">const</text:span><text:span text:style-name="T11"> Point&amp; b) </text:span><text:span text:style-name="T11"><text:line-break/></text:span><text:span text:style-name="T11">{ </text:span><text:span text:style-name="T11"><text:line-break/></text:span><text:span text:style-name="T11">   </text:span><text:span text:style-name="T31">// a is reference, b is a const ref </text:span><text:span text:style-name="T31"><text:line-break/></text:span><text:span text:style-name="T31"> <text:s text:c="2"/></text:span><text:span text:style-name="T11">a._x+=b._x; </text:span><text:span text:style-name="T11"><text:line-break/></text:span><text:span text:style-name="T11">   a._y+=b._y; </text:span><text:span text:style-name="T11"><text:line-break/></text:span><text:span text:style-name="T11">   </text:span><text:span text:style-name="T10">return</text:span><text:span text:style-name="T11"> a; </text:span><text:span text:style-name="T11"><text:line-break/></text:span><text:span text:style-name="T11">}</text:span></text:p>
          <text:p text:style-name="P23"><text:span text:style-name="T11"><text:s/></text:span><text:span text:style-name="T11"><text:line-break/></text:span><text:span text:style-name="T10">int</text:span><text:span text:style-name="T11"> main() </text:span><text:span text:style-name="T11"><text:line-break/></text:span><text:span text:style-name="T11">{ </text:span><text:span text:style-name="T11"><text:line-break/></text:span><text:span text:style-name="T11">   Point p1(</text:span><text:span text:style-name="T17">2</text:span><text:span text:style-name="T11">,</text:span><text:span text:style-name="T17">3</text:span><text:span text:style-name="T11">), p2(</text:span><text:span text:style-name="T17">4</text:span><text:span text:style-name="T11">,</text:span><text:span text:style-name="T17">5</text:span><text:span text:style-name="T11">), p3(</text:span><text:span text:style-name="T17">0</text:span><text:span text:style-name="T11">,</text:span><text:span text:style-name="T17">1</text:span><text:span text:style-name="T11">); </text:span><text:span text:style-name="T11"><text:line-break/></text:span><text:span text:style-name="T11">   add(add(p1,p2),p3); <text:s text:c="9"/></text:span><text:span text:style-name="T31">// now p1 is (6,9) </text:span><text:span text:style-name="T31"><text:line-break/></text:span><text:span text:style-name="T31"> <text:s text:c="2"/></text:span><text:span text:style-name="T11">cout &lt;&lt; add(p1,p2).getX(); <text:s text:c="2"/></text:span><text:span text:style-name="T31">// note the syntax</text:span></text:p>
          <text:p text:style-name="P23"><text:span text:style-name="T11"><text:s text:c="3"/></text:span><text:span text:style-name="T11">... </text:span><text:span text:style-name="T31"><text:s/></text:span><text:span text:style-name="T31"><text:line-break/></text:span><text:span text:style-name="T11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 Placeholder 1" presentation:style-name="pr6" draw:text-style-name="P12" draw:layer="layout" svg:width="0.846cm" svg:height="0.846cm" svg:x="0cm" svg:y="18.203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anim:par smil:dur="indefinite" smil:restart="never" presentation:node-type="timing-root">
          <anim:par smil:begin="id33.begin">
            <anim:transitionFilter smil:dur="1s" smil:type="slideWipe" smil:subtype="fromTop" smil:direction="reverse"/>
          </anim:par>
        </anim:par>
        <presentation:notes draw:style-name="dp4">
          <draw:page-thumbnail draw:style-name="gr3" draw:layer="layout" svg:width="14.848cm" svg:height="11.136cm" svg:x="3.075cm" svg:y="2.257cm" draw:page-number="33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שקופית_20_כותרת" presentation:presentation-page-layout-name="AL1T0" xml:id="id34" draw:id="id34">
        <draw:frame draw:name="כותרת משנה 3" presentation:style-name="pr10" draw:text-style-name="P4" draw:layer="layout" svg:width="17.779cm" svg:height="4.444cm" svg:x="3.598cm" svg:y="8.89cm" presentation:class="subtitle" presentation:placeholder="true" presentation:user-transformed="true">
          <draw:text-box/>
        </draw:frame>
        <draw:frame draw:name="Rectangle 2" presentation:style-name="pr8" draw:text-style-name="P2" draw:layer="layout" svg:width="22.859cm" svg:height="4.082cm" svg:x="1.27cm" svg:y="4.183cm" presentation:class="title" presentation:user-transformed="true">
          <draw:text-box>
            <text:p text:style-name="P1"><text:span text:style-name="T1">C++ const</text:span></text:p>
          </draw:text-box>
        </draw:frame>
        <anim:par smil:dur="indefinite" smil:restart="never" presentation:node-type="timing-root">
          <anim:par smil:begin="id34.begin">
            <anim:transitionFilter smil:dur="1s" smil:type="slideWipe" smil:subtype="fromTop" smil:direction="reverse"/>
          </anim:par>
        </anim:par>
        <presentation:notes draw:style-name="dp4">
          <draw:page-thumbnail draw:style-name="gr3" draw:layer="layout" svg:width="14.848cm" svg:height="11.136cm" svg:x="3.075cm" svg:y="2.257cm" draw:page-number="34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st variables – like in c" draw:style-name="dp3" draw:master-page-name="כותרת_20_ותוכן" presentation:presentation-page-layout-name="AL2T11" xml:id="id35" draw:id="id35"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7"><text:span text:style-name="T3">Const variables – like in c</text:span></text:p>
          </draw:text-box>
        </draw:frame>
        <draw:frame draw:name="מציין מיקום של מספר שקופית 4" presentation:style-name="pr6" draw:text-style-name="P12" draw:layer="layout" svg:width="0.846cm" svg:height="0.846cm" svg:x="0cm" svg:y="18.203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draw:frame draw:name="Rectangle 3" presentation:style-name="pr7" draw:text-style-name="P14" draw:layer="layout" svg:width="24.129cm" svg:height="15.662cm" svg:x="0.635cm" svg:y="2.752cm" presentation:class="outline" presentation:user-transformed="true">
          <draw:text-box>
            <text:p text:style-name="P13"><text:span text:style-name="T54">int</text:span><text:span text:style-name="T55"> * </text:span><text:span text:style-name="T54">const</text:span><text:span text:style-name="T55"> p1 = &amp;i; </text:span><text:span text:style-name="T56">// a const <text:s/></text:span></text:p>
            <text:p text:style-name="P13"><text:span text:style-name="T56">// pointer to an un-const variable </text:span></text:p>
            <text:list text:style-name="L26">
              <text:list-item>
                <text:p text:style-name="P13"><text:span text:style-name="T55">p1++; </text:span><text:span text:style-name="T56">// c.error </text:span></text:p>
              </text:list-item>
              <text:list-item>
                <text:p text:style-name="P13"><text:span text:style-name="T55">(*p1)++; </text:span><text:span text:style-name="T56">// ok </text:span></text:p>
              </text:list-item>
            </text:list>
            <text:p text:style-name="P13"><text:span text:style-name="T54">const</text:span><text:span text:style-name="T55"> </text:span><text:span text:style-name="T54">int</text:span><text:span text:style-name="T55"> * p2 = &amp;b; </text:span><text:span text:style-name="T56">// an un-const </text:span></text:p>
            <text:p text:style-name="P13"><text:span text:style-name="T56">// pointer to a const variable </text:span></text:p>
            <text:list text:style-name="L28">
              <text:list-item>
                <text:p text:style-name="P13"><text:span text:style-name="T55">p2++; </text:span><text:span text:style-name="T56">// ok</text:span></text:p>
              </text:list-item>
              <text:list-item>
                <text:p text:style-name="P13"><text:span text:style-name="T55">(*p2)++; </text:span><text:span text:style-name="T56">// c.error </text:span></text:p>
              </text:list-item>
            </text:list>
            <text:p text:style-name="P13"><text:span text:style-name="T54">const</text:span><text:span text:style-name="T55"> </text:span><text:span text:style-name="T54">int</text:span><text:span text:style-name="T55"> * </text:span><text:span text:style-name="T54">const</text:span><text:span text:style-name="T55"> p3 = &amp;b; </text:span><text:span text:style-name="T56">// a const // pointer to a const variable </text:span></text:p>
          </draw:text-box>
        </draw:frame>
        <anim:par smil:dur="indefinite" smil:restart="never" presentation:node-type="timing-root">
          <anim:par smil:begin="id35.begin">
            <anim:transitionFilter smil:dur="1s" smil:type="slideWipe" smil:subtype="fromTop" smil:direction="reverse"/>
          </anim:par>
        </anim:par>
        <presentation:notes draw:style-name="dp4">
          <draw:page-thumbnail draw:style-name="gr3" draw:layer="layout" svg:width="14.848cm" svg:height="11.136cm" svg:x="3.075cm" svg:y="2.257cm" draw:page-number="35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st objects &amp; functions (1)" draw:style-name="dp3" draw:master-page-name="כותרת_20_ותוכן" presentation:presentation-page-layout-name="AL2T11" xml:id="id36" draw:id="id36"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7"><text:span text:style-name="T3">Const objects &amp; functions (1)</text:span></text:p>
          </draw:text-box>
        </draw:frame>
        <draw:frame draw:name="מציין מיקום של מספר שקופית 4" presentation:style-name="pr6" draw:text-style-name="P12" draw:layer="layout" svg:width="0.846cm" svg:height="0.846cm" svg:x="0cm" svg:y="18.203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draw:frame draw:name="Rectangle 3" presentation:style-name="pr11" draw:text-style-name="P14" draw:layer="layout" svg:width="24.129cm" svg:height="15.662cm" svg:x="0.635cm" svg:y="2.752cm" presentation:class="outline" presentation:user-transformed="true">
          <draw:text-box>
            <text:p text:style-name="P35"><text:span text:style-name="T29">class</text:span><text:span text:style-name="T30"> A </text:span><text:span text:style-name="T30"><text:line-break/></text:span><text:span text:style-name="T30">{ </text:span><text:span text:style-name="T30"><text:line-break/></text:span><text:span text:style-name="T29">public</text:span><text:span text:style-name="T30">: </text:span><text:span text:style-name="T30"><text:line-break/></text:span><text:span text:style-name="T30">   </text:span><text:span text:style-name="T29">void</text:span><text:span text:style-name="T30"> foo1() </text:span><text:span text:style-name="T29">const</text:span><text:span text:style-name="T30">; </text:span><text:span text:style-name="T30"><text:line-break/></text:span><text:span text:style-name="T30">   </text:span><text:span text:style-name="T29">void</text:span><text:span text:style-name="T30"> foo2(); </text:span><text:span text:style-name="T30"><text:line-break/></text:span><text:span text:style-name="T30">}; </text:span><text:span text:style-name="T30"><text:line-break/></text:span><text:span text:style-name="T29">void</text:span><text:span text:style-name="T30"> A::foo1() </text:span><text:span text:style-name="T29">const</text:span><text:span text:style-name="T30"> </text:span><text:span text:style-name="T30"><text:line-break/></text:span><text:span text:style-name="T30">{ </text:span><text:span text:style-name="T30"><text:line-break/></text:span><text:span text:style-name="T30">} </text:span><text:span text:style-name="T30"><text:line-break/></text:span><text:span text:style-name="T29">void</text:span><text:span text:style-name="T30"> A::foo2() </text:span><text:span text:style-name="T30"><text:line-break/></text:span><text:span text:style-name="T30">{ </text:span><text:span text:style-name="T30"><text:line-break/></text:span><text:span text:style-name="T30">} </text:span></text:p>
          </draw:text-box>
        </draw:frame>
        <draw:line draw:name="Line 4" draw:style-name="gr5" draw:text-style-name="P17" draw:layer="layout" svg:x1="11.804cm" svg:y1="3.598cm" svg:x2="11.893cm" svg:y2="17.846cm">
          <text:p/>
        </draw:line>
        <draw:custom-shape draw:name="Text Box 5" draw:style-name="gr11" draw:text-style-name="P17" draw:layer="layout" svg:width="12.99cm" svg:height="21.856cm" svg:x="11.853cm" svg:y="3.598cm">
          <text:p text:style-name="P23"><text:span text:style-name="T57">int</text:span><text:span text:style-name="T58"> main() </text:span><text:span text:style-name="T58"><text:line-break/></text:span><text:span text:style-name="T58">{ </text:span><text:span text:style-name="T58"><text:line-break/></text:span><text:span text:style-name="T58">   A a; </text:span><text:span text:style-name="T58"><text:line-break/></text:span><text:span text:style-name="T58">   </text:span><text:span text:style-name="T57">const</text:span><text:span text:style-name="T58"> A ca; </text:span><text:span text:style-name="T58"><text:line-break/></text:span><text:span text:style-name="T58">   a.foo1(); </text:span><text:span text:style-name="T58"><text:line-break/></text:span><text:span text:style-name="T58">   a.foo2(); </text:span><text:span text:style-name="T58"><text:line-break/></text:span><text:span text:style-name="T58">   ca.foo1(); </text:span><text:span text:style-name="T58"><text:line-break/></text:span><text:span text:style-name="T58">   </text:span><text:span text:style-name="T59">ca.foo2(); </text:span><text:span text:style-name="T60">// comp. <text:s text:c="2"/></text:span></text:p>
          <text:p text:style-name="P23"><text:span text:style-name="T60"><text:s text:c="14"/></text:span><text:span text:style-name="T60">// error </text:span><text:span text:style-name="T60"><text:line-break/></text:span><text:span text:style-name="T58">} </text:span><text:span text:style-name="T58"><text:line-break/></text:span><text:span text:style-name="T58"><text:line-break/></text:span><text:span text:style-name="T58"><text:line-break/></text:span><text:span text:style-name="T58"/></text:p>
          <text:p text:style-name="P23"><text:span text:style-name="T58"><text:line-break/></text:span><text:span text:style-name="T5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par smil:begin="id36.begin">
            <anim:transitionFilter smil:dur="1s" smil:type="slideWipe" smil:subtype="fromTop" smil:direction="reverse"/>
          </anim:par>
        </anim:par>
        <presentation:notes draw:style-name="dp4">
          <draw:page-thumbnail draw:style-name="gr3" draw:layer="layout" svg:width="14.848cm" svg:height="11.136cm" svg:x="3.075cm" svg:y="2.257cm" draw:page-number="36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st objects &amp; functions (2)" draw:style-name="dp3" draw:master-page-name="כותרת_20_ותוכן" presentation:presentation-page-layout-name="AL2T11" xml:id="id37" draw:id="id37"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7"><text:span text:style-name="T3">Const objects &amp; functions (2)</text:span></text:p>
          </draw:text-box>
        </draw:frame>
        <draw:frame draw:name="מציין מיקום של מספר שקופית 4" presentation:style-name="pr6" draw:text-style-name="P12" draw:layer="layout" svg:width="0.846cm" svg:height="0.846cm" svg:x="0cm" svg:y="18.203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draw:frame draw:name="Rectangle 3" presentation:style-name="pr7" draw:text-style-name="P14" draw:layer="layout" svg:width="24.129cm" svg:height="15.662cm" svg:x="0.635cm" svg:y="2.752cm" presentation:class="outline" presentation:user-transformed="true">
          <draw:text-box>
            <text:p text:style-name="P13"><text:span text:style-name="T7">class</text:span><text:span text:style-name="T8"> A </text:span><text:span text:style-name="T8"><text:line-break/></text:span><text:span text:style-name="T8">{ </text:span><text:span text:style-name="T8"><text:line-break/></text:span><text:span text:style-name="T7">public</text:span><text:span text:style-name="T8">: </text:span><text:span text:style-name="T8"><text:line-break/></text:span><text:span text:style-name="T8">   </text:span><text:span text:style-name="T7">void</text:span><text:span text:style-name="T8"> foo() </text:span><text:span text:style-name="T7">const</text:span><text:span text:style-name="T8">; </text:span><text:span text:style-name="T8"><text:line-break/></text:span><text:span text:style-name="T8">   </text:span><text:span text:style-name="T7">void</text:span><text:span text:style-name="T8"> foo(); </text:span><text:span text:style-name="T8"><text:line-break/></text:span><text:span text:style-name="T8">}; </text:span><text:span text:style-name="T8"><text:line-break/></text:span><text:span text:style-name="T7">void</text:span><text:span text:style-name="T8"> A::foo() </text:span><text:span text:style-name="T7">const</text:span><text:span text:style-name="T8"> </text:span><text:span text:style-name="T8"><text:line-break/></text:span><text:span text:style-name="T8">{ </text:span><text:span text:style-name="T8"><text:line-break/></text:span><text:span text:style-name="T8">   cout &lt;&lt; </text:span><text:span text:style-name="T9">"const foo\n";</text:span><text:span text:style-name="T8"> </text:span><text:span text:style-name="T8"><text:line-break/></text:span><text:span text:style-name="T8">} </text:span><text:span text:style-name="T8"><text:line-break/></text:span><text:span text:style-name="T7">void</text:span><text:span text:style-name="T8"> A::foo() </text:span><text:span text:style-name="T8"><text:line-break/></text:span><text:span text:style-name="T8">{ </text:span><text:span text:style-name="T8"><text:line-break/></text:span><text:span text:style-name="T8">   cout &lt;&lt; </text:span><text:span text:style-name="T9">"foo\n"</text:span><text:span text:style-name="T8">; </text:span><text:span text:style-name="T8"><text:line-break/></text:span><text:span text:style-name="T8">} </text:span></text:p>
          </draw:text-box>
        </draw:frame>
        <draw:line draw:name="Line 4" draw:style-name="gr5" draw:text-style-name="P17" draw:layer="layout" svg:x1="12.823cm" svg:y1="3.598cm" svg:x2="12.911cm" svg:y2="17.846cm">
          <text:p/>
        </draw:line>
        <draw:custom-shape draw:name="Text Box 5" draw:style-name="gr11" draw:text-style-name="P17" draw:layer="layout" svg:width="11.72cm" svg:height="14.985cm" svg:x="13.123cm" svg:y="3.598cm">
          <text:p text:style-name="P23"><text:span text:style-name="T10">int</text:span><text:span text:style-name="T11"> main() </text:span><text:span text:style-name="T11"><text:line-break/></text:span><text:span text:style-name="T11">{ </text:span><text:span text:style-name="T11"><text:line-break/></text:span><text:span text:style-name="T11">   A a; </text:span><text:span text:style-name="T11"><text:line-break/></text:span><text:span text:style-name="T11">   </text:span><text:span text:style-name="T10">const</text:span><text:span text:style-name="T11"> A ca; </text:span><text:span text:style-name="T11"><text:line-break/></text:span><text:span text:style-name="T11">   a.foo (); </text:span><text:span text:style-name="T11"><text:line-break/></text:span><text:span text:style-name="T11">   ca.foo(); </text:span><text:span text:style-name="T11"><text:line-break/></text:span><text:span text:style-name="T11">} </text:span><text:span text:style-name="T11"><text:line-break/></text:span><text:span text:style-name="T11"><text:line-break/></text:span><text:span text:style-name="T11"><text:line-break/></text:span><text:span text:style-name="T11"/></text:p>
          <text:p text:style-name="P23"><text:span text:style-name="T11"><text:line-break/></text:span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8" draw:text-style-name="P51" draw:layer="layout" svg:width="9.842cm" svg:height="4.612cm" svg:x="13.97cm" svg:y="13.794cm">
          <text:p text:style-name="P30"><text:span text:style-name="T18">// </text:span><text:span text:style-name="T18">output</text:span></text:p>
          <text:p text:style-name="P30"><text:span text:style-name="T19">foo</text:span></text:p>
          <text:p text:style-name="P30"><text:span text:style-name="T19">const fo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par smil:begin="id37.begin">
            <anim:transitionFilter smil:dur="1s" smil:type="slideWipe" smil:subtype="fromTop" smil:direction="reverse"/>
          </anim:par>
        </anim:par>
        <presentation:notes draw:style-name="dp4">
          <draw:page-thumbnail draw:style-name="gr3" draw:layer="layout" svg:width="14.848cm" svg:height="11.136cm" svg:x="3.075cm" svg:y="2.257cm" draw:page-number="37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hy?" draw:style-name="dp3" draw:master-page-name="כותרת_20_ותוכן" presentation:presentation-page-layout-name="AL2T11" xml:id="id38" draw:id="id38">
        <draw:frame draw:name="Title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7"><text:span text:style-name="T3">Why?</text:span></text:p>
          </draw:text-box>
        </draw:frame>
        <draw:frame draw:name="Slide Number Placeholder 2" presentation:style-name="pr6" draw:text-style-name="P12" draw:layer="layout" svg:width="0.846cm" svg:height="0.846cm" svg:x="0cm" svg:y="18.203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draw:frame draw:name="Content Placeholder 3" presentation:style-name="pr11" draw:text-style-name="P14" draw:layer="layout" svg:width="23.706cm" svg:height="15.874cm" svg:x="0.847cm" svg:y="2.54cm" presentation:class="outline" presentation:user-transformed="true">
          <draw:text-box>
            <text:p text:style-name="P35"><text:span text:style-name="T61">Overload resolution, again:</text:span></text:p>
            <text:p text:style-name="P52"><text:span text:style-name="T61"/></text:p>
            <text:p text:style-name="P35"><text:span text:style-name="T55">A::foo(A* </text:span><text:span text:style-name="T54">this</text:span><text:span text:style-name="T55">) </text:span><text:span text:style-name="T55"><text:line-break/></text:span><text:span text:style-name="T55"/></text:p>
            <text:p text:style-name="P35"><text:span text:style-name="T55">A::foo(</text:span><text:span text:style-name="T54">const</text:span><text:span text:style-name="T55"> A* </text:span><text:span text:style-name="T54">this</text:span><text:span text:style-name="T55">)</text:span></text:p>
            <text:p text:style-name="P35"><text:span text:style-name="T55"><text:line-break/></text:span><text:span text:style-name="T55"/></text:p>
          </draw:text-box>
        </draw:frame>
        <anim:par smil:dur="indefinite" smil:restart="never" presentation:node-type="timing-root">
          <anim:par smil:begin="id38.begin">
            <anim:transitionFilter smil:dur="1s" smil:type="slideWipe" smil:subtype="fromTop" smil:direction="reverse"/>
          </anim:par>
        </anim:par>
        <presentation:notes draw:style-name="dp4">
          <draw:page-thumbnail draw:style-name="gr3" draw:layer="layout" svg:width="14.848cm" svg:height="11.136cm" svg:x="3.075cm" svg:y="2.257cm" draw:page-number="38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turn a const ref. to variable" draw:style-name="dp3" draw:master-page-name="כותרת_20_ותוכן" presentation:presentation-page-layout-name="AL2T11" xml:id="id39" draw:id="id39"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7"><text:span text:style-name="T3">Return a const ref. to variable</text:span></text:p>
          </draw:text-box>
        </draw:frame>
        <draw:frame draw:name="מציין מיקום של מספר שקופית 4" presentation:style-name="pr6" draw:text-style-name="P12" draw:layer="layout" svg:width="0.846cm" svg:height="0.846cm" svg:x="0cm" svg:y="18.203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draw:frame draw:name="Rectangle 3" presentation:style-name="pr7" draw:text-style-name="P14" draw:layer="layout" svg:width="24.129cm" svg:height="15.662cm" svg:x="0.635cm" svg:y="2.752cm" presentation:class="outline" presentation:user-transformed="true">
          <draw:text-box>
            <text:p text:style-name="P13"><text:span text:style-name="T7">class</text:span><text:span text:style-name="T8"> Buffer </text:span><text:span text:style-name="T8"><text:line-break/></text:span><text:span text:style-name="T8">{ </text:span><text:span text:style-name="T8"><text:line-break/></text:span><text:span text:style-name="T8">   </text:span><text:span text:style-name="T7">size_t </text:span><text:span text:style-name="T8">_length; </text:span><text:span text:style-name="T8"><text:line-break/></text:span><text:span text:style-name="T8">   </text:span><text:span text:style-name="T7">int</text:span><text:span text:style-name="T8"> *_buf; </text:span><text:span text:style-name="T8"><text:line-break/></text:span><text:span text:style-name="T7">public</text:span><text:span text:style-name="T8">: </text:span><text:span text:style-name="T8"><text:line-break/></text:span><text:span text:style-name="T8">   Buffer (</text:span><text:span text:style-name="T7">size_t</text:span><text:span text:style-name="T8"> l): </text:span><text:span text:style-name="T8"><text:line-break/></text:span><text:span text:style-name="T8">   _length (l),</text:span></text:p>
            <text:p text:style-name="P13"><text:span text:style-name="T8"><text:s text:c="3"/></text:span><text:span text:style-name="T8">_buf (</text:span><text:span text:style-name="T7">new</text:span><text:span text:style-name="T8"> </text:span><text:span text:style-name="T7">int</text:span><text:span text:style-name="T8"> [l]) </text:span><text:span text:style-name="T8"><text:line-break/></text:span><text:span text:style-name="T8">   { </text:span><text:span text:style-name="T8"><text:line-break/></text:span><text:span text:style-name="T8">   } </text:span><text:span text:style-name="T8"><text:line-break/></text:span><text:span text:style-name="T8">   </text:span><text:span text:style-name="T7">const</text:span><text:span text:style-name="T8"> </text:span><text:span text:style-name="T7">int</text:span><text:span text:style-name="T8">&amp; get(</text:span><text:span text:style-name="T7">size_t</text:span><text:span text:style-name="T8"> i) </text:span><text:span text:style-name="T7">const</text:span><text:span text:style-name="T8"> </text:span><text:span text:style-name="T8"><text:line-break/></text:span><text:span text:style-name="T8">   { </text:span><text:span text:style-name="T8"><text:line-break/></text:span><text:span text:style-name="T8">      </text:span><text:span text:style-name="T7">return</text:span><text:span text:style-name="T8"> _buf[i]; </text:span><text:span text:style-name="T8"><text:line-break/></text:span><text:span text:style-name="T8">   } </text:span><text:span text:style-name="T8"><text:line-break/></text:span><text:span text:style-name="T8">}; </text:span></text:p>
          </draw:text-box>
        </draw:frame>
        <draw:custom-shape draw:name="Text Box 4" draw:style-name="gr11" draw:text-style-name="P17" draw:layer="layout" svg:width="14.287cm" svg:height="15.188cm" svg:x="12.171cm" svg:y="3.175cm">
          <text:p text:style-name="P23"><text:span text:style-name="T10">int</text:span><text:span text:style-name="T11"> main () </text:span><text:span text:style-name="T11"><text:line-break/></text:span><text:span text:style-name="T11">{ </text:span><text:span text:style-name="T11"><text:line-break/></text:span><text:span text:style-name="T11">   Buffer buf(</text:span><text:span text:style-name="T17">5</text:span><text:span text:style-name="T11">); </text:span><text:span text:style-name="T11"><text:line-break/></text:span><text:span text:style-name="T11">   buf.get(</text:span><text:span text:style-name="T17">0</text:span><text:span text:style-name="T11">) </text:span></text:p>
          <text:p text:style-name="P23"><text:span text:style-name="T11"><text:s text:c="9"/></text:span><text:span text:style-name="T11">= </text:span><text:span text:style-name="T17">3</text:span><text:span text:style-name="T11">; </text:span><text:span text:style-name="T31">// illegal </text:span><text:span text:style-name="T31"><text:line-break/></text:span><text:span text:style-name="T31"> <text:s text:c="2"/></text:span><text:span text:style-name="T11">std::cout &lt;&lt; </text:span></text:p>
          <text:p text:style-name="P23"><text:span text:style-name="T11"><text:s text:c="3"/></text:span><text:span text:style-name="T11">buf.get(</text:span><text:span text:style-name="T17">0</text:span><text:span text:style-name="T11">); </text:span><text:span text:style-name="T11"><text:line-break/></text:span><text:span text:style-name="T11">} </text:span><text:span text:style-name="T11"><text:line-break/></text:span><text:span text:style-name="T11"><text:line-break/></text:span><text:span text:style-name="T11"/></text:p>
          <text:p text:style-name="P23"><text:span text:style-name="T13"><text:line-break/></text:span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" draw:style-name="gr5" draw:text-style-name="P17" draw:layer="layout" svg:x1="12.17cm" svg:y1="3.175cm" svg:x2="12.065cm" svg:y2="13.123cm">
          <text:p/>
        </draw:line>
        <draw:custom-shape draw:name="Line Callout 1 1" draw:style-name="gr29" draw:text-style-name="P53" draw:layer="layout" svg:width="4.55cm" svg:height="3.174cm" svg:x="14.471cm" svg:y="14.583cm">
          <text:p text:style-name="P47"><text:span text:style-name="T50">Why</text:span><text:span text:style-name="T50">?</text:span></text:p>
          <draw:enhanced-geometry draw:mirror-horizontal="false" draw:mirror-vertical="false" draw:text-areas="0 0 ?f4 ?f7" svg:viewBox="0 0 0 0" draw:type="ooxml-borderCallout1" draw:modifiers="18750 -8333 -15220 -240046" draw:enhanced-path="M 0 0 L ?f4 0 ?f4 ?f7 0 ?f7 Z N M ?f1 ?f0 L ?f3 ?f2 F N">
            <draw:equation draw:name="f0" draw:formula="logheight*$0 /100000"/>
            <draw:equation draw:name="f1" draw:formula="logwidth*$1 /100000"/>
            <draw:equation draw:name="f2" draw:formula="logheight*$2 /100000"/>
            <draw:equation draw:name="f3" draw:formula="logwidth*$3 /100000"/>
            <draw:equation draw:name="f4" draw:formula="logwidth"/>
            <draw:equation draw:name="f5" draw:formula="logheight/2"/>
            <draw:equation draw:name="f6" draw:formula="logwidth/2"/>
            <draw:equation draw:name="f7" draw:formula="logheight"/>
            <draw:handle draw:handle-position="?f1 ?f0" draw:handle-range-x-maximum="2147483647" draw:handle-range-x-minimum="-2147483647" draw:handle-range-y-maximum="2147483647" draw:handle-range-y-minimum="-2147483647"/>
            <draw:handle draw:handle-position="?f3 ?f2" draw:handle-range-x-maximum="2147483647" draw:handle-range-x-minimum="-2147483647" draw:handle-range-y-maximum="2147483647" draw:handle-range-y-minimum="-2147483647"/>
          </draw:enhanced-geometry>
        </draw:custom-shape>
        <anim:par smil:dur="indefinite" smil:restart="never" presentation:node-type="timing-root">
          <anim:par smil:begin="id39.begin">
            <anim:transitionFilter smil:dur="1s" smil:type="slideWipe" smil:subtype="fromTop" smil:direction="reverse"/>
          </anim:par>
        </anim:par>
        <presentation:notes draw:style-name="dp4">
          <draw:page-thumbnail draw:style-name="gr3" draw:layer="layout" svg:width="14.848cm" svg:height="11.136cm" svg:x="3.075cm" svg:y="2.257cm" draw:page-number="39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st objects with pointers – like in c" draw:style-name="dp3" draw:master-page-name="כותרת_20_ותוכן" presentation:presentation-page-layout-name="AL2T11" xml:id="id40" draw:id="id40"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7"><text:span text:style-name="T3">Const objects with pointers – like in c</text:span></text:p>
          </draw:text-box>
        </draw:frame>
        <draw:frame draw:name="מציין מיקום של מספר שקופית 6" presentation:style-name="pr6" draw:text-style-name="P12" draw:layer="layout" svg:width="0.846cm" svg:height="0.846cm" svg:x="0cm" svg:y="18.203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draw:frame draw:name="Rectangle 3" presentation:style-name="pr7" draw:text-style-name="P14" draw:layer="layout" svg:width="23.706cm" svg:height="15.874cm" svg:x="0.847cm" svg:y="2.54cm" presentation:class="outline" presentation:user-transformed="true">
          <draw:text-box>
            <text:p text:style-name="P13"><text:span text:style-name="T62">class</text:span><text:span text:style-name="T63"> B </text:span><text:span text:style-name="T63"><text:line-break/></text:span><text:span text:style-name="T63">{ </text:span><text:span text:style-name="T63"><text:line-break/></text:span><text:span text:style-name="T62">public</text:span><text:span text:style-name="T63">: </text:span><text:span text:style-name="T63"><text:line-break/></text:span><text:span text:style-name="T63">   </text:span><text:span text:style-name="T62">int</text:span><text:span text:style-name="T63"> _n; </text:span><text:span text:style-name="T63"><text:line-break/></text:span><text:span text:style-name="T63">}; </text:span><text:span text:style-name="T63"><text:line-break/></text:span><text:span text:style-name="T62">class</text:span><text:span text:style-name="T63"> A </text:span><text:span text:style-name="T63"><text:line-break/></text:span><text:span text:style-name="T63">{ </text:span><text:span text:style-name="T63"><text:line-break/></text:span><text:span text:style-name="T62">public</text:span><text:span text:style-name="T63">: </text:span><text:span text:style-name="T63"><text:line-break/></text:span><text:span text:style-name="T63">   B* _p; </text:span><text:span text:style-name="T63"><text:line-break/></text:span><text:span text:style-name="T63">   A(); </text:span><text:span text:style-name="T63"><text:line-break/></text:span><text:span text:style-name="T63">   </text:span><text:span text:style-name="T62">void</text:span><text:span text:style-name="T63"> foo() </text:span><text:span text:style-name="T62">const</text:span><text:span text:style-name="T63">; </text:span><text:span text:style-name="T63"><text:line-break/></text:span><text:span text:style-name="T63">}; </text:span><text:span text:style-name="T63"><text:line-break/></text:span><text:span text:style-name="T63">A::A() : _p(</text:span><text:span text:style-name="T62">new</text:span><text:span text:style-name="T63"> B) </text:span><text:span text:style-name="T63"><text:line-break/></text:span><text:span text:style-name="T63">{ </text:span><text:span text:style-name="T63"><text:line-break/></text:span><text:span text:style-name="T63">   _p-&gt;_n = </text:span><text:span text:style-name="T64">17</text:span><text:span text:style-name="T63">; </text:span><text:span text:style-name="T63"><text:line-break/></text:span><text:span text:style-name="T63">} </text:span><text:span text:style-name="T63"><text:line-break/></text:span><text:span text:style-name="T62">void</text:span><text:span text:style-name="T63"> A::foo() </text:span><text:span text:style-name="T62">const</text:span><text:span text:style-name="T63"> </text:span><text:span text:style-name="T63"><text:line-break/></text:span><text:span text:style-name="T63">{ </text:span><text:span text:style-name="T63"><text:line-break/></text:span><text:span text:style-name="T63">   </text:span><text:span text:style-name="T65">//_p++; // this will not <text:s/></text:span></text:p>
            <text:p text:style-name="P13"><text:span text:style-name="T65"><text:s text:c="11"/></text:span><text:span text:style-name="T65">// compile </text:span><text:span text:style-name="T65"><text:line-break/></text:span><text:span text:style-name="T65"> <text:s text:c="2"/></text:span><text:span text:style-name="T63">_p-&gt;_n++; </text:span><text:span text:style-name="T65">// this will ! </text:span><text:span text:style-name="T65"><text:line-break/></text:span><text:span text:style-name="T63">} </text:span></text:p>
            <text:p text:style-name="P13"><text:span text:style-name="T62">int</text:span><text:span text:style-name="T63"> main() </text:span><text:span text:style-name="T63"><text:line-break/></text:span><text:span text:style-name="T63">{ </text:span><text:span text:style-name="T63"><text:line-break/></text:span><text:span text:style-name="T63">   </text:span><text:span text:style-name="T62">const</text:span><text:span text:style-name="T63"> A a; </text:span><text:span text:style-name="T63"><text:line-break/></text:span><text:span text:style-name="T63">   std::cout &lt;&lt; </text:span><text:span text:style-name="T63"><text:line-break/></text:span><text:span text:style-name="T63">   a._p-&gt;_n &lt;&lt; std::endl; </text:span><text:span text:style-name="T63"><text:line-break/></text:span><text:span text:style-name="T63">   a.foo(); </text:span><text:span text:style-name="T63"><text:line-break/></text:span><text:span text:style-name="T63">   std::cout &lt;&lt; </text:span><text:span text:style-name="T63"><text:line-break/></text:span><text:span text:style-name="T63">   a._p-&gt;_n &lt;&lt; std::endl; </text:span><text:span text:style-name="T63"><text:line-break/></text:span><text:span text:style-name="T63">} </text:span></text:p>
          </draw:text-box>
        </draw:frame>
        <draw:line draw:name="Line 4" draw:style-name="gr5" draw:text-style-name="P17" draw:layer="layout" svg:x1="11.853cm" svg:y1="3.108cm" svg:x2="11.893cm" svg:y2="18.415cm">
          <text:p/>
        </draw:line>
        <draw:custom-shape draw:name="Rectangle 6" draw:style-name="gr30" draw:text-style-name="P54" draw:layer="layout" svg:width="11.641cm" svg:height="2.742cm" svg:x="12.7cm" svg:y="15.884cm">
          <text:p text:style-name="P30"><text:span text:style-name="T18">// </text:span><text:span text:style-name="T18">output</text:span></text:p>
          <text:p text:style-name="P30"><text:span text:style-name="T19">17</text:span></text:p>
          <text:p text:style-name="P30"><text:span text:style-name="T19">1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par smil:begin="id40.begin">
            <anim:transitionFilter smil:dur="1s" smil:type="slideWipe" smil:subtype="fromTop" smil:direction="reverse"/>
          </anim:par>
        </anim:par>
        <presentation:notes draw:style-name="dp4">
          <draw:page-thumbnail draw:style-name="gr3" draw:layer="layout" svg:width="14.848cm" svg:height="11.136cm" svg:x="3.075cm" svg:y="2.257cm" draw:page-number="40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st objects with references" draw:style-name="dp3" draw:master-page-name="כותרת_20_ותוכן" presentation:presentation-page-layout-name="AL2T11" xml:id="id41" draw:id="id41"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7"><text:span text:style-name="T3">Const objects with references</text:span></text:p>
          </draw:text-box>
        </draw:frame>
        <draw:frame draw:name="מציין מיקום של מספר שקופית 6" presentation:style-name="pr6" draw:text-style-name="P12" draw:layer="layout" svg:width="0.846cm" svg:height="0.846cm" svg:x="0cm" svg:y="18.203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draw:frame draw:name="Rectangle 3" presentation:style-name="pr11" draw:text-style-name="P14" draw:layer="layout" svg:width="23.706cm" svg:height="15.874cm" svg:x="0.847cm" svg:y="2.54cm" presentation:class="outline" presentation:user-transformed="true">
          <draw:text-box>
            <text:p text:style-name="P13"><text:span text:style-name="T7">class</text:span><text:span text:style-name="T8"> A </text:span><text:span text:style-name="T8"><text:line-break/></text:span><text:span text:style-name="T8">{ </text:span><text:span text:style-name="T8"><text:line-break/></text:span><text:span text:style-name="T7">public</text:span><text:span text:style-name="T8">: </text:span><text:span text:style-name="T8"><text:line-break/></text:span><text:span text:style-name="T8">   </text:span><text:span text:style-name="T7">int</text:span><text:span text:style-name="T8"> &amp; _i; </text:span><text:span text:style-name="T8"><text:line-break/></text:span><text:span text:style-name="T8">   A(</text:span><text:span text:style-name="T7">int</text:span><text:span text:style-name="T8"> &amp;i); </text:span><text:span text:style-name="T8"><text:line-break/></text:span><text:span text:style-name="T8">   </text:span><text:span text:style-name="T7">void</text:span><text:span text:style-name="T8"> foo() </text:span><text:span text:style-name="T7">const</text:span><text:span text:style-name="T8">; </text:span><text:span text:style-name="T8"><text:line-break/></text:span><text:span text:style-name="T8">}; </text:span><text:span text:style-name="T8"><text:line-break/></text:span><text:span text:style-name="T8">A::A(</text:span><text:span text:style-name="T7">int</text:span><text:span text:style-name="T8"> &amp;i) : _i(i) </text:span><text:span text:style-name="T8"><text:line-break/></text:span><text:span text:style-name="T8">{ </text:span><text:span text:style-name="T8"><text:line-break/></text:span><text:span text:style-name="T8">    </text:span><text:span text:style-name="T8"><text:line-break/></text:span><text:span text:style-name="T8">} </text:span><text:span text:style-name="T8"><text:line-break/></text:span><text:span text:style-name="T7">void</text:span><text:span text:style-name="T8"> A::foo() </text:span><text:span text:style-name="T7">const</text:span><text:span text:style-name="T8"> </text:span><text:span text:style-name="T8"><text:line-break/></text:span><text:span text:style-name="T8">{ </text:span><text:span text:style-name="T8"><text:line-break/></text:span><text:span text:style-name="T8">   _i++; </text:span><text:span text:style-name="T8"><text:line-break/></text:span><text:span text:style-name="T8">} </text:span><text:span text:style-name="T8"><text:line-break/></text:span><text:span text:style-name="T7">int</text:span><text:span text:style-name="T8"> main() </text:span><text:span text:style-name="T8"><text:line-break/></text:span><text:span text:style-name="T8">{ </text:span><text:span text:style-name="T8"><text:line-break/></text:span><text:span text:style-name="T8">   </text:span><text:span text:style-name="T7">int</text:span><text:span text:style-name="T8"> i = </text:span><text:span text:style-name="T66">5</text:span><text:span text:style-name="T8">; </text:span><text:span text:style-name="T8"><text:line-break/></text:span><text:span text:style-name="T8">   </text:span><text:span text:style-name="T7">const</text:span><text:span text:style-name="T8"> A a (i); </text:span><text:span text:style-name="T8"><text:line-break/></text:span><text:span text:style-name="T8">   std::cout &lt;&lt; </text:span><text:span text:style-name="T8"><text:line-break/></text:span><text:span text:style-name="T8">   a._i &lt;&lt; std::endl; </text:span><text:span text:style-name="T8"><text:line-break/></text:span><text:span text:style-name="T8">   a.foo(); </text:span><text:span text:style-name="T8"><text:line-break/></text:span><text:span text:style-name="T8">   std::cout &lt;&lt; </text:span><text:span text:style-name="T8"><text:line-break/></text:span><text:span text:style-name="T8">   a._i &lt;&lt; std::endl; </text:span><text:span text:style-name="T8"><text:line-break/></text:span><text:span text:style-name="T8">} </text:span></text:p>
          </draw:text-box>
        </draw:frame>
        <draw:line draw:name="Line 4" draw:style-name="gr5" draw:text-style-name="P17" draw:layer="layout" svg:x1="11.853cm" svg:y1="3.32cm" svg:x2="11.893cm" svg:y2="18.203cm">
          <text:p/>
        </draw:line>
        <draw:custom-shape draw:name="Rectangle 6" draw:style-name="gr31" draw:text-style-name="P55" draw:layer="layout" svg:width="12.382cm" svg:height="2.742cm" svg:x="12.171cm" svg:y="15.663cm">
          <text:p text:style-name="P30"><text:span text:style-name="T18">// </text:span><text:span text:style-name="T18">output</text:span></text:p>
          <text:p text:style-name="P30"><text:span text:style-name="T19">5</text:span></text:p>
          <text:p text:style-name="P30"><text:span text:style-name="T19">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par smil:begin="id41.begin">
            <anim:transitionFilter smil:dur="1s" smil:type="slideWipe" smil:subtype="fromTop" smil:direction="reverse"/>
          </anim:par>
        </anim:par>
        <presentation:notes draw:style-name="dp4">
          <draw:page-thumbnail draw:style-name="gr3" draw:layer="layout" svg:width="14.848cm" svg:height="11.136cm" svg:x="3.075cm" svg:y="2.257cm" draw:page-number="41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itialization of const and ref." draw:style-name="dp3" draw:master-page-name="כותרת_20_ותוכן" presentation:presentation-page-layout-name="AL2T11" xml:id="id42" draw:id="id42"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7"><text:span text:style-name="T3">Initialization of const and ref.</text:span></text:p>
          </draw:text-box>
        </draw:frame>
        <draw:frame draw:name="מציין מיקום של מספר שקופית 4" presentation:style-name="pr6" draw:text-style-name="P12" draw:layer="layout" svg:width="0.846cm" svg:height="0.846cm" svg:x="0cm" svg:y="18.203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draw:frame draw:name="Rectangle 3" presentation:style-name="pr7" draw:text-style-name="P14" draw:layer="layout" svg:width="24.129cm" svg:height="15.662cm" svg:x="0.635cm" svg:y="2.752cm" presentation:class="outline" presentation:user-transformed="true">
          <draw:text-box>
            <text:p text:style-name="P13"><text:span text:style-name="T7">class</text:span><text:span text:style-name="T8"> A </text:span><text:span text:style-name="T8"><text:line-break/></text:span><text:span text:style-name="T8">{ </text:span><text:span text:style-name="T8"><text:line-break/></text:span><text:span text:style-name="T8">   </text:span><text:span text:style-name="T7">int</text:span><text:span text:style-name="T8">&amp; _a; </text:span><text:span text:style-name="T8"><text:line-break/></text:span><text:span text:style-name="T8">   </text:span><text:span text:style-name="T7">const</text:span><text:span text:style-name="T8"> </text:span><text:span text:style-name="T7">int</text:span><text:span text:style-name="T8"> _b; </text:span><text:span text:style-name="T8"><text:line-break/></text:span><text:span text:style-name="T7">public</text:span><text:span text:style-name="T8">: </text:span><text:span text:style-name="T8"><text:line-break/></text:span><text:span text:style-name="T8">   A(</text:span><text:span text:style-name="T7">int</text:span><text:span text:style-name="T8">&amp; a); </text:span><text:span text:style-name="T8"><text:line-break/></text:span><text:span text:style-name="T8">}; </text:span><text:span text:style-name="T8"><text:line-break/></text:span><text:span text:style-name="T8">A::A(</text:span><text:span text:style-name="T7">int</text:span><text:span text:style-name="T8">&amp; a) </text:span><text:span text:style-name="T8"><text:line-break/></text:span><text:span text:style-name="T8">{ </text:span><text:span text:style-name="T8"><text:line-break/></text:span><text:span text:style-name="T8">   _a = a; </text:span><text:span text:style-name="T8"><text:line-break/></text:span><text:span text:style-name="T8">   _b = </text:span><text:span text:style-name="T66">5</text:span><text:span text:style-name="T8">; </text:span><text:span text:style-name="T8"><text:line-break/></text:span><text:span text:style-name="T8">} </text:span><text:span text:style-name="T8"><text:line-break/></text:span><text:span text:style-name="T8"><text:line-break/></text:span><text:span text:style-name="T8"><text:line-break/></text:span><text:span text:style-name="T8"/></text:p>
            <text:p text:style-name="P13"><text:span text:style-name="T8"><text:line-break/></text:span><text:span text:style-name="T8"/></text:p>
          </draw:text-box>
        </draw:frame>
        <draw:line draw:name="Line 5" draw:style-name="gr5" draw:text-style-name="P17" draw:layer="layout" svg:x1="13.123cm" svg:y1="2.54cm" svg:x2="13.124cm" svg:y2="18.415cm">
          <text:p/>
        </draw:line>
        <draw:custom-shape draw:name="Rectangle 8" draw:style-name="gr32" draw:text-style-name="P57" draw:layer="layout" svg:width="23.185cm" svg:height="5.079cm" svg:x="1.79cm" svg:y="13.97cm">
          <text:p text:style-name="P56"><text:span text:style-name="T16">// compilation error</text:span></text:p>
          <text:p text:style-name="P56"><text:span text:style-name="T15">Const and ref vars must initialized in their declaration (when they are created): </text:span></text:p>
          <text:p text:style-name="P56"><text:span text:style-name="T15">For fields of a class it’s in the initialization lis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par smil:begin="id42.begin">
            <anim:transitionFilter smil:dur="1s" smil:type="slideWipe" smil:subtype="fromTop" smil:direction="reverse"/>
          </anim:par>
        </anim:par>
        <presentation:notes draw:style-name="dp4">
          <draw:page-thumbnail draw:style-name="gr3" draw:layer="layout" svg:width="14.848cm" svg:height="11.136cm" svg:x="3.075cm" svg:y="2.257cm" draw:page-number="42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itialization of const and ref" draw:style-name="dp3" draw:master-page-name="כותרת_20_ותוכן" presentation:presentation-page-layout-name="AL2T11" xml:id="id43" draw:id="id43"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7"><text:span text:style-name="T3">Initialization of const and ref</text:span></text:p>
          </draw:text-box>
        </draw:frame>
        <draw:frame draw:name="מציין מיקום של מספר שקופית 4" presentation:style-name="pr6" draw:text-style-name="P12" draw:layer="layout" svg:width="0.846cm" svg:height="0.846cm" svg:x="0cm" svg:y="18.203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draw:frame draw:name="Rectangle 3" presentation:style-name="pr7" draw:text-style-name="P14" draw:layer="layout" svg:width="24.129cm" svg:height="15.662cm" svg:x="0.635cm" svg:y="2.752cm" presentation:class="outline" presentation:user-transformed="true">
          <draw:text-box>
            <text:p text:style-name="P13"><text:span text:style-name="T7">class</text:span><text:span text:style-name="T8"> A </text:span><text:span text:style-name="T8"><text:line-break/></text:span><text:span text:style-name="T8">{ </text:span><text:span text:style-name="T8"><text:line-break/></text:span><text:span text:style-name="T8">   </text:span><text:span text:style-name="T7">int</text:span><text:span text:style-name="T8">&amp; _a; </text:span><text:span text:style-name="T8"><text:line-break/></text:span><text:span text:style-name="T8">   </text:span><text:span text:style-name="T7">const</text:span><text:span text:style-name="T8"> </text:span><text:span text:style-name="T7">int</text:span><text:span text:style-name="T8"> _b; </text:span><text:span text:style-name="T8"><text:line-break/></text:span><text:span text:style-name="T7">public</text:span><text:span text:style-name="T8">: </text:span><text:span text:style-name="T8"><text:line-break/></text:span><text:span text:style-name="T8">   A(</text:span><text:span text:style-name="T7">int</text:span><text:span text:style-name="T8">&amp; a); </text:span><text:span text:style-name="T8"><text:line-break/></text:span><text:span text:style-name="T8">}; </text:span><text:span text:style-name="T8"><text:line-break/></text:span><text:span text:style-name="T8">A::A(</text:span><text:span text:style-name="T7">int</text:span><text:span text:style-name="T8">&amp; a) </text:span><text:span text:style-name="T8"><text:line-break/></text:span><text:span text:style-name="T8">{ </text:span><text:span text:style-name="T8"><text:line-break/></text:span><text:span text:style-name="T8">   _a = a; </text:span><text:span text:style-name="T8"><text:line-break/></text:span><text:span text:style-name="T8">   _b = </text:span><text:span text:style-name="T66">5</text:span><text:span text:style-name="T8">; </text:span><text:span text:style-name="T8"><text:line-break/></text:span><text:span text:style-name="T8">} </text:span><text:span text:style-name="T8"><text:line-break/></text:span><text:span text:style-name="T8"><text:line-break/></text:span><text:span text:style-name="T8"><text:line-break/></text:span><text:span text:style-name="T8"/></text:p>
            <text:p text:style-name="P13"><text:span text:style-name="T8"><text:line-break/></text:span><text:span text:style-name="T8"/></text:p>
          </draw:text-box>
        </draw:frame>
        <draw:line draw:name="Line 5" draw:style-name="gr5" draw:text-style-name="P17" draw:layer="layout" svg:x1="13.123cm" svg:y1="2.54cm" svg:x2="13.124cm" svg:y2="18.415cm">
          <text:p/>
        </draw:line>
        <draw:custom-shape draw:name="Rectangle 8" draw:style-name="gr33" draw:text-style-name="P58" draw:layer="layout" svg:width="11.12cm" svg:height="5.079cm" svg:x="1.79cm" svg:y="13.97cm">
          <text:p text:style-name="P56"><text:span text:style-name="T16">// compilation err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34" draw:text-style-name="P17" draw:layer="layout" svg:width="11.641cm" svg:height="14.181cm" svg:x="13.758cm" svg:y="2.54cm">
          <text:p text:style-name="P15"><text:span text:style-name="T10">class</text:span><text:span text:style-name="T11"> A </text:span><text:span text:style-name="T11"><text:line-break/></text:span><text:span text:style-name="T11">{ </text:span><text:span text:style-name="T11"><text:line-break/></text:span><text:span text:style-name="T11">   </text:span><text:span text:style-name="T10">int</text:span><text:span text:style-name="T11">&amp; _a; </text:span><text:span text:style-name="T11"><text:line-break/></text:span><text:span text:style-name="T11">   </text:span><text:span text:style-name="T10">const</text:span><text:span text:style-name="T11"> </text:span><text:span text:style-name="T10">int</text:span><text:span text:style-name="T11"> _b; </text:span><text:span text:style-name="T11"><text:line-break/></text:span><text:span text:style-name="T10">public</text:span><text:span text:style-name="T11">: </text:span><text:span text:style-name="T11"><text:line-break/></text:span><text:span text:style-name="T11">   A(</text:span><text:span text:style-name="T10">int</text:span><text:span text:style-name="T11">&amp; a); </text:span><text:span text:style-name="T11"><text:line-break/></text:span><text:span text:style-name="T11">}; </text:span><text:span text:style-name="T11"><text:line-break/></text:span><text:span text:style-name="T11">A::A(</text:span><text:span text:style-name="T10">int</text:span><text:span text:style-name="T11">&amp; a) <text:s/></text:span><text:span text:style-name="T11"><text:line-break/></text:span><text:span text:style-name="T11"> : _a(a), _b(</text:span><text:span text:style-name="T17">5</text:span><text:span text:style-name="T11">) </text:span><text:span text:style-name="T11"><text:line-break/></text:span><text:span text:style-name="T11">{ </text:span><text:span text:style-name="T11"><text:line-break/></text:span><text:span text:style-name="T11">} </text:span><text:span text:style-name="T11"><text:line-break/></text:span><text:span text:style-name="T11"><text:line-break/></text:span><text:span text:style-name="T11"><text:line-break/></text:span><text:span text:style-name="T11"/></text:p>
          <text:p text:style-name="P15"><text:span text:style-name="T13"><text:line-break/></text:span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35" draw:text-style-name="P59" draw:layer="layout" svg:width="11.12cm" svg:height="5.079cm" svg:x="13.758cm" svg:y="13.97cm">
          <text:p text:style-name="P56"><text:span text:style-name="T14">// compiles o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מלבן 1" draw:style-name="gr36" draw:text-style-name="P17" draw:layer="layout" svg:width="7.407cm" svg:height="1.057cm" svg:x="13.758cm" svg:y="10.795cm">
          <text:p text:style-name="P47"><text:span text:style-name="T5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par smil:begin="id43.begin">
            <anim:transitionFilter smil:dur="1s" smil:type="slideWipe" smil:subtype="fromTop" smil:direction="reverse"/>
          </anim:par>
        </anim:par>
        <presentation:notes draw:style-name="dp4">
          <draw:page-thumbnail draw:style-name="gr3" draw:layer="layout" svg:width="14.848cm" svg:height="11.136cm" svg:x="3.075cm" svg:y="2.257cm" draw:page-number="43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utable" draw:style-name="dp3" draw:master-page-name="כותרת_20_ותוכן" presentation:presentation-page-layout-name="AL2T11" xml:id="id44" draw:id="id44">
        <draw:frame draw:name="כותרת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7"><text:span text:style-name="T3">mutable</text:span></text:p>
          </draw:text-box>
        </draw:frame>
        <draw:frame draw:name="מציין מיקום של מספר שקופית 2" presentation:style-name="pr6" draw:text-style-name="P12" draw:layer="layout" svg:width="0.846cm" svg:height="0.846cm" svg:x="0cm" svg:y="18.203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draw:frame draw:name="מציין מיקום תוכן 3" presentation:style-name="pr11" draw:text-style-name="P14" draw:layer="layout" svg:width="23.706cm" svg:height="15.874cm" svg:x="0.847cm" svg:y="2.54cm" presentation:class="outline" presentation:user-transformed="true">
          <draw:text-box>
            <text:list text:style-name="L30">
              <text:list-item>
                <text:p text:style-name="P60"><text:span text:style-name="T67">mutable </text:span><text:span text:style-name="T35">means that a variable can be changed by a const function (even if the object is const)</text:span></text:p>
              </text:list-item>
              <text:list-item>
                <text:p text:style-name="P60"><text:span text:style-name="T35">Can be applied only to </text:span><text:span text:style-name="T68">non-static and non-const data members of a class</text:span></text:p>
              </text:list-item>
            </text:list>
          </draw:text-box>
        </draw:frame>
        <anim:par smil:dur="indefinite" smil:restart="never" presentation:node-type="timing-root">
          <anim:par smil:begin="id44.begin">
            <anim:transitionFilter smil:dur="1s" smil:type="slideWipe" smil:subtype="fromTop" smil:direction="reverse"/>
          </anim:par>
        </anim:par>
        <presentation:notes draw:style-name="dp4">
          <draw:page-thumbnail draw:style-name="gr3" draw:layer="layout" svg:width="14.848cm" svg:height="11.136cm" svg:x="3.075cm" svg:y="2.257cm" draw:page-number="44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utable: example #1" draw:style-name="dp3" draw:master-page-name="כותרת_20_ותוכן" presentation:presentation-page-layout-name="AL2T11" xml:id="id45" draw:id="id45">
        <draw:frame draw:name="כותרת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7"><text:span text:style-name="T3">mutable: example #1</text:span></text:p>
          </draw:text-box>
        </draw:frame>
        <draw:frame draw:name="מציין מיקום של מספר שקופית 2" presentation:style-name="pr6" draw:text-style-name="P12" draw:layer="layout" svg:width="0.846cm" svg:height="0.846cm" svg:x="0cm" svg:y="18.203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draw:frame draw:name="מציין מיקום תוכן 3" presentation:style-name="pr11" draw:text-style-name="P14" draw:layer="layout" svg:width="23.706cm" svg:height="15.874cm" svg:x="0.847cm" svg:y="2.54cm" presentation:class="outline" presentation:user-transformed="true">
          <draw:text-box>
            <text:p text:style-name="P35"><text:span text:style-name="T67">class</text:span><text:span text:style-name="T69"> X</text:span></text:p>
            <text:p text:style-name="P35"><text:span text:style-name="T69">{ </text:span><text:span text:style-name="T69"><text:line-break/></text:span><text:span text:style-name="T67">public</text:span><text:span text:style-name="T69">:</text:span></text:p>
            <text:p text:style-name="P35"><text:span text:style-name="T69"><text:s text:c="2"/></text:span><text:span text:style-name="T69">...</text:span></text:p>
            <text:p text:style-name="P35"><text:span text:style-name="T69"><text:s text:c="2"/></text:span><text:span text:style-name="T69">X() : _fooAccessCount(0) {}</text:span></text:p>
            <text:p text:style-name="P35"><text:span text:style-name="T69"> </text:span></text:p>
            <text:p text:style-name="P35"><text:span text:style-name="T69">  </text:span><text:span text:style-name="T67">bool</text:span><text:span text:style-name="T69"> foo() </text:span><text:span text:style-name="T67">const</text:span><text:span text:style-name="T69"> </text:span><text:span text:style-name="T69"><text:line-break/></text:span><text:span text:style-name="T69">   { </text:span><text:span text:style-name="T69"><text:line-break/></text:span><text:span text:style-name="T69">      ++_fooAccessCount;</text:span></text:p>
            <text:p text:style-name="P35"><text:span text:style-name="T69"><text:s text:c="6"/></text:span><text:span text:style-name="T69">... </text:span><text:span text:style-name="T69"><text:line-break/></text:span><text:span text:style-name="T69">   } </text:span></text:p>
            <text:p text:style-name="P35"><text:span text:style-name="T69"><text:s text:c="3"/></text:span><text:span text:style-name="T67">unsigned int </text:span><text:span text:style-name="T69">fooAccessCount() { return _fooAccessCount; }</text:span><text:span text:style-name="T69"><text:line-break/></text:span><text:span text:style-name="T69"/></text:p>
            <text:p text:style-name="P35"><text:span text:style-name="T67">private</text:span><text:span text:style-name="T69">: </text:span><text:span text:style-name="T69"><text:line-break/></text:span><text:span text:style-name="T69">   </text:span><text:span text:style-name="T67">mutable unsigned int </text:span><text:span text:style-name="T69">_fooAccessCount; </text:span><text:span text:style-name="T69"><text:line-break/></text:span><text:span text:style-name="T69">}; </text:span><text:span text:style-name="T69"><text:line-break/></text:span><text:span text:style-name="T69"/></text:p>
          </draw:text-box>
        </draw:frame>
        <anim:par smil:dur="indefinite" smil:restart="never" presentation:node-type="timing-root">
          <anim:par smil:begin="id45.begin">
            <anim:transitionFilter smil:dur="1s" smil:type="slideWipe" smil:subtype="fromTop" smil:direction="reverse"/>
          </anim:par>
        </anim:par>
        <presentation:notes draw:style-name="dp4">
          <draw:page-thumbnail draw:style-name="gr3" draw:layer="layout" svg:width="14.848cm" svg:height="11.136cm" svg:x="3.075cm" svg:y="2.257cm" draw:page-number="45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utable: example #2" draw:style-name="dp3" draw:master-page-name="כותרת_20_ותוכן" presentation:presentation-page-layout-name="AL2T11" xml:id="id46" draw:id="id46">
        <draw:frame draw:name="כותרת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7"><text:span text:style-name="T3">mutable: example #2</text:span></text:p>
          </draw:text-box>
        </draw:frame>
        <draw:frame draw:name="מציין מיקום של מספר שקופית 2" presentation:style-name="pr6" draw:text-style-name="P12" draw:layer="layout" svg:width="0.846cm" svg:height="0.846cm" svg:x="0cm" svg:y="18.203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draw:frame draw:name="מציין מיקום תוכן 3" presentation:style-name="pr11" draw:text-style-name="P14" draw:layer="layout" svg:width="23.706cm" svg:height="15.874cm" svg:x="0.847cm" svg:y="2.54cm" presentation:class="outline" presentation:user-transformed="true">
          <draw:text-box>
            <text:p text:style-name="P35"><text:span text:style-name="T67">class</text:span><text:span text:style-name="T69"> Shape</text:span></text:p>
            <text:p text:style-name="P35"><text:span text:style-name="T69">{ </text:span><text:span text:style-name="T69"><text:line-break/></text:span><text:span text:style-name="T67">public</text:span><text:span text:style-name="T69">:</text:span></text:p>
            <text:p text:style-name="P35"><text:span text:style-name="T69"><text:s text:c="2"/></text:span><text:span text:style-name="T69">...</text:span></text:p>
            <text:p text:style-name="P35"><text:span text:style-name="T67"><text:s text:c="2"/></text:span><text:span text:style-name="T67">void </text:span><text:span text:style-name="T69">set...(...) { _areaNeedUpdate= </text:span><text:span text:style-name="T67">true</text:span><text:span text:style-name="T69">; ... }</text:span><text:span text:style-name="T67"> </text:span><text:span text:style-name="T69">  </text:span></text:p>
            <text:p text:style-name="P35"><text:span text:style-name="T67"><text:s text:c="2"/></text:span><text:span text:style-name="T67">double</text:span><text:span text:style-name="T69"> area() </text:span><text:span text:style-name="T67">const</text:span><text:span text:style-name="T69"> </text:span><text:span text:style-name="T69"><text:line-break/></text:span><text:span text:style-name="T69">   { </text:span><text:span text:style-name="T69"><text:line-break/></text:span><text:span text:style-name="T69">      if (_areaNeedUpdate) {</text:span></text:p>
            <text:p text:style-name="P35"><text:span text:style-name="T69"><text:s text:c="9"/></text:span><text:span text:style-name="T69">...</text:span></text:p>
            <text:p text:style-name="P35"><text:span text:style-name="T69"><text:s text:c="9"/></text:span><text:span text:style-name="T69">_areaNeedUpdate= </text:span><text:span text:style-name="T67">false</text:span><text:span text:style-name="T69">;</text:span></text:p>
            <text:p text:style-name="P35"><text:span text:style-name="T69"><text:s text:c="6"/></text:span><text:span text:style-name="T69">}</text:span></text:p>
            <text:p text:style-name="P35"><text:span text:style-name="T69"><text:s text:c="6"/></text:span><text:span text:style-name="T69">return _area; </text:span><text:span text:style-name="T69"><text:line-break/></text:span><text:span text:style-name="T69">   } </text:span></text:p>
            <text:p text:style-name="P35"><text:span text:style-name="T67">private</text:span><text:span text:style-name="T69">: </text:span><text:span text:style-name="T69"><text:line-break/></text:span><text:span text:style-name="T69">   </text:span><text:span text:style-name="T67">mutable bool </text:span><text:span text:style-name="T69">_areaNeedUpdate= </text:span><text:span text:style-name="T67">true</text:span><text:span text:style-name="T69">;</text:span></text:p>
            <text:p text:style-name="P35"><text:span text:style-name="T69"><text:s text:c="3"/></text:span><text:span text:style-name="T67">mutable double </text:span><text:span text:style-name="T69">_area;</text:span><text:span text:style-name="T69"><text:line-break/></text:span><text:span text:style-name="T69">}; </text:span><text:span text:style-name="T69"><text:line-break/></text:span><text:span text:style-name="T69"/></text:p>
          </draw:text-box>
        </draw:frame>
        <anim:par smil:dur="indefinite" smil:restart="never" presentation:node-type="timing-root">
          <anim:par smil:begin="id46.begin">
            <anim:transitionFilter smil:dur="1s" smil:type="slideWipe" smil:subtype="fromTop" smil:direction="reverse"/>
          </anim:par>
        </anim:par>
        <presentation:notes draw:style-name="dp4">
          <draw:page-thumbnail draw:style-name="gr3" draw:layer="layout" svg:width="14.848cm" svg:height="11.136cm" svg:x="3.075cm" svg:y="2.257cm" draw:page-number="46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ea1" svg:font-family="+mn-ea"/>
    <style:font-face style:name="Arial2" svg:font-family="Arial"/>
    <style:font-face style:name="Consolas" svg:font-family="Consolas"/>
    <style:font-face style:name="Arial4" svg:font-family="Arial" style:font-family-generic="modern"/>
    <style:font-face style:name="Consolas2" svg:font-family="Consolas" style:font-family-generic="modern"/>
    <style:font-face style:name="Arial3" svg:font-family="Arial" style:font-family-generic="swiss"/>
    <style:font-face style:name="Arial5" svg:font-family="Arial" style:font-pitch="fixed"/>
    <style:font-face style:name="Consolas4" svg:font-family="Consolas" style:font-pitch="fixed"/>
    <style:font-face style:name="Consolas3" svg:font-family="Consolas" style:font-family-generic="modern" style:font-pitch="fixed"/>
    <style:font-face style:name="Courier New1" svg:font-family="'Courier New'" style:font-family-generic="modern" style:font-pitch="fixed"/>
    <style:font-face style:name="+mn-ea" svg:font-family="+mn-ea" style:font-pitch="variable"/>
    <style:font-face style:name="Arial1" svg:font-family="Arial" style:font-pitch="variable"/>
    <style:font-face style:name="Consolas1" svg:font-family="Consolas" style:font-pitch="variable"/>
    <style:font-face style:name="DejaVu Sans1" svg:font-family="'DejaVu Sans'" style:font-pitch="variable"/>
    <style:font-face style:name="Liberation Sans2" svg:font-family="'Liberation Sans'" style:font-pitch="variable"/>
    <style:font-face style:name="Liberation Serif2" svg:font-family="'Liberation Serif'" style:font-pitch="variable"/>
    <style:font-face style:name="Arial6" svg:font-family="Arial" style:font-family-generic="modern" style:font-pitch="variable"/>
    <style:font-face style:name="Consolas5" svg:font-family="Consolas" style:font-family-generic="modern" style:font-pitch="variable"/>
    <style:font-face style:name="Courier New" svg:font-family="'Courier New'" style:font-family-generic="modern" style:font-pitch="variable"/>
    <style:font-face style:name="Liberation Sans3" svg:font-family="'Liberation Sans'" style:font-family-generic="modern" style:font-pitch="variable"/>
    <style:font-face style:name="Nachlieli CLM2" svg:font-family="'Nachlieli CLM'" style:font-family-generic="modern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achlieli CLM1" svg:font-family="'Nachlieli CLM'" style:font-family-generic="swiss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msFillBitmap_20_1" draw:display-name="msFillBitmap 1" xlink:href="Pictures/100000000000001000000001D32C84ABC71FCAFD.png" xlink:type="simple" xlink:show="embed" xlink:actuate="onLoad"/>
    <draw:fill-image draw:name="msFillBitmap_20_10" draw:display-name="msFillBitmap 10" xlink:href="Pictures/100000000000001000000001D32C84ABC71FCAFD.png" xlink:type="simple" xlink:show="embed" xlink:actuate="onLoad"/>
    <draw:fill-image draw:name="msFillBitmap_20_11" draw:display-name="msFillBitmap 11" xlink:href="Pictures/100000000000001000000001D32C84ABC71FCAFD.png" xlink:type="simple" xlink:show="embed" xlink:actuate="onLoad"/>
    <draw:fill-image draw:name="msFillBitmap_20_12" draw:display-name="msFillBitmap 12" xlink:href="Pictures/100000000000001000000001D32C84ABC71FCAFD.png" xlink:type="simple" xlink:show="embed" xlink:actuate="onLoad"/>
    <draw:fill-image draw:name="msFillBitmap_20_13" draw:display-name="msFillBitmap 13" xlink:href="Pictures/100000000000001000000001D32C84ABC71FCAFD.png" xlink:type="simple" xlink:show="embed" xlink:actuate="onLoad"/>
    <draw:fill-image draw:name="msFillBitmap_20_14" draw:display-name="msFillBitmap 14" xlink:href="Pictures/100000000000001000000001D32C84ABC71FCAFD.png" xlink:type="simple" xlink:show="embed" xlink:actuate="onLoad"/>
    <draw:fill-image draw:name="msFillBitmap_20_15" draw:display-name="msFillBitmap 15" xlink:href="Pictures/100000000000001000000001D32C84ABC71FCAFD.png" xlink:type="simple" xlink:show="embed" xlink:actuate="onLoad"/>
    <draw:fill-image draw:name="msFillBitmap_20_16" draw:display-name="msFillBitmap 16" xlink:href="Pictures/100000000000001000000001D32C84ABC71FCAFD.png" xlink:type="simple" xlink:show="embed" xlink:actuate="onLoad"/>
    <draw:fill-image draw:name="msFillBitmap_20_17" draw:display-name="msFillBitmap 17" xlink:href="Pictures/100000000000001000000001D32C84ABC71FCAFD.png" xlink:type="simple" xlink:show="embed" xlink:actuate="onLoad"/>
    <draw:fill-image draw:name="msFillBitmap_20_18" draw:display-name="msFillBitmap 18" xlink:href="Pictures/100000000000001000000001D32C84ABC71FCAFD.png" xlink:type="simple" xlink:show="embed" xlink:actuate="onLoad"/>
    <draw:fill-image draw:name="msFillBitmap_20_19" draw:display-name="msFillBitmap 19" xlink:href="Pictures/100000000000001000000001D32C84ABC71FCAFD.png" xlink:type="simple" xlink:show="embed" xlink:actuate="onLoad"/>
    <draw:fill-image draw:name="msFillBitmap_20_2" draw:display-name="msFillBitmap 2" xlink:href="Pictures/100000000000001000000001D32C84ABC71FCAFD.png" xlink:type="simple" xlink:show="embed" xlink:actuate="onLoad"/>
    <draw:fill-image draw:name="msFillBitmap_20_3" draw:display-name="msFillBitmap 3" xlink:href="Pictures/100000000000001000000001D32C84ABC71FCAFD.png" xlink:type="simple" xlink:show="embed" xlink:actuate="onLoad"/>
    <draw:fill-image draw:name="msFillBitmap_20_4" draw:display-name="msFillBitmap 4" xlink:href="Pictures/100000000000001000000001D32C84ABC71FCAFD.png" xlink:type="simple" xlink:show="embed" xlink:actuate="onLoad"/>
    <draw:fill-image draw:name="msFillBitmap_20_5" draw:display-name="msFillBitmap 5" xlink:href="Pictures/100000000000001000000001D32C84ABC71FCAFD.png" xlink:type="simple" xlink:show="embed" xlink:actuate="onLoad"/>
    <draw:fill-image draw:name="msFillBitmap_20_6" draw:display-name="msFillBitmap 6" xlink:href="Pictures/100000000000001000000001D32C84ABC71FCAFD.png" xlink:type="simple" xlink:show="embed" xlink:actuate="onLoad"/>
    <draw:fill-image draw:name="msFillBitmap_20_7" draw:display-name="msFillBitmap 7" xlink:href="Pictures/100000000000001000000001D32C84ABC71FCAFD.png" xlink:type="simple" xlink:show="embed" xlink:actuate="onLoad"/>
    <draw:fill-image draw:name="msFillBitmap_20_8" draw:display-name="msFillBitmap 8" xlink:href="Pictures/100000000000001000000001D32C84ABC71FCAFD.png" xlink:type="simple" xlink:show="embed" xlink:actuate="onLoad"/>
    <draw:fill-image draw:name="msFillBitmap_20_9" draw:display-name="msFillBitmap 9" xlink:href="Pictures/100000000000001000000001D32C84ABC71FCAFD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שקופית_20_כותרת-background" style:display-name="שקופית כותרת-background" style:family="presentation">
      <style:graphic-properties draw:stroke="none" draw:fill="gradient"/>
      <style:text-properties style:letter-kerning="true"/>
    </style:style>
    <style:style style:name="שקופית_20_כותרת-backgroundobjects" style:display-name="שקופית כותרת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-notes" style:display-name="שקופית כותרת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-outline1" style:display-name="שקופית כותרת-outline1" style:family="presentation">
      <style:graphic-properties draw:stroke="none" draw:fill="none" draw:auto-grow-height="false" draw:fit-to-size="shrink-to-fit">
        <text:list-style style:name="שקופית_20_כותרת-outline1" style:display-name="שקופית כותרת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-outline2" style:display-name="שקופית כותרת-outline2" style:family="presentation" style:parent-style-name="שקופית_20_כותרת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3" style:display-name="שקופית כותרת-outline3" style:family="presentation" style:parent-style-name="שקופית_20_כותרת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4" style:display-name="שקופית כותרת-outline4" style:family="presentation" style:parent-style-name="שקופית_20_כותרת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5" style:display-name="שקופית כותרת-outline5" style:family="presentation" style:parent-style-name="שקופית_20_כותרת-outline4">
      <style:paragraph-properties fo:margin-top="0.1cm" fo:margin-bottom="0cm"/>
      <style:text-properties fo:font-size="20pt" style:font-size-asian="20pt" style:font-size-complex="20pt"/>
    </style:style>
    <style:style style:name="שקופית_20_כותרת-outline6" style:display-name="שקופית כותרת-outline6" style:family="presentation" style:parent-style-name="שקופית_20_כותרת-outline5">
      <style:paragraph-properties fo:margin-top="0.1cm" fo:margin-bottom="0cm"/>
      <style:text-properties fo:font-size="20pt" style:font-size-asian="20pt" style:font-size-complex="20pt"/>
    </style:style>
    <style:style style:name="שקופית_20_כותרת-outline7" style:display-name="שקופית כותרת-outline7" style:family="presentation" style:parent-style-name="שקופית_20_כותרת-outline6">
      <style:paragraph-properties fo:margin-top="0.1cm" fo:margin-bottom="0cm"/>
      <style:text-properties fo:font-size="20pt" style:font-size-asian="20pt" style:font-size-complex="20pt"/>
    </style:style>
    <style:style style:name="שקופית_20_כותרת-outline8" style:display-name="שקופית כותרת-outline8" style:family="presentation" style:parent-style-name="שקופית_20_כותרת-outline7">
      <style:paragraph-properties fo:margin-top="0.1cm" fo:margin-bottom="0cm"/>
      <style:text-properties fo:font-size="20pt" style:font-size-asian="20pt" style:font-size-complex="20pt"/>
    </style:style>
    <style:style style:name="שקופית_20_כותרת-outline9" style:display-name="שקופית כותרת-outline9" style:family="presentation" style:parent-style-name="שקופית_20_כותרת-outline8">
      <style:paragraph-properties fo:margin-top="0.1cm" fo:margin-bottom="0cm"/>
      <style:text-properties fo:font-size="20pt" style:font-size-asian="20pt" style:font-size-complex="20pt"/>
    </style:style>
    <style:style style:name="שקופית_20_כותרת-subtitle" style:display-name="שקופית כותרת-subtitle" style:family="presentation">
      <style:graphic-properties draw:stroke="none" draw:fill="none" draw:textarea-vertical-align="middle">
        <text:list-style style:name="שקופית_20_כותרת-subtitle" style:display-name="שקופית כותרת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-title" style:display-name="שקופית כותרת-title" style:family="presentation">
      <style:graphic-properties draw:stroke="none" draw:fill="none" draw:textarea-vertical-align="middle">
        <text:list-style style:name="שקופית_20_כותרת-title" style:display-name="שקופית כותרת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background" style:display-name="כותרת ותוכן-background" style:family="presentation">
      <style:graphic-properties draw:stroke="none" draw:fill="gradient"/>
      <style:text-properties style:letter-kerning="true"/>
    </style:style>
    <style:style style:name="כותרת_20_ותוכן-backgroundobjects" style:display-name="כותרת 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-notes" style:display-name="כותרת 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-outline1" style:display-name="כותרת ותוכן-outline1" style:family="presentation">
      <style:graphic-properties draw:stroke="none" draw:fill="none" draw:auto-grow-height="false" draw:fit-to-size="shrink-to-fit">
        <text:list-style style:name="כותרת_20_ותוכן-outline1" style:display-name="כותרת 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outline2" style:display-name="כותרת ותוכן-outline2" style:family="presentation" style:parent-style-name="כותרת_20_ותוכן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3" style:display-name="כותרת ותוכן-outline3" style:family="presentation" style:parent-style-name="כותרת_20_ותוכן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4" style:display-name="כותרת ותוכן-outline4" style:family="presentation" style:parent-style-name="כותרת_20_ותוכן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5" style:display-name="כותרת ותוכן-outline5" style:family="presentation" style:parent-style-name="כותרת_20_ותוכן-outline4">
      <style:paragraph-properties fo:margin-top="0.1cm" fo:margin-bottom="0cm"/>
      <style:text-properties fo:font-size="20pt" style:font-size-asian="20pt" style:font-size-complex="20pt"/>
    </style:style>
    <style:style style:name="כותרת_20_ותוכן-outline6" style:display-name="כותרת ותוכן-outline6" style:family="presentation" style:parent-style-name="כותרת_20_ותוכן-outline5">
      <style:paragraph-properties fo:margin-top="0.1cm" fo:margin-bottom="0cm"/>
      <style:text-properties fo:font-size="20pt" style:font-size-asian="20pt" style:font-size-complex="20pt"/>
    </style:style>
    <style:style style:name="כותרת_20_ותוכן-outline7" style:display-name="כותרת ותוכן-outline7" style:family="presentation" style:parent-style-name="כותרת_20_ותוכן-outline6">
      <style:paragraph-properties fo:margin-top="0.1cm" fo:margin-bottom="0cm"/>
      <style:text-properties fo:font-size="20pt" style:font-size-asian="20pt" style:font-size-complex="20pt"/>
    </style:style>
    <style:style style:name="כותרת_20_ותוכן-outline8" style:display-name="כותרת ותוכן-outline8" style:family="presentation" style:parent-style-name="כותרת_20_ותוכן-outline7">
      <style:paragraph-properties fo:margin-top="0.1cm" fo:margin-bottom="0cm"/>
      <style:text-properties fo:font-size="20pt" style:font-size-asian="20pt" style:font-size-complex="20pt"/>
    </style:style>
    <style:style style:name="כותרת_20_ותוכן-outline9" style:display-name="כותרת ותוכן-outline9" style:family="presentation" style:parent-style-name="כותרת_20_ותוכן-outline8">
      <style:paragraph-properties fo:margin-top="0.1cm" fo:margin-bottom="0cm"/>
      <style:text-properties fo:font-size="20pt" style:font-size-asian="20pt" style:font-size-complex="20pt"/>
    </style:style>
    <style:style style:name="כותרת_20_ותוכן-subtitle" style:display-name="כותרת ותוכן-subtitle" style:family="presentation">
      <style:graphic-properties draw:stroke="none" draw:fill="none" draw:textarea-vertical-align="middle">
        <text:list-style style:name="כותרת_20_ותוכן-subtitle" style:display-name="כותרת 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-title" style:display-name="כותרת ותוכן-title" style:family="presentation">
      <style:graphic-properties draw:stroke="none" draw:fill="none" draw:textarea-vertical-align="middle">
        <text:list-style style:name="כותרת_20_ותוכן-title" style:display-name="כותרת 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_5f_-background" style:display-name="שקופית כותרת_-background" style:family="presentation">
      <style:graphic-properties draw:stroke="none" draw:fill="gradient"/>
      <style:text-properties style:letter-kerning="true"/>
    </style:style>
    <style:style style:name="שקופית_20_כותרת_5f_-backgroundobjects" style:display-name="שקופית כותרת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_5f_-notes" style:display-name="שקופית כותרת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_5f_-outline1" style:display-name="שקופית כותרת_-outline1" style:family="presentation">
      <style:graphic-properties draw:stroke="none" draw:fill="none" draw:auto-grow-height="false" draw:fit-to-size="shrink-to-fit">
        <text:list-style style:name="שקופית_20_כותרת_5f_-outline1" style:display-name="שקופית כותרת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_5f_-outline2" style:display-name="שקופית כותרת_-outline2" style:family="presentation" style:parent-style-name="שקופית_20_כותרת_5f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_5f_-outline3" style:display-name="שקופית כותרת_-outline3" style:family="presentation" style:parent-style-name="שקופית_20_כותרת_5f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_5f_-outline4" style:display-name="שקופית כותרת_-outline4" style:family="presentation" style:parent-style-name="שקופית_20_כותרת_5f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_5f_-outline5" style:display-name="שקופית כותרת_-outline5" style:family="presentation" style:parent-style-name="שקופית_20_כותרת_5f_-outline4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6" style:display-name="שקופית כותרת_-outline6" style:family="presentation" style:parent-style-name="שקופית_20_כותרת_5f_-outline5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7" style:display-name="שקופית כותרת_-outline7" style:family="presentation" style:parent-style-name="שקופית_20_כותרת_5f_-outline6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8" style:display-name="שקופית כותרת_-outline8" style:family="presentation" style:parent-style-name="שקופית_20_כותרת_5f_-outline7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9" style:display-name="שקופית כותרת_-outline9" style:family="presentation" style:parent-style-name="שקופית_20_כותרת_5f_-outline8">
      <style:paragraph-properties fo:margin-top="0.1cm" fo:margin-bottom="0cm"/>
      <style:text-properties fo:font-size="20pt" style:font-size-asian="20pt" style:font-size-complex="20pt"/>
    </style:style>
    <style:style style:name="שקופית_20_כותרת_5f_-subtitle" style:display-name="שקופית כותרת_-subtitle" style:family="presentation">
      <style:graphic-properties draw:stroke="none" draw:fill="none" draw:textarea-vertical-align="middle">
        <text:list-style style:name="שקופית_20_כותרת_5f_-subtitle" style:display-name="שקופית כותרת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_5f_-title" style:display-name="שקופית כותרת_-title" style:family="presentation">
      <style:graphic-properties draw:stroke="none" draw:fill="none" draw:textarea-vertical-align="middle">
        <text:list-style style:name="שקופית_20_כותרת_5f_-title" style:display-name="שקופית כותרת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35cm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5" style:family="graphic" style:parent-style-name="standard">
      <style:graphic-properties draw:stroke="none" svg:stroke-width="0.053cm" draw:fill="solid" draw:fill-color="#d34817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6" style:family="graphic" style:parent-style-name="standard">
      <style:graphic-properties draw:stroke="none" svg:stroke-width="0.053cm" draw:fill="solid" draw:fill-color="#e5b1ab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7" style:family="graphic" style:parent-style-name="standard">
      <style:graphic-properties draw:stroke="none" svg:stroke-width="0.053cm" draw:fill="solid" draw:fill-color="#918485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8" style:family="graphic" style:parent-style-name="standard">
      <style:graphic-properties draw:stroke="none" svg:stroke-width="0.035cm" draw:fill="solid" draw:fill-color="#ffffff" draw:textarea-vertical-align="middle" draw:auto-grow-height="false" draw:fit-to-size="false" fo:min-height="18.8cm" fo:min-width="24.9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fo:min-height="17.806cm" fo:min-width="24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0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fo:min-height="17.802cm" fo:min-width="24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1" style:family="graphic" style:parent-style-name="standard">
      <style:graphic-properties draw:stroke="none" svg:stroke-width="0.053cm" draw:fill="solid" draw:fill-color="#d34817" draw:textarea-vertical-align="middle" draw:auto-grow-height="false" draw:fit-to-size="false" fo:min-height="3.993cm" fo:min-width="24.56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2" style:family="graphic" style:parent-style-name="standard">
      <style:graphic-properties draw:stroke="none" svg:stroke-width="0.053cm" draw:fill="solid" draw:fill-color="#e5b1ab" draw:textarea-vertical-align="middle" draw:auto-grow-height="false" draw:fit-to-size="false" fo:min-height="0.085cm" fo:min-width="24.56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3" style:family="graphic" style:parent-style-name="standard">
      <style:graphic-properties draw:stroke="none" svg:stroke-width="0.053cm" draw:fill="solid" draw:fill-color="#918485" draw:textarea-vertical-align="middle" draw:auto-grow-height="false" draw:fit-to-size="false" fo:min-height="0.057cm" fo:min-width="24.56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" style:family="presentation" style:parent-style-name="שקופית_20_כותרת-backgroundobjects">
      <style:graphic-properties draw:stroke="solid" svg:stroke-width="0.106cm" svg:stroke-color="#ffffff" draw:fill="solid" draw:fill-color="#ffffff" draw:textarea-vertical-align="middle" draw:auto-grow-height="false" draw:fit-to-size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2" style:family="presentation" style:parent-style-name="שקופית_20_כותרת-backgroundobjects">
      <style:graphic-properties draw:stroke="none" svg:stroke-width="0cm" draw:fill="solid" draw:fill-color="#d34817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3" style:family="presentation" style:parent-style-name="שקופית_20_כותרת-title">
      <style:graphic-properties draw:stroke="none" svg:stroke-width="0cm" draw:fill="none" draw:textarea-vertical-align="middle" draw:auto-grow-height="false" draw:fit-to-size="false" fo:min-height="3.181cm" fo:padding-top="0.125cm" fo:padding-bottom="0.254cm" fo:padding-left="0.25cm" fo:padding-right="0.25cm" fo:wrap-option="wrap"/>
    </style:style>
    <style:style style:name="Mpr4" style:family="presentation" style:parent-style-name="שקופית_20_כותרת-backgroundobjects">
      <style:graphic-properties draw:stroke="none" draw:fill="none" draw:fill-color="#ffffff" draw:auto-grow-height="false" fo:min-height="1.485cm"/>
    </style:style>
    <style:style style:name="Mpr5" style:family="presentation" style:parent-style-name="שקופית_20_כותרת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כותרת_20_ותוכן-title">
      <style:graphic-properties draw:stroke="none" svg:stroke-width="0cm" draw:fill="none" draw:textarea-vertical-align="bottom" draw:auto-grow-height="false" draw:fit-to-size="false" fo:min-height="3.181cm" fo:padding-top="0.125cm" fo:padding-bottom="0.254cm" fo:padding-left="0.25cm" fo:padding-right="0.25cm" fo:wrap-option="wrap"/>
    </style:style>
    <style:style style:name="Mpr7" style:family="presentation" style:parent-style-name="כותרת_20_ותוכן-backgroundobjects">
      <style:graphic-properties draw:stroke="none" svg:stroke-width="0cm" draw:fill="solid" draw:fill-color="#d34817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8" style:family="presentation" style:parent-style-name="כותרת_20_ותוכן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9" style:family="presentation" style:parent-style-name="כותרת_20_ותוכן-backgroundobjects">
      <style:graphic-properties draw:stroke="none" draw:fill="none" draw:fill-color="#ffffff" draw:auto-grow-height="false" fo:min-height="1.485cm"/>
    </style:style>
    <style:style style:name="Mpr10" style:family="presentation" style:parent-style-name="כותרת_20_ותוכן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שקופית_20_כותרת_5f_-backgroundobjects">
      <style:graphic-properties draw:stroke="solid" svg:stroke-width="0.106cm" svg:stroke-color="#ffffff" draw:fill="solid" draw:fill-color="#ffffff" draw:textarea-vertical-align="middle" draw:auto-grow-height="false" draw:fit-to-size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2" style:family="presentation" style:parent-style-name="שקופית_20_כותרת_5f_-backgroundobjects">
      <style:graphic-properties draw:stroke="none" svg:stroke-width="0cm" draw:fill="solid" draw:fill-color="#d34817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13" style:family="presentation" style:parent-style-name="שקופית_20_כותרת_5f_-title">
      <style:graphic-properties draw:stroke="none" svg:stroke-width="0cm" draw:fill="none" draw:textarea-vertical-align="middle" draw:auto-grow-height="false" draw:fit-to-size="false" fo:min-height="3.181cm" fo:padding-top="0.125cm" fo:padding-bottom="0.254cm" fo:padding-left="0.25cm" fo:padding-right="0.25cm" fo:wrap-option="wrap"/>
    </style:style>
    <style:style style:name="Mpr14" style:family="presentation" style:parent-style-name="שקופית_20_כותרת_5f_-backgroundobjects">
      <style:graphic-properties draw:stroke="none" draw:fill="none" draw:fill-color="#ffffff" draw:auto-grow-height="false" fo:min-height="1.485cm"/>
    </style:style>
    <style:style style:name="Mpr15" style:family="presentation" style:parent-style-name="שקופית_20_כותרת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end" style:writing-mode="rl-tb"/>
      <style:text-properties fo:font-size="1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MP8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MP9" style:family="paragraph">
      <loext:graphic-properties draw:fill="solid" draw:fill-color="#d34817"/>
      <style:paragraph-properties fo:text-align="start" style:font-independent-line-spacing="true"/>
      <style:text-properties fo:font-size="14pt" style:font-size-asian="14pt" style:font-size-complex="14pt"/>
    </style:style>
    <style:style style:name="MP10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MP11" style:family="paragraph">
      <loext:graphic-properties draw:fill="solid" draw:fill-color="#e5b1ab"/>
      <style:paragraph-properties fo:text-align="start" style:font-independent-line-spacing="true"/>
      <style:text-properties fo:font-size="24pt"/>
    </style:style>
    <style:style style:name="MP12" style:family="paragraph">
      <loext:graphic-properties draw:fill="solid" draw:fill-color="#918485"/>
      <style:paragraph-properties fo:text-align="start" style:font-independent-line-spacing="true"/>
      <style:text-properties fo:font-size="24pt"/>
    </style:style>
    <style:style style:name="MP1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6" style:family="paragraph">
      <style:paragraph-properties fo:text-align="start"/>
      <style:text-properties fo:font-size="26pt"/>
    </style:style>
    <style:style style:name="MP17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6pt" fo:hyphenate="false"/>
    </style:style>
    <style:style style:name="MP18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6pt"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P20" style:family="paragraph">
      <style:paragraph-properties fo:margin-top="0cm" fo:margin-bottom="0cm" fo:line-height="100%" fo:text-align="end" style:writing-mode="rl-tb"/>
      <style:text-properties fo:font-size="24pt" style:font-size-asian="14pt" style:font-size-complex="14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4" style:family="text">
      <style:text-properties fo:font-variant="normal" fo:text-transform="none" fo:color="#696464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min-label-width="0.6cm"/>
        <style:text-properties fo:color="#696464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">
        <style:list-level-properties text:space-before="1.652cm" text:min-label-width="0.634cm"/>
        <style:text-properties fo:font-family="'Wingdings 2'" style:font-charset="x-symbol" fo:color="#e5b1ab" fo:font-size="8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">
        <style:list-level-properties text:space-before="1.652cm" text:min-label-width="0.634cm"/>
        <style:text-properties fo:font-family="'Wingdings 2'" style:font-charset="x-symbol" fo:color="#e5b1ab" fo:font-size="85%"/>
      </text:list-level-style-bullet>
      <text:list-level-style-bullet text:level="4" text:bullet-char="">
        <style:list-level-properties text:space-before="2.414cm" text:min-label-width="0.634cm"/>
        <style:text-properties fo:font-family="'Wingdings 2'" style:font-charset="x-symbol" fo:color="#a28e6a" fo:font-size="8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">
        <style:list-level-properties text:space-before="1.652cm" text:min-label-width="0.634cm"/>
        <style:text-properties fo:font-family="'Wingdings 2'" style:font-charset="x-symbol" fo:color="#e5b1ab" fo:font-size="85%"/>
      </text:list-level-style-bullet>
      <text:list-level-style-bullet text:level="4" text:bullet-char="">
        <style:list-level-properties text:space-before="2.414cm" text:min-label-width="0.634cm"/>
        <style:text-properties fo:font-family="'Wingdings 2'" style:font-charset="x-symbol" fo:color="#a28e6a" fo:font-size="80%"/>
      </text:list-level-style-bullet>
      <text:list-level-style-bullet text:level="5" text:bullet-char="o">
        <style:list-level-properties text:space-before="3.176cm" text:min-label-width="0.634cm"/>
        <style:text-properties fo:font-family="StarSymbol" fo:color="#a28e6a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שקופית_20_כותרת" style:display-name="שקופית כותרת" style:page-layout-name="PM1" draw:style-name="Mdp1">
      <draw:custom-shape draw:name="מלבן 8" draw:style-name="Mgr3" draw:text-style-name="MP5" draw:layer="backgroundobjects" drawooo:display="printer" svg:width="25.399cm" svg:height="19.049cm" svg:x="0cm" svg:y="0cm">
        <text:p text:style-name="MP13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drawooo:display="printer" svg:width="25.036cm" svg:height="18.592cm" svg:x="0.178cm" svg:y="0.194cm">
        <text:p text:style-name="MP13"><text:span text:style-name="MT1"/></text:p>
        <draw:enhanced-geometry draw:mirror-horizontal="false" draw:mirror-vertical="false" draw:text-areas="?f5 ?f5 ?f6 ?f7" svg:viewBox="0 0 0 0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מלבן 11" draw:style-name="Mgr3" draw:text-style-name="MP5" draw:layer="backgroundobjects" svg:width="25.399cm" svg:height="19.049cm" svg:x="0cm" svg:y="0cm">
        <text:p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4" draw:text-style-name="MP5" draw:layer="backgroundobjects" svg:width="25.036cm" svg:height="18.588cm" svg:x="0.181cm" svg:y="0.194cm">
        <text:p><text:span text:style-name="MT1"/></text:p>
        <draw:enhanced-geometry draw:mirror-horizontal="false" draw:mirror-vertical="false" draw:text-areas="?f5 ?f5 ?f6 ?f7" svg:viewBox="0 0 0 0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27" presentation:style-name="Mpr1" draw:text-style-name="MP7" draw:layer="backgroundobjects" svg:width="6.878cm" svg:height="1.322cm" svg:x="17.145cm" svg:y="17.198cm" presentation:class="date-time" presentation:user-transformed="true">
        <draw:text-box>
          <text:p text:style-name="MP6"><text:span text:style-name="MT1"><text:date style:data-style-name="D1" text:date-value="2018-02-13">13/2/18</text:date></text:span></text:p>
        </draw:text-box>
      </draw:frame>
      <draw:frame draw:name="מציין מיקום של כותרת תחתונה 16" presentation:style-name="Mpr1" draw:text-style-name="MP7" draw:layer="backgroundobjects" svg:width="12.911cm" svg:height="1.269cm" svg:x="0.635cm" svg:y="17.145cm" presentation:class="footer" presentation:user-transformed="true">
        <draw:text-box>
          <text:p text:style-name="MP6"><text:span text:style-name="MT1">.</text:span></text:p>
        </draw:text-box>
      </draw:frame>
      <draw:frame draw:name="מציין מיקום של מספר שקופית 28" presentation:style-name="Mpr2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draw:custom-shape draw:name="מלבן 6" draw:style-name="Mgr5" draw:text-style-name="MP10" draw:layer="backgroundobjects" svg:width="25.059cm" svg:height="4.242cm" svg:x="0.175cm" svg:y="4.026cm">
        <text:p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6" draw:text-style-name="MP11" draw:layer="backgroundobjects" svg:width="25.059cm" svg:height="0.334cm" svg:x="0.175cm" svg:y="3.88cm">
        <text:p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7" draw:text-style-name="MP12" draw:layer="backgroundobjects" svg:width="25.059cm" svg:height="0.306cm" svg:x="0.175cm" svg:y="8.268cm">
        <text:p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3" draw:text-style-name="MP14" draw:layer="backgroundobjects" svg:width="22.859cm" svg:height="4.082cm" svg:x="1.27cm" svg:y="4.183cm" presentation:class="title" presentation:user-transformed="true">
        <draw:text-box>
          <text:p text:style-name="MP13"><text:span text:style-name="MT3">ל</text:span><text:span text:style-name="MT3">ח</text:span><text:span text:style-name="MT3">ץ </text:span><text:span text:style-name="MT3">כ</text:span><text:span text:style-name="MT3">ד</text:span><text:span text:style-name="MT3">י </text:span><text:span text:style-name="MT3">ל</text:span><text:span text:style-name="MT3">ע</text:span><text:span text:style-name="MT3">ר</text:span><text:span text:style-name="MT3">ו</text:span><text:span text:style-name="MT3">ך </text:span><text:span text:style-name="MT3">ס</text:span><text:span text:style-name="MT3">ג</text:span><text:span text:style-name="MT3">נ</text:span><text:span text:style-name="MT3">ון </text:span><text:span text:style-name="MT3">כ</text:span><text:span text:style-name="MT3">ו</text:span><text:span text:style-name="MT3">ת</text:span><text:span text:style-name="MT3">ר</text:span><text:span text:style-name="MT3">ת</text:span><text:span text:style-name="MT3"> </text:span><text:span text:style-name="MT3">ש</text:span><text:span text:style-name="MT3">ל </text:span><text:span text:style-name="MT3">ת</text:span><text:span text:style-name="MT3">ב</text:span><text:span text:style-name="MT3">נ</text:span><text:span text:style-name="MT3">י</text:span><text:span text:style-name="MT3">ת</text:span><text:span text:style-name="MT3"> </text:span><text:span text:style-name="MT3">ב</text:span><text:span text:style-name="MT3">ס</text:span><text:span text:style-name="MT3">י</text:span><text:span text:style-name="MT3">ס</text:span></text:p>
        </draw:text-box>
      </draw:frame>
      <draw:frame presentation:style-name="שקופית_20_כותרת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-title" draw:layer="backgroundobjects" svg:width="14.848cm" svg:height="11.136cm" svg:x="3.075cm" svg:y="2.257cm" presentation:class="page"/>
        <draw:frame presentation:style-name="שקופית_20_כותרת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כותרת_20_ותוכן" style:display-name="כותרת ותוכן" style:page-layout-name="PM1" draw:style-name="Mdp1">
      <draw:custom-shape draw:name="מלבן 8" draw:style-name="Mgr3" draw:text-style-name="MP5" draw:layer="backgroundobjects" svg:width="25.399cm" svg:height="19.049cm" svg:x="0cm" svg:y="0cm">
        <text:p text:style-name="MP13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 text:style-name="MP13"><text:span text:style-name="MT1"/></text:p>
        <draw:enhanced-geometry draw:mirror-horizontal="false" draw:mirror-vertical="false" draw:text-areas="?f5 ?f5 ?f6 ?f7" svg:viewBox="0 0 0 0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כותרת 1" presentation:style-name="Mpr6" draw:text-style-name="MP14" draw:layer="backgroundobjects" svg:width="23.706cm" svg:height="1.776cm" svg:x="0.847cm" svg:y="0.763cm" presentation:class="title" presentation:user-transformed="true">
        <draw:text-box>
          <text:p text:style-name="MP15"><text:span text:style-name="MT4">לחץ כדי לערוך סגנון כותרת של תבנית בסיס</text:span></text:p>
        </draw:text-box>
      </draw:frame>
      <draw:frame draw:name="מציין מיקום של מספר שקופית 5" presentation:style-name="Mpr7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draw:frame draw:name="מציין מיקום תוכן 7" presentation:style-name="Mpr8" draw:text-style-name="MP19" draw:layer="backgroundobjects" svg:width="23.706cm" svg:height="15.874cm" svg:x="0.847cm" svg:y="2.54cm" presentation:class="outline" presentation:user-transformed="true">
        <draw:text-box>
          <text:list text:style-name="ML6">
            <text:list-item>
              <text:p text:style-name="MP16"><text:span text:style-name="MT5">Click to edit the outline text format</text:span></text:p>
              <text:list>
                <text:list-item>
                  <text:p text:style-name="MP16"><text:span text:style-name="MT5">Second Outline Level</text:span></text:p>
                  <text:list>
                    <text:list-item>
                      <text:p text:style-name="MP16"><text:span text:style-name="MT5">Third Outline Level</text:span></text:p>
                      <text:list>
                        <text:list-item>
                          <text:p text:style-name="MP16"><text:span text:style-name="MT5">Fourth Outline Level</text:span></text:p>
                          <text:list>
                            <text:list-item>
                              <text:p text:style-name="MP16"><text:span text:style-name="MT5">Fifth Outline Level</text:span></text:p>
                              <text:list>
                                <text:list-item>
                                  <text:p text:style-name="MP16"><text:span text:style-name="MT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7"><text:span text:style-name="MT5">Seventh Outline Level</text:span><text:span text:style-name="MT5">לחץ כדי לערוך סגנונות טקסט של תבנית </text:span><text:span text:style-name="MT5">בסיס</text:span></text:p>
          <text:list text:style-name="ML8">
            <text:list-item>
              <text:list>
                <text:list-item>
                  <text:p text:style-name="MP18"><text:span text:style-name="MT6">רמה שנייה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18"><text:span text:style-name="MT7">רמה שלישית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7">רמה רביעית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7">רמה חמישית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כותרת_20_ותוכן-title" draw:layer="backgroundobjects" svg:width="14.848cm" svg:height="11.136cm" svg:x="3.075cm" svg:y="2.257cm" presentation:class="page"/>
        <draw:frame presentation:style-name="כותרת_20_ותוכן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שקופית_20_כותרת_5f_" style:display-name="שקופית כותרת_" style:page-layout-name="PM1" draw:style-name="Mdp1">
      <draw:custom-shape draw:name="מלבן 8" draw:style-name="Mgr8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9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מלבן 11" draw:style-name="Mgr8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10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27" presentation:style-name="Mpr11" draw:text-style-name="MP7" draw:layer="backgroundobjects" svg:width="6.878cm" svg:height="1.322cm" svg:x="17.145cm" svg:y="17.198cm" presentation:class="date-time" presentation:user-transformed="true">
        <draw:text-box>
          <text:p text:style-name="MP20"><text:span text:style-name="MT1"><text:date style:data-style-name="D1" text:date-value="2018-02-13">13/2/18</text:date></text:span></text:p>
        </draw:text-box>
      </draw:frame>
      <draw:frame draw:name="מציין מיקום של כותרת תחתונה 16" presentation:style-name="Mpr11" draw:text-style-name="MP7" draw:layer="backgroundobjects" svg:width="12.911cm" svg:height="1.269cm" svg:x="0.635cm" svg:y="17.145cm" presentation:class="footer" presentation:user-transformed="true">
        <draw:text-box>
          <text:p text:style-name="MP20"><text:span text:style-name="MT1">.</text:span></text:p>
        </draw:text-box>
      </draw:frame>
      <draw:frame draw:name="מציין מיקום של מספר שקופית 28" presentation:style-name="Mpr12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draw:custom-shape draw:name="מלבן 6" draw:style-name="Mgr11" draw:text-style-name="MP10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12" draw:text-style-name="MP11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13" draw:text-style-name="MP12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13" draw:text-style-name="MP14" draw:layer="backgroundobjects" svg:width="22.859cm" svg:height="4.082cm" svg:x="1.27cm" svg:y="4.183cm" presentation:class="title" presentation:user-transformed="true">
        <draw:text-box>
          <text:p text:style-name="MP13"><text:span text:style-name="MT3">ל</text:span><text:span text:style-name="MT3">ח</text:span><text:span text:style-name="MT3">ץ </text:span><text:span text:style-name="MT3">כ</text:span><text:span text:style-name="MT3">ד</text:span><text:span text:style-name="MT3">י </text:span><text:span text:style-name="MT3">ל</text:span><text:span text:style-name="MT3">ע</text:span><text:span text:style-name="MT3">ר</text:span><text:span text:style-name="MT3">ו</text:span><text:span text:style-name="MT3">ך </text:span><text:span text:style-name="MT3">ס</text:span><text:span text:style-name="MT3">ג</text:span><text:span text:style-name="MT3">נ</text:span><text:span text:style-name="MT3">ון </text:span><text:span text:style-name="MT3">כ</text:span><text:span text:style-name="MT3">ו</text:span><text:span text:style-name="MT3">ת</text:span><text:span text:style-name="MT3">ר</text:span><text:span text:style-name="MT3">ת</text:span><text:span text:style-name="MT3"> </text:span><text:span text:style-name="MT3">ש</text:span><text:span text:style-name="MT3">ל </text:span><text:span text:style-name="MT3">ת</text:span><text:span text:style-name="MT3">ב</text:span><text:span text:style-name="MT3">נ</text:span><text:span text:style-name="MT3">י</text:span><text:span text:style-name="MT3">ת</text:span><text:span text:style-name="MT3"> </text:span><text:span text:style-name="MT3">ב</text:span><text:span text:style-name="MT3">ס</text:span><text:span text:style-name="MT3">י</text:span><text:span text:style-name="MT3">ס</text:span></text:p>
        </draw:text-box>
      </draw:frame>
      <draw:frame presentation:style-name="שקופית_20_כותרת_5f_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_5f_-title" draw:layer="backgroundobjects" svg:width="14.848cm" svg:height="11.136cm" svg:x="3.075cm" svg:y="2.257cm" presentation:class="page"/>
        <draw:frame presentation:style-name="שקופית_20_כותרת_5f_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8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8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8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8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History</dc:title>
    <meta:initial-creator>zomet</meta:initial-creator>
    <meta:editing-cycles>1050</meta:editing-cycles>
    <meta:print-date>1999-11-04T13:06:28</meta:print-date>
    <meta:creation-date>1999-10-10T10:49:40</meta:creation-date>
    <dc:date>2018-02-13T10:10:39.879871516</dc:date>
    <meta:editing-duration>P26DT14H58M40S</meta:editing-duration>
    <meta:generator>LibreOffice/5.1.6.2$Linux_X86_64 LibreOffice_project/10m0$Build-2</meta:generator>
    <meta:document-statistic meta:object-count="348"/>
    <meta:user-defined meta:name="AppVersion">15.0000</meta:user-defined>
    <meta:user-defined meta:name="BackColor" meta:value-type="float">15132390</meta:user-defined>
    <meta:user-defined meta:name="ButtonType" meta:value-type="float">1</meta:user-defined>
    <meta:user-defined meta:name="Company">Institute of Computer Science</meta:user-defined>
    <meta:user-defined meta:name="Compression" meta:value-type="float">100</meta:user-defined>
    <meta:user-defined meta:name="DownloadIEButton" meta:value-type="boolean">false</meta:user-defined>
    <meta:user-defined meta:name="DownloadOriginal" meta:value-type="boolean">true</meta:user-defined>
    <meta:user-defined meta:name="GraphicType" meta:value-type="float">1</meta:user-defined>
    <meta:user-defined meta:name="HiddenSlides" meta:value-type="float">0</meta:user-defined>
    <meta:user-defined meta:name="HomePage" meta:value-type="string">http://www.cs.huji.ac.il/~plab</meta:user-defined>
    <meta:user-defined meta:name="HyperlinksChanged" meta:value-type="boolean">false</meta:user-defined>
    <meta:user-defined meta:name="LinkColor" meta:value-type="float">16711782</meta:user-defined>
    <meta:user-defined meta:name="LinksUpToDate" meta:value-type="boolean">false</meta:user-defined>
    <meta:user-defined meta:name="MMClips" meta:value-type="float">0</meta:user-defined>
    <meta:user-defined meta:name="MailAddress" meta:value-type="string">plab@cs.huji.ac.il</meta:user-defined>
    <meta:user-defined meta:name="NavBtnPos" meta:value-type="float">1</meta:user-defined>
    <meta:user-defined meta:name="Notes" meta:value-type="float">7</meta:user-defined>
    <meta:user-defined meta:name="Other" meta:value-type="string"/>
    <meta:user-defined meta:name="OutputDir" meta:value-type="string">c:\temp</meta:user-defined>
    <meta:user-defined meta:name="PresentationFormat" meta:value-type="string">On-screen Show (4:3)</meta:user-defined>
    <meta:user-defined meta:name="ScaleCrop" meta:value-type="boolean">false</meta:user-defined>
    <meta:user-defined meta:name="ScreenSize" meta:value-type="float">2</meta:user-defined>
    <meta:user-defined meta:name="ScreenUsage" meta:value-type="float">1</meta:user-defined>
    <meta:user-defined meta:name="ShareDoc" meta:value-type="boolean">false</meta:user-defined>
    <meta:user-defined meta:name="ShowNotes" meta:value-type="boolean">false</meta:user-defined>
    <meta:user-defined meta:name="Slides" meta:value-type="float">45</meta:user-defined>
    <meta:user-defined meta:name="TemplateType" meta:value-type="float">1</meta:user-defined>
    <meta:user-defined meta:name="TextColor" meta:value-type="float">0</meta:user-defined>
    <meta:user-defined meta:name="TransparentButton" meta:value-type="float">0</meta:user-defined>
    <meta:user-defined meta:name="UseBrowserColor" meta:value-type="boolean">true</meta:user-defined>
    <meta:user-defined meta:name="VisitedColor" meta:value-type="float">10040268</meta:user-defined>
    <meta:template xlink:type="simple" xlink:actuate="onRequest" xlink:title="Equity" xlink:href=""/>
  </office:meta>
</office:document-meta>
</file>